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16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c_calib_param" table:style-name="ta1">
        <table:shapes>
          <draw:frame draw:z-index="0" draw:style-name="gr1" draw:text-style-name="P1" svg:width="453.49pt" svg:height="255.26pt" svg:x="833.73pt" svg:y="534.59pt">
            <draw:object draw:notify-on-update-of-ranges="adc_calib_param.J51:adc_calib_param.J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C→E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p0</text:p>
          </table:table-cell>
          <table:table-cell table:style-name="ce1" office:value-type="string" calcext:value-type="string" table:number-columns-spanned="1" table:number-rows-spanned="2">
            <text:p>p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table:style-name="ce1" office:value-type="string" calcext:value-type="string" table:number-columns-spanned="3" table:number-rows-spanned="2">
            <text:p>FWHM</text:p>
          </table:table-cell>
          <table:covered-table-cell table:number-columns-repeated="2" table:style-name="ce1"/>
        </table:table-row>
        <table:table-row table:style-name="ro1">
          <table:covered-table-cell table:number-columns-repeated="4"/>
          <table:table-cell/>
          <table:table-cell office:value-type="float" office:value="5156.59" calcext:value-type="float">
            <text:p>5156.59</text:p>
          </table:table-cell>
          <table:table-cell office:value-type="float" office:value="5485.56" calcext:value-type="float">
            <text:p>5485.56</text:p>
          </table:table-cell>
          <table:table-cell office:value-type="float" office:value="5804.83" calcext:value-type="float">
            <text:p>5804.83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Si1_1</text:p>
          </table:table-cell>
          <table:table-cell office:value-type="float" office:value="0" calcext:value-type="float">
            <text:p>0</text:p>
          </table:table-cell>
          <table:table-cell office:value-type="float" office:value="-39.3123" calcext:value-type="float">
            <text:p>-39.3123</text:p>
          </table:table-cell>
          <table:table-cell office:value-type="float" office:value="0.780393" calcext:value-type="float">
            <text:p>0.780393</text:p>
          </table:table-cell>
          <table:table-cell/>
          <table:table-cell office:value-type="float" office:value="22.5218" calcext:value-type="float">
            <text:p>22.5218</text:p>
          </table:table-cell>
          <table:table-cell office:value-type="float" office:value="21.7596" calcext:value-type="float">
            <text:p>21.7596</text:p>
          </table:table-cell>
          <table:table-cell office:value-type="float" office:value="20.288" calcext:value-type="float">
            <text:p>20.288</text:p>
          </table:table-cell>
          <table:table-cell/>
          <table:table-cell table:formula="of:=[.F3]*[.$D3]*2.355" office:value-type="float" office:value="41.391138683727" calcext:value-type="float">
            <text:p>41.391138683727</text:p>
          </table:table-cell>
          <table:table-cell table:formula="of:=[.G3]*[.$D3]*2.355" office:value-type="float" office:value="39.990348076194" calcext:value-type="float">
            <text:p>39.990348076194</text:p>
          </table:table-cell>
          <table:table-cell table:formula="of:=[.H3]*[.$D3]*2.355" office:value-type="float" office:value="37.28580404832" calcext:value-type="float">
            <text:p>37.28580404832</text:p>
          </table:table-cell>
        </table:table-row>
        <table:table-row table:style-name="ro1">
          <table:table-cell office:value-type="string" calcext:value-type="string">
            <text:p>Si1_2</text:p>
          </table:table-cell>
          <table:table-cell office:value-type="float" office:value="1" calcext:value-type="float">
            <text:p>1</text:p>
          </table:table-cell>
          <table:table-cell office:value-type="float" office:value="-44.9405" calcext:value-type="float">
            <text:p>-44.9405</text:p>
          </table:table-cell>
          <table:table-cell office:value-type="float" office:value="0.794489" calcext:value-type="float">
            <text:p>0.794489</text:p>
          </table:table-cell>
          <table:table-cell/>
          <table:table-cell office:value-type="float" office:value="10.0346" calcext:value-type="float">
            <text:p>10.0346</text:p>
          </table:table-cell>
          <table:table-cell office:value-type="float" office:value="9.31552" calcext:value-type="float">
            <text:p>9.31552</text:p>
          </table:table-cell>
          <table:table-cell office:value-type="float" office:value="8.92069" calcext:value-type="float">
            <text:p>8.92069</text:p>
          </table:table-cell>
          <table:table-cell/>
          <table:table-cell table:formula="of:=[.F4]*[.$D4]*2.355" office:value-type="float" office:value="18.774953297187" calcext:value-type="float">
            <text:p>18.774953297187</text:p>
          </table:table-cell>
          <table:table-cell table:formula="of:=[.G4]*[.$D4]*2.355" office:value-type="float" office:value="17.4295390886544" calcext:value-type="float">
            <text:p>17.4295390886544</text:p>
          </table:table-cell>
          <table:table-cell table:formula="of:=[.H4]*[.$D4]*2.355" office:value-type="float" office:value="16.6908036323006" calcext:value-type="float">
            <text:p>16.6908036323006</text:p>
          </table:table-cell>
        </table:table-row>
        <table:table-row table:style-name="ro1">
          <table:table-cell office:value-type="string" calcext:value-type="string">
            <text:p>Si1_3</text:p>
          </table:table-cell>
          <table:table-cell office:value-type="float" office:value="2" calcext:value-type="float">
            <text:p>2</text:p>
          </table:table-cell>
          <table:table-cell office:value-type="float" office:value="-42.1386" calcext:value-type="float">
            <text:p>-42.1386</text:p>
          </table:table-cell>
          <table:table-cell office:value-type="float" office:value="0.798737" calcext:value-type="float">
            <text:p>0.798737</text:p>
          </table:table-cell>
          <table:table-cell/>
          <table:table-cell office:value-type="float" office:value="10.2062" calcext:value-type="float">
            <text:p>10.2062</text:p>
          </table:table-cell>
          <table:table-cell office:value-type="float" office:value="8.99496" calcext:value-type="float">
            <text:p>8.99496</text:p>
          </table:table-cell>
          <table:table-cell office:value-type="float" office:value="8.40998" calcext:value-type="float">
            <text:p>8.40998</text:p>
          </table:table-cell>
          <table:table-cell/>
          <table:table-cell table:formula="of:=[.F5]*[.$D5]*2.355" office:value-type="float" office:value="19.198123835937" calcext:value-type="float">
            <text:p>19.198123835937</text:p>
          </table:table-cell>
          <table:table-cell table:formula="of:=[.G5]*[.$D5]*2.355" office:value-type="float" office:value="16.9197503457996" calcext:value-type="float">
            <text:p>16.9197503457996</text:p>
          </table:table-cell>
          <table:table-cell table:formula="of:=[.H5]*[.$D5]*2.355" office:value-type="float" office:value="15.8193879698373" calcext:value-type="float">
            <text:p>15.8193879698373</text:p>
          </table:table-cell>
        </table:table-row>
        <table:table-row table:style-name="ro1">
          <table:table-cell office:value-type="string" calcext:value-type="string">
            <text:p>Si1_4</text:p>
          </table:table-cell>
          <table:table-cell office:value-type="float" office:value="3" calcext:value-type="float">
            <text:p>3</text:p>
          </table:table-cell>
          <table:table-cell office:value-type="float" office:value="-41.3285" calcext:value-type="float">
            <text:p>-41.3285</text:p>
          </table:table-cell>
          <table:table-cell office:value-type="float" office:value="0.783874" calcext:value-type="float">
            <text:p>0.783874</text:p>
          </table:table-cell>
          <table:table-cell/>
          <table:table-cell office:value-type="float" office:value="10.3776" calcext:value-type="float">
            <text:p>10.3776</text:p>
          </table:table-cell>
          <table:table-cell office:value-type="float" office:value="8.88055" calcext:value-type="float">
            <text:p>8.88055</text:p>
          </table:table-cell>
          <table:table-cell office:value-type="float" office:value="8.84345" calcext:value-type="float">
            <text:p>8.84345</text:p>
          </table:table-cell>
          <table:table-cell/>
          <table:table-cell table:formula="of:=[.F6]*[.$D6]*2.355" office:value-type="float" office:value="19.157291086752" calcext:value-type="float">
            <text:p>19.157291086752</text:p>
          </table:table-cell>
          <table:table-cell table:formula="of:=[.G6]*[.$D6]*2.355" office:value-type="float" office:value="16.3937019503985" calcext:value-type="float">
            <text:p>16.3937019503985</text:p>
          </table:table-cell>
          <table:table-cell table:formula="of:=[.H6]*[.$D6]*2.355" office:value-type="float" office:value="16.3252144870815" calcext:value-type="float">
            <text:p>16.3252144870815</text:p>
          </table:table-cell>
        </table:table-row>
        <table:table-row table:style-name="ro1">
          <table:table-cell office:value-type="string" calcext:value-type="string">
            <text:p>Si1_5</text:p>
          </table:table-cell>
          <table:table-cell office:value-type="float" office:value="4" calcext:value-type="float">
            <text:p>4</text:p>
          </table:table-cell>
          <table:table-cell office:value-type="float" office:value="-55.3199" calcext:value-type="float">
            <text:p>-55.3199</text:p>
          </table:table-cell>
          <table:table-cell office:value-type="float" office:value="0.818069" calcext:value-type="float">
            <text:p>0.818069</text:p>
          </table:table-cell>
          <table:table-cell/>
          <table:table-cell office:value-type="float" office:value="10.3523" calcext:value-type="float">
            <text:p>10.3523</text:p>
          </table:table-cell>
          <table:table-cell office:value-type="float" office:value="9.21308" calcext:value-type="float">
            <text:p>9.21308</text:p>
          </table:table-cell>
          <table:table-cell office:value-type="float" office:value="9.13087" calcext:value-type="float">
            <text:p>9.13087</text:p>
          </table:table-cell>
          <table:table-cell/>
          <table:table-cell table:formula="of:=[.F7]*[.$D7]*2.355" office:value-type="float" office:value="19.9442493939885" calcext:value-type="float">
            <text:p>19.9442493939885</text:p>
          </table:table-cell>
          <table:table-cell table:formula="of:=[.G7]*[.$D7]*2.355" office:value-type="float" office:value="17.7494822606346" calcext:value-type="float">
            <text:p>17.7494822606346</text:p>
          </table:table-cell>
          <table:table-cell table:formula="of:=[.H7]*[.$D7]*2.355" office:value-type="float" office:value="17.5911003800206" calcext:value-type="float">
            <text:p>17.5911003800206</text:p>
          </table:table-cell>
        </table:table-row>
        <table:table-row table:style-name="ro1">
          <table:table-cell office:value-type="string" calcext:value-type="string">
            <text:p>Si1_6</text:p>
          </table:table-cell>
          <table:table-cell office:value-type="float" office:value="5" calcext:value-type="float">
            <text:p>5</text:p>
          </table:table-cell>
          <table:table-cell office:value-type="float" office:value="-47.1842" calcext:value-type="float">
            <text:p>-47.1842</text:p>
          </table:table-cell>
          <table:table-cell office:value-type="float" office:value="0.793174" calcext:value-type="float">
            <text:p>0.793174</text:p>
          </table:table-cell>
          <table:table-cell/>
          <table:table-cell office:value-type="float" office:value="10.3283" calcext:value-type="float">
            <text:p>10.3283</text:p>
          </table:table-cell>
          <table:table-cell office:value-type="float" office:value="8.61637" calcext:value-type="float">
            <text:p>8.61637</text:p>
          </table:table-cell>
          <table:table-cell office:value-type="float" office:value="8.57712" calcext:value-type="float">
            <text:p>8.57712</text:p>
          </table:table-cell>
          <table:table-cell/>
          <table:table-cell table:formula="of:=[.F8]*[.$D8]*2.355" office:value-type="float" office:value="19.292487401991" calcext:value-type="float">
            <text:p>19.292487401991</text:p>
          </table:table-cell>
          <table:table-cell table:formula="of:=[.G8]*[.$D8]*2.355" office:value-type="float" office:value="16.0947309504849" calcext:value-type="float">
            <text:p>16.0947309504849</text:p>
          </table:table-cell>
          <table:table-cell table:formula="of:=[.H8]*[.$D8]*2.355" office:value-type="float" office:value="16.0214149032624" calcext:value-type="float">
            <text:p>16.0214149032624</text:p>
          </table:table-cell>
        </table:table-row>
        <table:table-row table:style-name="ro1">
          <table:table-cell office:value-type="string" calcext:value-type="string">
            <text:p>Si1_7</text:p>
          </table:table-cell>
          <table:table-cell office:value-type="float" office:value="6" calcext:value-type="float">
            <text:p>6</text:p>
          </table:table-cell>
          <table:table-cell office:value-type="float" office:value="-38.7087" calcext:value-type="float">
            <text:p>-38.7087</text:p>
          </table:table-cell>
          <table:table-cell office:value-type="float" office:value="0.806269" calcext:value-type="float">
            <text:p>0.806269</text:p>
          </table:table-cell>
          <table:table-cell/>
          <table:table-cell office:value-type="float" office:value="10.5544" calcext:value-type="float">
            <text:p>10.5544</text:p>
          </table:table-cell>
          <table:table-cell office:value-type="float" office:value="9.1051" calcext:value-type="float">
            <text:p>9.1051</text:p>
          </table:table-cell>
          <table:table-cell office:value-type="float" office:value="8.56717" calcext:value-type="float">
            <text:p>8.56717</text:p>
          </table:table-cell>
          <table:table-cell/>
          <table:table-cell table:formula="of:=[.F9]*[.$D9]*2.355" office:value-type="float" office:value="20.040309431628" calcext:value-type="float">
            <text:p>20.040309431628</text:p>
          </table:table-cell>
          <table:table-cell table:formula="of:=[.G9]*[.$D9]*2.355" office:value-type="float" office:value="17.2884314983245" calcext:value-type="float">
            <text:p>17.2884314983245</text:p>
          </table:table-cell>
          <table:table-cell table:formula="of:=[.H9]*[.$D9]*2.355" office:value-type="float" office:value="16.2670296514592" calcext:value-type="float">
            <text:p>16.2670296514592</text:p>
          </table:table-cell>
        </table:table-row>
        <table:table-row table:style-name="ro1">
          <table:table-cell office:value-type="string" calcext:value-type="string">
            <text:p>Si1_8</text:p>
          </table:table-cell>
          <table:table-cell office:value-type="float" office:value="7" calcext:value-type="float">
            <text:p>7</text:p>
          </table:table-cell>
          <table:table-cell office:value-type="float" office:value="-45.9797" calcext:value-type="float">
            <text:p>-45.9797</text:p>
          </table:table-cell>
          <table:table-cell office:value-type="float" office:value="0.790437" calcext:value-type="float">
            <text:p>0.790437</text:p>
          </table:table-cell>
          <table:table-cell/>
          <table:table-cell office:value-type="float" office:value="10.436" calcext:value-type="float">
            <text:p>10.436</text:p>
          </table:table-cell>
          <table:table-cell office:value-type="float" office:value="8.93452" calcext:value-type="float">
            <text:p>8.93452</text:p>
          </table:table-cell>
          <table:table-cell office:value-type="float" office:value="9.19713" calcext:value-type="float">
            <text:p>9.19713</text:p>
          </table:table-cell>
          <table:table-cell/>
          <table:table-cell table:formula="of:=[.F10]*[.$D10]*2.355" office:value-type="float" office:value="19.42639625286" calcext:value-type="float">
            <text:p>19.42639625286</text:p>
          </table:table-cell>
          <table:table-cell table:formula="of:=[.G10]*[.$D10]*2.355" office:value-type="float" office:value="16.6314225612402" calcext:value-type="float">
            <text:p>16.6314225612402</text:p>
          </table:table-cell>
          <table:table-cell table:formula="of:=[.H10]*[.$D10]*2.355" office:value-type="float" office:value="17.1202655968825" calcext:value-type="float">
            <text:p>17.1202655968825</text:p>
          </table:table-cell>
        </table:table-row>
        <table:table-row table:style-name="ro1">
          <table:table-cell office:value-type="string" calcext:value-type="string">
            <text:p>Si1_9</text:p>
          </table:table-cell>
          <table:table-cell office:value-type="float" office:value="8" calcext:value-type="float">
            <text:p>8</text:p>
          </table:table-cell>
          <table:table-cell office:value-type="float" office:value="-45.7814" calcext:value-type="float">
            <text:p>-45.7814</text:p>
          </table:table-cell>
          <table:table-cell office:value-type="float" office:value="0.795972" calcext:value-type="float">
            <text:p>0.795972</text:p>
          </table:table-cell>
          <table:table-cell/>
          <table:table-cell office:value-type="float" office:value="9.63391" calcext:value-type="float">
            <text:p>9.63391</text:p>
          </table:table-cell>
          <table:table-cell office:value-type="float" office:value="9.07663" calcext:value-type="float">
            <text:p>9.07663</text:p>
          </table:table-cell>
          <table:table-cell office:value-type="float" office:value="8.63064" calcext:value-type="float">
            <text:p>8.63064</text:p>
          </table:table-cell>
          <table:table-cell/>
          <table:table-cell table:formula="of:=[.F11]*[.$D11]*2.355" office:value-type="float" office:value="18.0588997477746" calcext:value-type="float">
            <text:p>18.0588997477746</text:p>
          </table:table-cell>
          <table:table-cell table:formula="of:=[.G11]*[.$D11]*2.355" office:value-type="float" office:value="17.0142705524178" calcext:value-type="float">
            <text:p>17.0142705524178</text:p>
          </table:table-cell>
          <table:table-cell table:formula="of:=[.H11]*[.$D11]*2.355" office:value-type="float" office:value="16.1782560267984" calcext:value-type="float">
            <text:p>16.1782560267984</text:p>
          </table:table-cell>
        </table:table-row>
        <table:table-row table:style-name="ro1">
          <table:table-cell office:value-type="string" calcext:value-type="string">
            <text:p>Si1_10</text:p>
          </table:table-cell>
          <table:table-cell office:value-type="float" office:value="9" calcext:value-type="float">
            <text:p>9</text:p>
          </table:table-cell>
          <table:table-cell office:value-type="float" office:value="-38.8244" calcext:value-type="float">
            <text:p>-38.8244</text:p>
          </table:table-cell>
          <table:table-cell office:value-type="float" office:value="0.809593" calcext:value-type="float">
            <text:p>0.809593</text:p>
          </table:table-cell>
          <table:table-cell/>
          <table:table-cell office:value-type="float" office:value="9.93636" calcext:value-type="float">
            <text:p>9.93636</text:p>
          </table:table-cell>
          <table:table-cell office:value-type="float" office:value="9.24311" calcext:value-type="float">
            <text:p>9.24311</text:p>
          </table:table-cell>
          <table:table-cell office:value-type="float" office:value="8.96684" calcext:value-type="float">
            <text:p>8.96684</text:p>
          </table:table-cell>
          <table:table-cell/>
          <table:table-cell table:formula="of:=[.F12]*[.$D12]*2.355" office:value-type="float" office:value="18.9445796659854" calcext:value-type="float">
            <text:p>18.9445796659854</text:p>
          </table:table-cell>
          <table:table-cell table:formula="of:=[.G12]*[.$D12]*2.355" office:value-type="float" office:value="17.6228350982117" calcext:value-type="float">
            <text:p>17.6228350982117</text:p>
          </table:table-cell>
          <table:table-cell table:formula="of:=[.H12]*[.$D12]*2.355" office:value-type="float" office:value="17.0961010603626" calcext:value-type="float">
            <text:p>17.0961010603626</text:p>
          </table:table-cell>
        </table:table-row>
        <table:table-row table:style-name="ro1">
          <table:table-cell office:value-type="string" calcext:value-type="string">
            <text:p>Si1_11</text:p>
          </table:table-cell>
          <table:table-cell office:value-type="float" office:value="10" calcext:value-type="float">
            <text:p>10</text:p>
          </table:table-cell>
          <table:table-cell office:value-type="float" office:value="-41.1868" calcext:value-type="float">
            <text:p>-41.1868</text:p>
          </table:table-cell>
          <table:table-cell office:value-type="float" office:value="0.803358" calcext:value-type="float">
            <text:p>0.803358</text:p>
          </table:table-cell>
          <table:table-cell/>
          <table:table-cell office:value-type="float" office:value="10.5503" calcext:value-type="float">
            <text:p>10.5503</text:p>
          </table:table-cell>
          <table:table-cell office:value-type="float" office:value="8.96329" calcext:value-type="float">
            <text:p>8.96329</text:p>
          </table:table-cell>
          <table:table-cell office:value-type="float" office:value="8.62391" calcext:value-type="float">
            <text:p>8.62391</text:p>
          </table:table-cell>
          <table:table-cell/>
          <table:table-cell table:formula="of:=[.F13]*[.$D13]*2.355" office:value-type="float" office:value="19.960197921927" calcext:value-type="float">
            <text:p>19.960197921927</text:p>
          </table:table-cell>
          <table:table-cell table:formula="of:=[.G13]*[.$D13]*2.355" office:value-type="float" office:value="16.9577208640161" calcext:value-type="float">
            <text:p>16.9577208640161</text:p>
          </table:table-cell>
          <table:table-cell table:formula="of:=[.H13]*[.$D13]*2.355" office:value-type="float" office:value="16.3156450964319" calcext:value-type="float">
            <text:p>16.3156450964319</text:p>
          </table:table-cell>
        </table:table-row>
        <table:table-row table:style-name="ro1">
          <table:table-cell office:value-type="string" calcext:value-type="string">
            <text:p>Si1_12</text:p>
          </table:table-cell>
          <table:table-cell office:value-type="float" office:value="11" calcext:value-type="float">
            <text:p>11</text:p>
          </table:table-cell>
          <table:table-cell office:value-type="float" office:value="-44.206" calcext:value-type="float">
            <text:p>-44.206</text:p>
          </table:table-cell>
          <table:table-cell office:value-type="float" office:value="0.805226" calcext:value-type="float">
            <text:p>0.805226</text:p>
          </table:table-cell>
          <table:table-cell/>
          <table:table-cell office:value-type="float" office:value="10.6045" calcext:value-type="float">
            <text:p>10.6045</text:p>
          </table:table-cell>
          <table:table-cell office:value-type="float" office:value="9.5866" calcext:value-type="float">
            <text:p>9.5866</text:p>
          </table:table-cell>
          <table:table-cell office:value-type="float" office:value="8.91418" calcext:value-type="float">
            <text:p>8.91418</text:p>
          </table:table-cell>
          <table:table-cell/>
          <table:table-cell table:formula="of:=[.F14]*[.$D14]*2.355" office:value-type="float" office:value="20.109390020535" calcext:value-type="float">
            <text:p>20.109390020535</text:p>
          </table:table-cell>
          <table:table-cell table:formula="of:=[.G14]*[.$D14]*2.355" office:value-type="float" office:value="18.179138891118" calcext:value-type="float">
            <text:p>18.179138891118</text:p>
          </table:table-cell>
          <table:table-cell table:formula="of:=[.H14]*[.$D14]*2.355" office:value-type="float" office:value="16.9040239835214" calcext:value-type="float">
            <text:p>16.9040239835214</text:p>
          </table:table-cell>
        </table:table-row>
        <table:table-row table:style-name="ro1">
          <table:table-cell office:value-type="string" calcext:value-type="string">
            <text:p>Si1_13</text:p>
          </table:table-cell>
          <table:table-cell office:value-type="float" office:value="12" calcext:value-type="float">
            <text:p>12</text:p>
          </table:table-cell>
          <table:table-cell office:value-type="float" office:value="-44.8391" calcext:value-type="float">
            <text:p>-44.8391</text:p>
          </table:table-cell>
          <table:table-cell office:value-type="float" office:value="0.77418" calcext:value-type="float">
            <text:p>0.77418</text:p>
          </table:table-cell>
          <table:table-cell/>
          <table:table-cell office:value-type="float" office:value="10.4212" calcext:value-type="float">
            <text:p>10.4212</text:p>
          </table:table-cell>
          <table:table-cell office:value-type="float" office:value="9.60464" calcext:value-type="float">
            <text:p>9.60464</text:p>
          </table:table-cell>
          <table:table-cell office:value-type="float" office:value="9.20798" calcext:value-type="float">
            <text:p>9.20798</text:p>
          </table:table-cell>
          <table:table-cell/>
          <table:table-cell table:formula="of:=[.F15]*[.$D15]*2.355" office:value-type="float" office:value="18.99986827068" calcext:value-type="float">
            <text:p>18.99986827068</text:p>
          </table:table-cell>
          <table:table-cell table:formula="of:=[.G15]*[.$D15]*2.355" office:value-type="float" office:value="17.511121059696" calcext:value-type="float">
            <text:p>17.511121059696</text:p>
          </table:table-cell>
          <table:table-cell table:formula="of:=[.H15]*[.$D15]*2.355" office:value-type="float" office:value="16.787932967322" calcext:value-type="float">
            <text:p>16.787932967322</text:p>
          </table:table-cell>
        </table:table-row>
        <table:table-row table:style-name="ro1">
          <table:table-cell office:value-type="string" calcext:value-type="string">
            <text:p>Si1_14</text:p>
          </table:table-cell>
          <table:table-cell office:value-type="float" office:value="13" calcext:value-type="float">
            <text:p>13</text:p>
          </table:table-cell>
          <table:table-cell office:value-type="float" office:value="-44.7757" calcext:value-type="float">
            <text:p>-44.7757</text:p>
          </table:table-cell>
          <table:table-cell office:value-type="float" office:value="0.760778" calcext:value-type="float">
            <text:p>0.760778</text:p>
          </table:table-cell>
          <table:table-cell/>
          <table:table-cell office:value-type="float" office:value="10.6449" calcext:value-type="float">
            <text:p>10.6449</text:p>
          </table:table-cell>
          <table:table-cell office:value-type="float" office:value="9.24939" calcext:value-type="float">
            <text:p>9.24939</text:p>
          </table:table-cell>
          <table:table-cell table:number-columns-repeated="2"/>
          <table:table-cell table:formula="of:=[.F16]*[.$D16]*2.355" office:value-type="float" office:value="19.071745499331" calcext:value-type="float">
            <text:p>19.071745499331</text:p>
          </table:table-cell>
          <table:table-cell table:formula="of:=[.G16]*[.$D16]*2.355" office:value-type="float" office:value="16.5715048618641" calcext:value-type="float">
            <text:p>16.5715048618641</text:p>
          </table:table-cell>
          <table:table-cell table:formula="of:=[.H16]*[.$D16]*2.3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1_15</text:p>
          </table:table-cell>
          <table:table-cell office:value-type="float" office:value="14" calcext:value-type="float">
            <text:p>14</text:p>
          </table:table-cell>
          <table:table-cell office:value-type="float" office:value="-51.4885" calcext:value-type="float">
            <text:p>-51.4885</text:p>
          </table:table-cell>
          <table:table-cell office:value-type="float" office:value="0.793433" calcext:value-type="float">
            <text:p>0.793433</text:p>
          </table:table-cell>
          <table:table-cell/>
          <table:table-cell office:value-type="float" office:value="10.4963" calcext:value-type="float">
            <text:p>10.4963</text:p>
          </table:table-cell>
          <table:table-cell office:value-type="float" office:value="8.75692" calcext:value-type="float">
            <text:p>8.75692</text:p>
          </table:table-cell>
          <table:table-cell office:value-type="float" office:value="8.82902" calcext:value-type="float">
            <text:p>8.82902</text:p>
          </table:table-cell>
          <table:table-cell/>
          <table:table-cell table:formula="of:=[.F17]*[.$D17]*2.355" office:value-type="float" office:value="19.6127009290545" calcext:value-type="float">
            <text:p>19.6127009290545</text:p>
          </table:table-cell>
          <table:table-cell table:formula="of:=[.G17]*[.$D17]*2.355" office:value-type="float" office:value="16.3626090164778" calcext:value-type="float">
            <text:p>16.3626090164778</text:p>
          </table:table-cell>
          <table:table-cell table:formula="of:=[.H17]*[.$D17]*2.355" office:value-type="float" office:value="16.4973303694293" calcext:value-type="float">
            <text:p>16.4973303694293</text:p>
          </table:table-cell>
        </table:table-row>
        <table:table-row table:style-name="ro1">
          <table:table-cell office:value-type="string" calcext:value-type="string">
            <text:p>Si1_16</text:p>
          </table:table-cell>
          <table:table-cell office:value-type="float" office:value="15" calcext:value-type="float">
            <text:p>15</text:p>
          </table:table-cell>
          <table:table-cell office:value-type="float" office:value="-36.9266" calcext:value-type="float">
            <text:p>-36.9266</text:p>
          </table:table-cell>
          <table:table-cell office:value-type="float" office:value="0.78441" calcext:value-type="float">
            <text:p>0.78441</text:p>
          </table:table-cell>
          <table:table-cell/>
          <table:table-cell office:value-type="float" office:value="12.9599" calcext:value-type="float">
            <text:p>12.9599</text:p>
          </table:table-cell>
          <table:table-cell office:value-type="float" office:value="11.4158" calcext:value-type="float">
            <text:p>11.4158</text:p>
          </table:table-cell>
          <table:table-cell office:value-type="float" office:value="11.5531" calcext:value-type="float">
            <text:p>11.5531</text:p>
          </table:table-cell>
          <table:table-cell/>
          <table:table-cell table:formula="of:=[.F18]*[.$D18]*2.355" office:value-type="float" office:value="23.940635999445" calcext:value-type="float">
            <text:p>23.940635999445</text:p>
          </table:table-cell>
          <table:table-cell table:formula="of:=[.G18]*[.$D18]*2.355" office:value-type="float" office:value="21.08824238169" calcext:value-type="float">
            <text:p>21.08824238169</text:p>
          </table:table-cell>
          <table:table-cell table:formula="of:=[.H18]*[.$D18]*2.355" office:value-type="float" office:value="21.341874687705" calcext:value-type="float">
            <text:p>21.341874687705</text:p>
          </table:table-cell>
        </table:table-row>
        <table:table-row table:style-name="ro1">
          <table:table-cell office:value-type="string" calcext:value-type="string">
            <text:p>Si1_17</text:p>
          </table:table-cell>
          <table:table-cell office:value-type="float" office:value="16" calcext:value-type="float">
            <text:p>16</text:p>
          </table:table-cell>
          <table:table-cell office:value-type="float" office:value="-43.4033" calcext:value-type="float">
            <text:p>-43.4033</text:p>
          </table:table-cell>
          <table:table-cell office:value-type="float" office:value="0.798928" calcext:value-type="float">
            <text:p>0.798928</text:p>
          </table:table-cell>
          <table:table-cell/>
          <table:table-cell office:value-type="float" office:value="10.5304" calcext:value-type="float">
            <text:p>10.5304</text:p>
          </table:table-cell>
          <table:table-cell office:value-type="float" office:value="9.08452" calcext:value-type="float">
            <text:p>9.08452</text:p>
          </table:table-cell>
          <table:table-cell office:value-type="float" office:value="8.80897" calcext:value-type="float">
            <text:p>8.80897</text:p>
          </table:table-cell>
          <table:table-cell/>
          <table:table-cell table:formula="of:=[.F19]*[.$D19]*2.355" office:value-type="float" office:value="19.812688973376" calcext:value-type="float">
            <text:p>19.812688973376</text:p>
          </table:table-cell>
          <table:table-cell table:formula="of:=[.G19]*[.$D19]*2.355" office:value-type="float" office:value="17.0923012641888" calcext:value-type="float">
            <text:p>17.0923012641888</text:p>
          </table:table-cell>
          <table:table-cell table:formula="of:=[.H19]*[.$D19]*2.355" office:value-type="float" office:value="16.5738607066968" calcext:value-type="float">
            <text:p>16.5738607066968</text:p>
          </table:table-cell>
        </table:table-row>
        <table:table-row table:style-name="ro1">
          <table:table-cell office:value-type="string" calcext:value-type="string">
            <text:p>Si1_18</text:p>
          </table:table-cell>
          <table:table-cell office:value-type="float" office:value="17" calcext:value-type="float">
            <text:p>17</text:p>
          </table:table-cell>
          <table:table-cell office:value-type="float" office:value="-47.1216" calcext:value-type="float">
            <text:p>-47.1216</text:p>
          </table:table-cell>
          <table:table-cell office:value-type="float" office:value="0.783578" calcext:value-type="float">
            <text:p>0.783578</text:p>
          </table:table-cell>
          <table:table-cell/>
          <table:table-cell office:value-type="float" office:value="9.28256" calcext:value-type="float">
            <text:p>9.28256</text:p>
          </table:table-cell>
          <table:table-cell office:value-type="float" office:value="8.17613" calcext:value-type="float">
            <text:p>8.17613</text:p>
          </table:table-cell>
          <table:table-cell office:value-type="float" office:value="7.88971" calcext:value-type="float">
            <text:p>7.88971</text:p>
          </table:table-cell>
          <table:table-cell/>
          <table:table-cell table:formula="of:=[.F20]*[.$D20]*2.355" office:value-type="float" office:value="17.1293510782464" calcext:value-type="float">
            <text:p>17.1293510782464</text:p>
          </table:table-cell>
          <table:table-cell table:formula="of:=[.G20]*[.$D20]*2.355" office:value-type="float" office:value="15.0876268218447" calcext:value-type="float">
            <text:p>15.0876268218447</text:p>
          </table:table-cell>
          <table:table-cell table:formula="of:=[.H20]*[.$D20]*2.355" office:value-type="float" office:value="14.5590884945049" calcext:value-type="float">
            <text:p>14.5590884945049</text:p>
          </table:table-cell>
        </table:table-row>
        <table:table-row table:style-name="ro1">
          <table:table-cell office:value-type="string" calcext:value-type="string">
            <text:p>Si1_19</text:p>
          </table:table-cell>
          <table:table-cell office:value-type="float" office:value="18" calcext:value-type="float">
            <text:p>18</text:p>
          </table:table-cell>
          <table:table-cell office:value-type="float" office:value="-59.5058" calcext:value-type="float">
            <text:p>-59.5058</text:p>
          </table:table-cell>
          <table:table-cell office:value-type="float" office:value="0.808049" calcext:value-type="float">
            <text:p>0.808049</text:p>
          </table:table-cell>
          <table:table-cell/>
          <table:table-cell office:value-type="float" office:value="9.34744" calcext:value-type="float">
            <text:p>9.34744</text:p>
          </table:table-cell>
          <table:table-cell office:value-type="float" office:value="8.00662" calcext:value-type="float">
            <text:p>8.00662</text:p>
          </table:table-cell>
          <table:table-cell office:value-type="float" office:value="8.64348" calcext:value-type="float">
            <text:p>8.64348</text:p>
          </table:table-cell>
          <table:table-cell/>
          <table:table-cell table:formula="of:=[.F21]*[.$D21]*2.355" office:value-type="float" office:value="17.7877613774388" calcext:value-type="float">
            <text:p>17.7877613774388</text:p>
          </table:table-cell>
          <table:table-cell table:formula="of:=[.G21]*[.$D21]*2.355" office:value-type="float" office:value="15.2362407247149" calcext:value-type="float">
            <text:p>15.2362407247149</text:p>
          </table:table-cell>
          <table:table-cell table:formula="of:=[.H21]*[.$D21]*2.355" office:value-type="float" office:value="16.4481568975746" calcext:value-type="float">
            <text:p>16.4481568975746</text:p>
          </table:table-cell>
        </table:table-row>
        <table:table-row table:style-name="ro1">
          <table:table-cell office:value-type="string" calcext:value-type="string">
            <text:p>Si1_20</text:p>
          </table:table-cell>
          <table:table-cell office:value-type="float" office:value="19" calcext:value-type="float">
            <text:p>19</text:p>
          </table:table-cell>
          <table:table-cell office:value-type="float" office:value="-54.4941" calcext:value-type="float">
            <text:p>-54.4941</text:p>
          </table:table-cell>
          <table:table-cell office:value-type="float" office:value="0.786646" calcext:value-type="float">
            <text:p>0.786646</text:p>
          </table:table-cell>
          <table:table-cell/>
          <table:table-cell office:value-type="float" office:value="9.48349" calcext:value-type="float">
            <text:p>9.48349</text:p>
          </table:table-cell>
          <table:table-cell office:value-type="float" office:value="8.01791" calcext:value-type="float">
            <text:p>8.01791</text:p>
          </table:table-cell>
          <table:table-cell office:value-type="float" office:value="8.43277" calcext:value-type="float">
            <text:p>8.43277</text:p>
          </table:table-cell>
          <table:table-cell/>
          <table:table-cell table:formula="of:=[.F22]*[.$D22]*2.355" office:value-type="float" office:value="17.5686520125417" calcext:value-type="float">
            <text:p>17.5686520125417</text:p>
          </table:table-cell>
          <table:table-cell table:formula="of:=[.G22]*[.$D22]*2.355" office:value-type="float" office:value="14.8535898343203" calcext:value-type="float">
            <text:p>14.8535898343203</text:p>
          </table:table-cell>
          <table:table-cell table:formula="of:=[.H22]*[.$D22]*2.355" office:value-type="float" office:value="15.6221392790841" calcext:value-type="float">
            <text:p>15.6221392790841</text:p>
          </table:table-cell>
        </table:table-row>
        <table:table-row table:style-name="ro1">
          <table:table-cell office:value-type="string" calcext:value-type="string">
            <text:p>Si1_21</text:p>
          </table:table-cell>
          <table:table-cell office:value-type="float" office:value="20" calcext:value-type="float">
            <text:p>20</text:p>
          </table:table-cell>
          <table:table-cell office:value-type="float" office:value="-52.4975" calcext:value-type="float">
            <text:p>-52.4975</text:p>
          </table:table-cell>
          <table:table-cell office:value-type="float" office:value="0.797974" calcext:value-type="float">
            <text:p>0.797974</text:p>
          </table:table-cell>
          <table:table-cell/>
          <table:table-cell office:value-type="float" office:value="9.74443" calcext:value-type="float">
            <text:p>9.74443</text:p>
          </table:table-cell>
          <table:table-cell office:value-type="float" office:value="7.79446" calcext:value-type="float">
            <text:p>7.79446</text:p>
          </table:table-cell>
          <table:table-cell office:value-type="float" office:value="8.32645" calcext:value-type="float">
            <text:p>8.32645</text:p>
          </table:table-cell>
          <table:table-cell/>
          <table:table-cell table:formula="of:=[.F23]*[.$D23]*2.355" office:value-type="float" office:value="18.3120132032511" calcext:value-type="float">
            <text:p>18.3120132032511</text:p>
          </table:table-cell>
          <table:table-cell table:formula="of:=[.G23]*[.$D23]*2.355" office:value-type="float" office:value="14.6475734786142" calcext:value-type="float">
            <text:p>14.6475734786142</text:p>
          </table:table-cell>
          <table:table-cell table:formula="of:=[.H23]*[.$D23]*2.355" office:value-type="float" office:value="15.6473043919665" calcext:value-type="float">
            <text:p>15.6473043919665</text:p>
          </table:table-cell>
        </table:table-row>
        <table:table-row table:style-name="ro1">
          <table:table-cell office:value-type="string" calcext:value-type="string">
            <text:p>Si1_22</text:p>
          </table:table-cell>
          <table:table-cell office:value-type="float" office:value="21" calcext:value-type="float">
            <text:p>21</text:p>
          </table:table-cell>
          <table:table-cell office:value-type="float" office:value="-52.8717" calcext:value-type="float">
            <text:p>-52.8717</text:p>
          </table:table-cell>
          <table:table-cell office:value-type="float" office:value="0.811079" calcext:value-type="float">
            <text:p>0.811079</text:p>
          </table:table-cell>
          <table:table-cell/>
          <table:table-cell office:value-type="float" office:value="9.41519" calcext:value-type="float">
            <text:p>9.41519</text:p>
          </table:table-cell>
          <table:table-cell office:value-type="float" office:value="7.69032" calcext:value-type="float">
            <text:p>7.69032</text:p>
          </table:table-cell>
          <table:table-cell office:value-type="float" office:value="7.84737" calcext:value-type="float">
            <text:p>7.84737</text:p>
          </table:table-cell>
          <table:table-cell/>
          <table:table-cell table:formula="of:=[.F24]*[.$D24]*2.355" office:value-type="float" office:value="17.9838701059736" calcext:value-type="float">
            <text:p>17.9838701059736</text:p>
          </table:table-cell>
          <table:table-cell table:formula="of:=[.G24]*[.$D24]*2.355" office:value-type="float" office:value="14.6892113651844" calcext:value-type="float">
            <text:p>14.6892113651844</text:p>
          </table:table-cell>
          <table:table-cell table:formula="of:=[.H24]*[.$D24]*2.355" office:value-type="float" office:value="14.9891911638017" calcext:value-type="float">
            <text:p>14.9891911638017</text:p>
          </table:table-cell>
        </table:table-row>
        <table:table-row table:style-name="ro1">
          <table:table-cell office:value-type="string" calcext:value-type="string">
            <text:p>Si1_23</text:p>
          </table:table-cell>
          <table:table-cell office:value-type="float" office:value="22" calcext:value-type="float">
            <text:p>22</text:p>
          </table:table-cell>
          <table:table-cell office:value-type="float" office:value="-44.056" calcext:value-type="float">
            <text:p>-44.056</text:p>
          </table:table-cell>
          <table:table-cell office:value-type="float" office:value="0.81294" calcext:value-type="float">
            <text:p>0.81294</text:p>
          </table:table-cell>
          <table:table-cell/>
          <table:table-cell office:value-type="float" office:value="9.38266" calcext:value-type="float">
            <text:p>9.38266</text:p>
          </table:table-cell>
          <table:table-cell office:value-type="float" office:value="8.04809" calcext:value-type="float">
            <text:p>8.04809</text:p>
          </table:table-cell>
          <table:table-cell office:value-type="float" office:value="7.97302" calcext:value-type="float">
            <text:p>7.97302</text:p>
          </table:table-cell>
          <table:table-cell/>
          <table:table-cell table:formula="of:=[.F25]*[.$D25]*2.355" office:value-type="float" office:value="17.962855806042" calcext:value-type="float">
            <text:p>17.962855806042</text:p>
          </table:table-cell>
          <table:table-cell table:formula="of:=[.G25]*[.$D25]*2.355" office:value-type="float" office:value="15.407856640233" calcext:value-type="float">
            <text:p>15.407856640233</text:p>
          </table:table-cell>
          <table:table-cell table:formula="of:=[.H25]*[.$D25]*2.355" office:value-type="float" office:value="15.264137099574" calcext:value-type="float">
            <text:p>15.264137099574</text:p>
          </table:table-cell>
        </table:table-row>
        <table:table-row table:style-name="ro1">
          <table:table-cell office:value-type="string" calcext:value-type="string">
            <text:p>Si1_24</text:p>
          </table:table-cell>
          <table:table-cell office:value-type="float" office:value="23" calcext:value-type="float">
            <text:p>23</text:p>
          </table:table-cell>
          <table:table-cell office:value-type="float" office:value="-60.8576" calcext:value-type="float">
            <text:p>-60.8576</text:p>
          </table:table-cell>
          <table:table-cell office:value-type="float" office:value="0.802507" calcext:value-type="float">
            <text:p>0.802507</text:p>
          </table:table-cell>
          <table:table-cell/>
          <table:table-cell office:value-type="float" office:value="9.47687" calcext:value-type="float">
            <text:p>9.47687</text:p>
          </table:table-cell>
          <table:table-cell office:value-type="float" office:value="8.00193" calcext:value-type="float">
            <text:p>8.00193</text:p>
          </table:table-cell>
          <table:table-cell office:value-type="float" office:value="7.90655" calcext:value-type="float">
            <text:p>7.90655</text:p>
          </table:table-cell>
          <table:table-cell/>
          <table:table-cell table:formula="of:=[.F26]*[.$D26]*2.355" office:value-type="float" office:value="17.910374378327" calcext:value-type="float">
            <text:p>17.910374378327</text:p>
          </table:table-cell>
          <table:table-cell table:formula="of:=[.G26]*[.$D26]*2.355" office:value-type="float" office:value="15.1228793946911" calcext:value-type="float">
            <text:p>15.1228793946911</text:p>
          </table:table-cell>
          <table:table-cell table:formula="of:=[.H26]*[.$D26]*2.355" office:value-type="float" office:value="14.9426203526017" calcext:value-type="float">
            <text:p>14.9426203526017</text:p>
          </table:table-cell>
        </table:table-row>
        <table:table-row table:style-name="ro1">
          <table:table-cell office:value-type="string" calcext:value-type="string">
            <text:p>Si1_25</text:p>
          </table:table-cell>
          <table:table-cell office:value-type="float" office:value="24" calcext:value-type="float">
            <text:p>24</text:p>
          </table:table-cell>
          <table:table-cell office:value-type="float" office:value="-44.8016" calcext:value-type="float">
            <text:p>-44.8016</text:p>
          </table:table-cell>
          <table:table-cell office:value-type="float" office:value="0.805173" calcext:value-type="float">
            <text:p>0.805173</text:p>
          </table:table-cell>
          <table:table-cell/>
          <table:table-cell office:value-type="float" office:value="8.77291" calcext:value-type="float">
            <text:p>8.77291</text:p>
          </table:table-cell>
          <table:table-cell office:value-type="float" office:value="7.75888" calcext:value-type="float">
            <text:p>7.75888</text:p>
          </table:table-cell>
          <table:table-cell office:value-type="float" office:value="7.52223" calcext:value-type="float">
            <text:p>7.52223</text:p>
          </table:table-cell>
          <table:table-cell/>
          <table:table-cell table:formula="of:=[.F27]*[.$D27]*2.355" office:value-type="float" office:value="16.6350376703776" calcext:value-type="float">
            <text:p>16.6350376703776</text:p>
          </table:table-cell>
          <table:table-cell table:formula="of:=[.G27]*[.$D27]*2.355" office:value-type="float" office:value="14.7122518160952" calcext:value-type="float">
            <text:p>14.7122518160952</text:p>
          </table:table-cell>
          <table:table-cell table:formula="of:=[.H27]*[.$D27]*2.355" office:value-type="float" office:value="14.2635202475854" calcext:value-type="float">
            <text:p>14.2635202475854</text:p>
          </table:table-cell>
        </table:table-row>
        <table:table-row table:style-name="ro1">
          <table:table-cell office:value-type="string" calcext:value-type="string">
            <text:p>Si1_26</text:p>
          </table:table-cell>
          <table:table-cell office:value-type="float" office:value="25" calcext:value-type="float">
            <text:p>25</text:p>
          </table:table-cell>
          <table:table-cell office:value-type="float" office:value="-57.9224" calcext:value-type="float">
            <text:p>-57.9224</text:p>
          </table:table-cell>
          <table:table-cell office:value-type="float" office:value="0.782269" calcext:value-type="float">
            <text:p>0.782269</text:p>
          </table:table-cell>
          <table:table-cell/>
          <table:table-cell office:value-type="float" office:value="9.04053" calcext:value-type="float">
            <text:p>9.04053</text:p>
          </table:table-cell>
          <table:table-cell office:value-type="float" office:value="8.42884" calcext:value-type="float">
            <text:p>8.42884</text:p>
          </table:table-cell>
          <table:table-cell office:value-type="float" office:value="8.10616" calcext:value-type="float">
            <text:p>8.10616</text:p>
          </table:table-cell>
          <table:table-cell/>
          <table:table-cell table:formula="of:=[.F28]*[.$D28]*2.355" office:value-type="float" office:value="16.6548575838524" calcext:value-type="float">
            <text:p>16.6548575838524</text:p>
          </table:table-cell>
          <table:table-cell table:formula="of:=[.G28]*[.$D28]*2.355" office:value-type="float" office:value="15.5279756603958" calcext:value-type="float">
            <text:p>15.5279756603958</text:p>
          </table:table-cell>
          <table:table-cell table:formula="of:=[.H28]*[.$D28]*2.355" office:value-type="float" office:value="14.9335205294292" calcext:value-type="float">
            <text:p>14.9335205294292</text:p>
          </table:table-cell>
        </table:table-row>
        <table:table-row table:style-name="ro1">
          <table:table-cell office:value-type="string" calcext:value-type="string">
            <text:p>Si1_27</text:p>
          </table:table-cell>
          <table:table-cell office:value-type="float" office:value="26" calcext:value-type="float">
            <text:p>26</text:p>
          </table:table-cell>
          <table:table-cell office:value-type="float" office:value="-42.5035" calcext:value-type="float">
            <text:p>-42.5035</text:p>
          </table:table-cell>
          <table:table-cell office:value-type="float" office:value="0.82044" calcext:value-type="float">
            <text:p>0.82044</text:p>
          </table:table-cell>
          <table:table-cell/>
          <table:table-cell office:value-type="float" office:value="8.79007" calcext:value-type="float">
            <text:p>8.79007</text:p>
          </table:table-cell>
          <table:table-cell office:value-type="float" office:value="7.20818" calcext:value-type="float">
            <text:p>7.20818</text:p>
          </table:table-cell>
          <table:table-cell office:value-type="float" office:value="7.74536" calcext:value-type="float">
            <text:p>7.74536</text:p>
          </table:table-cell>
          <table:table-cell/>
          <table:table-cell table:formula="of:=[.F29]*[.$D29]*2.355" office:value-type="float" office:value="16.983612447534" calcext:value-type="float">
            <text:p>16.983612447534</text:p>
          </table:table-cell>
          <table:table-cell table:formula="of:=[.G29]*[.$D29]*2.355" office:value-type="float" office:value="13.927185514116" calcext:value-type="float">
            <text:p>13.927185514116</text:p>
          </table:table-cell>
          <table:table-cell table:formula="of:=[.H29]*[.$D29]*2.355" office:value-type="float" office:value="14.965090438032" calcext:value-type="float">
            <text:p>14.965090438032</text:p>
          </table:table-cell>
        </table:table-row>
        <table:table-row table:style-name="ro1">
          <table:table-cell office:value-type="string" calcext:value-type="string">
            <text:p>Si1_28</text:p>
          </table:table-cell>
          <table:table-cell office:value-type="float" office:value="27" calcext:value-type="float">
            <text:p>27</text:p>
          </table:table-cell>
          <table:table-cell office:value-type="float" office:value="-52.0446" calcext:value-type="float">
            <text:p>-52.0446</text:p>
          </table:table-cell>
          <table:table-cell office:value-type="float" office:value="0.79365" calcext:value-type="float">
            <text:p>0.79365</text:p>
          </table:table-cell>
          <table:table-cell/>
          <table:table-cell office:value-type="float" office:value="9.68224" calcext:value-type="float">
            <text:p>9.68224</text:p>
          </table:table-cell>
          <table:table-cell office:value-type="float" office:value="7.81776" calcext:value-type="float">
            <text:p>7.81776</text:p>
          </table:table-cell>
          <table:table-cell office:value-type="float" office:value="7.16663" calcext:value-type="float">
            <text:p>7.16663</text:p>
          </table:table-cell>
          <table:table-cell/>
          <table:table-cell table:formula="of:=[.F30]*[.$D30]*2.355" office:value-type="float" office:value="18.09654952248" calcext:value-type="float">
            <text:p>18.09654952248</text:p>
          </table:table-cell>
          <table:table-cell table:formula="of:=[.G30]*[.$D30]*2.355" office:value-type="float" office:value="14.61175110252" calcext:value-type="float">
            <text:p>14.61175110252</text:p>
          </table:table-cell>
          <table:table-cell table:formula="of:=[.H30]*[.$D30]*2.355" office:value-type="float" office:value="13.3947593433225" calcext:value-type="float">
            <text:p>13.3947593433225</text:p>
          </table:table-cell>
        </table:table-row>
        <table:table-row table:style-name="ro1">
          <table:table-cell office:value-type="string" calcext:value-type="string">
            <text:p>Si1_29</text:p>
          </table:table-cell>
          <table:table-cell office:value-type="float" office:value="28" calcext:value-type="float">
            <text:p>28</text:p>
          </table:table-cell>
          <table:table-cell office:value-type="float" office:value="-54.2601" calcext:value-type="float">
            <text:p>-54.2601</text:p>
          </table:table-cell>
          <table:table-cell office:value-type="float" office:value="0.796795" calcext:value-type="float">
            <text:p>0.796795</text:p>
          </table:table-cell>
          <table:table-cell/>
          <table:table-cell office:value-type="float" office:value="9.24044" calcext:value-type="float">
            <text:p>9.24044</text:p>
          </table:table-cell>
          <table:table-cell office:value-type="float" office:value="7.69989" calcext:value-type="float">
            <text:p>7.69989</text:p>
          </table:table-cell>
          <table:table-cell office:value-type="float" office:value="8.33368" calcext:value-type="float">
            <text:p>8.33368</text:p>
          </table:table-cell>
          <table:table-cell/>
          <table:table-cell table:formula="of:=[.F31]*[.$D31]*2.355" office:value-type="float" office:value="17.339244197979" calcext:value-type="float">
            <text:p>17.339244197979</text:p>
          </table:table-cell>
          <table:table-cell table:formula="of:=[.G31]*[.$D31]*2.355" office:value-type="float" office:value="14.4484757227552" calcext:value-type="float">
            <text:p>14.4484757227552</text:p>
          </table:table-cell>
          <table:table-cell table:formula="of:=[.H31]*[.$D31]*2.355" office:value-type="float" office:value="15.637752378438" calcext:value-type="float">
            <text:p>15.637752378438</text:p>
          </table:table-cell>
        </table:table-row>
        <table:table-row table:style-name="ro1">
          <table:table-cell office:value-type="string" calcext:value-type="string">
            <text:p>Si1_30</text:p>
          </table:table-cell>
          <table:table-cell office:value-type="float" office:value="29" calcext:value-type="float">
            <text:p>29</text:p>
          </table:table-cell>
          <table:table-cell office:value-type="float" office:value="-53.2751" calcext:value-type="float">
            <text:p>-53.2751</text:p>
          </table:table-cell>
          <table:table-cell office:value-type="float" office:value="0.793993" calcext:value-type="float">
            <text:p>0.793993</text:p>
          </table:table-cell>
          <table:table-cell/>
          <table:table-cell office:value-type="float" office:value="9.34627" calcext:value-type="float">
            <text:p>9.34627</text:p>
          </table:table-cell>
          <table:table-cell office:value-type="float" office:value="7.88728" calcext:value-type="float">
            <text:p>7.88728</text:p>
          </table:table-cell>
          <table:table-cell office:value-type="float" office:value="7.94704" calcext:value-type="float">
            <text:p>7.94704</text:p>
          </table:table-cell>
          <table:table-cell/>
          <table:table-cell table:formula="of:=[.F32]*[.$D32]*2.355" office:value-type="float" office:value="17.4761558116391" calcext:value-type="float">
            <text:p>17.4761558116391</text:p>
          </table:table-cell>
          <table:table-cell table:formula="of:=[.G32]*[.$D32]*2.355" office:value-type="float" office:value="14.7480582317892" calcext:value-type="float">
            <text:p>14.7480582317892</text:p>
          </table:table-cell>
          <table:table-cell table:formula="of:=[.H32]*[.$D32]*2.355" office:value-type="float" office:value="14.8598006778456" calcext:value-type="float">
            <text:p>14.8598006778456</text:p>
          </table:table-cell>
        </table:table-row>
        <table:table-row table:style-name="ro1">
          <table:table-cell office:value-type="string" calcext:value-type="string">
            <text:p>Si1_31</text:p>
          </table:table-cell>
          <table:table-cell office:value-type="float" office:value="30" calcext:value-type="float">
            <text:p>30</text:p>
          </table:table-cell>
          <table:table-cell office:value-type="float" office:value="-41.4385" calcext:value-type="float">
            <text:p>-41.4385</text:p>
          </table:table-cell>
          <table:table-cell office:value-type="float" office:value="0.791129" calcext:value-type="float">
            <text:p>0.791129</text:p>
          </table:table-cell>
          <table:table-cell/>
          <table:table-cell office:value-type="float" office:value="9.3472" calcext:value-type="float">
            <text:p>9.3472</text:p>
          </table:table-cell>
          <table:table-cell office:value-type="float" office:value="7.78112" calcext:value-type="float">
            <text:p>7.78112</text:p>
          </table:table-cell>
          <table:table-cell office:value-type="float" office:value="7.84553" calcext:value-type="float">
            <text:p>7.84553</text:p>
          </table:table-cell>
          <table:table-cell/>
          <table:table-cell table:formula="of:=[.F33]*[.$D33]*2.355" office:value-type="float" office:value="17.414850528624" calcext:value-type="float">
            <text:p>17.414850528624</text:p>
          </table:table-cell>
          <table:table-cell table:formula="of:=[.G33]*[.$D33]*2.355" office:value-type="float" office:value="14.4970731069504" calcext:value-type="float">
            <text:p>14.4970731069504</text:p>
          </table:table-cell>
          <table:table-cell table:formula="of:=[.H33]*[.$D33]*2.355" office:value-type="float" office:value="14.6170759444363" calcext:value-type="float">
            <text:p>14.6170759444363</text:p>
          </table:table-cell>
        </table:table-row>
        <table:table-row table:style-name="ro1">
          <table:table-cell office:value-type="string" calcext:value-type="string">
            <text:p>Si1_32</text:p>
          </table:table-cell>
          <table:table-cell office:value-type="float" office:value="31" calcext:value-type="float">
            <text:p>31</text:p>
          </table:table-cell>
          <table:table-cell office:value-type="float" office:value="-52.9612" calcext:value-type="float">
            <text:p>-52.9612</text:p>
          </table:table-cell>
          <table:table-cell office:value-type="float" office:value="0.795705" calcext:value-type="float">
            <text:p>0.795705</text:p>
          </table:table-cell>
          <table:table-cell/>
          <table:table-cell office:value-type="float" office:value="9.77467" calcext:value-type="float">
            <text:p>9.77467</text:p>
          </table:table-cell>
          <table:table-cell office:value-type="float" office:value="8.36998" calcext:value-type="float">
            <text:p>8.36998</text:p>
          </table:table-cell>
          <table:table-cell office:value-type="float" office:value="8.41491" calcext:value-type="float">
            <text:p>8.41491</text:p>
          </table:table-cell>
          <table:table-cell/>
          <table:table-cell table:formula="of:=[.F34]*[.$D34]*2.355" office:value-type="float" office:value="18.3166101809843" calcext:value-type="float">
            <text:p>18.3166101809843</text:p>
          </table:table-cell>
          <table:table-cell table:formula="of:=[.G34]*[.$D34]*2.355" office:value-type="float" office:value="15.6843822740445" calcext:value-type="float">
            <text:p>15.6843822740445</text:p>
          </table:table-cell>
          <table:table-cell table:formula="of:=[.H34]*[.$D34]*2.355" office:value-type="float" office:value="15.7685759394503" calcext:value-type="float">
            <text:p>15.7685759394503</text:p>
          </table:table-cell>
        </table:table-row>
        <table:table-row table:style-name="ro1">
          <table:table-cell office:value-type="string" calcext:value-type="string">
            <text:p>Si1_33</text:p>
          </table:table-cell>
          <table:table-cell office:value-type="float" office:value="32" calcext:value-type="float">
            <text:p>32</text:p>
          </table:table-cell>
          <table:table-cell office:value-type="float" office:value="-44.6046" calcext:value-type="float">
            <text:p>-44.6046</text:p>
          </table:table-cell>
          <table:table-cell office:value-type="float" office:value="0.785873" calcext:value-type="float">
            <text:p>0.785873</text:p>
          </table:table-cell>
          <table:table-cell/>
          <table:table-cell office:value-type="float" office:value="9.71271" calcext:value-type="float">
            <text:p>9.71271</text:p>
          </table:table-cell>
          <table:table-cell office:value-type="float" office:value="8.43855" calcext:value-type="float">
            <text:p>8.43855</text:p>
          </table:table-cell>
          <table:table-cell office:value-type="float" office:value="8.87896" calcext:value-type="float">
            <text:p>8.87896</text:p>
          </table:table-cell>
          <table:table-cell/>
          <table:table-cell table:formula="of:=[.F35]*[.$D35]*2.355" office:value-type="float" office:value="17.9756126654296" calcext:value-type="float">
            <text:p>17.9756126654296</text:p>
          </table:table-cell>
          <table:table-cell table:formula="of:=[.G35]*[.$D35]*2.355" office:value-type="float" office:value="15.6174853627732" calcext:value-type="float">
            <text:p>15.6174853627732</text:p>
          </table:table-cell>
          <table:table-cell table:formula="of:=[.H35]*[.$D35]*2.355" office:value-type="float" office:value="16.4325657650484" calcext:value-type="float">
            <text:p>16.4325657650484</text:p>
          </table:table-cell>
        </table:table-row>
        <table:table-row table:style-name="ro1">
          <table:table-cell office:value-type="string" calcext:value-type="string">
            <text:p>Si1_34</text:p>
          </table:table-cell>
          <table:table-cell office:value-type="float" office:value="33" calcext:value-type="float">
            <text:p>33</text:p>
          </table:table-cell>
          <table:table-cell office:value-type="float" office:value="-44.76" calcext:value-type="float">
            <text:p>-44.76</text:p>
          </table:table-cell>
          <table:table-cell office:value-type="float" office:value="0.808001" calcext:value-type="float">
            <text:p>0.808001</text:p>
          </table:table-cell>
          <table:table-cell/>
          <table:table-cell office:value-type="float" office:value="9.36888" calcext:value-type="float">
            <text:p>9.36888</text:p>
          </table:table-cell>
          <table:table-cell office:value-type="float" office:value="8.13546" calcext:value-type="float">
            <text:p>8.13546</text:p>
          </table:table-cell>
          <table:table-cell office:value-type="float" office:value="7.85981" calcext:value-type="float">
            <text:p>7.85981</text:p>
          </table:table-cell>
          <table:table-cell/>
          <table:table-cell table:formula="of:=[.F36]*[.$D36]*2.355" office:value-type="float" office:value="17.8275016829124" calcext:value-type="float">
            <text:p>17.8275016829124</text:p>
          </table:table-cell>
          <table:table-cell table:formula="of:=[.G36]*[.$D36]*2.355" office:value-type="float" office:value="15.4804978654083" calcext:value-type="float">
            <text:p>15.4804978654083</text:p>
          </table:table-cell>
          <table:table-cell table:formula="of:=[.H36]*[.$D36]*2.355" office:value-type="float" office:value="14.9559793702526" calcext:value-type="float">
            <text:p>14.9559793702526</text:p>
          </table:table-cell>
        </table:table-row>
        <table:table-row table:style-name="ro1">
          <table:table-cell office:value-type="string" calcext:value-type="string">
            <text:p>Si1_35</text:p>
          </table:table-cell>
          <table:table-cell office:value-type="float" office:value="34" calcext:value-type="float">
            <text:p>34</text:p>
          </table:table-cell>
          <table:table-cell office:value-type="float" office:value="-49.2954" calcext:value-type="float">
            <text:p>-49.2954</text:p>
          </table:table-cell>
          <table:table-cell office:value-type="float" office:value="0.808686" calcext:value-type="float">
            <text:p>0.808686</text:p>
          </table:table-cell>
          <table:table-cell/>
          <table:table-cell office:value-type="float" office:value="10.0364" calcext:value-type="float">
            <text:p>10.0364</text:p>
          </table:table-cell>
          <table:table-cell office:value-type="float" office:value="8.02174" calcext:value-type="float">
            <text:p>8.02174</text:p>
          </table:table-cell>
          <table:table-cell office:value-type="float" office:value="7.97242" calcext:value-type="float">
            <text:p>7.97242</text:p>
          </table:table-cell>
          <table:table-cell/>
          <table:table-cell table:formula="of:=[.F37]*[.$D37]*2.355" office:value-type="float" office:value="19.113877481292" calcext:value-type="float">
            <text:p>19.113877481292</text:p>
          </table:table-cell>
          <table:table-cell table:formula="of:=[.G37]*[.$D37]*2.355" office:value-type="float" office:value="15.2770471032222" calcext:value-type="float">
            <text:p>15.2770471032222</text:p>
          </table:table-cell>
          <table:table-cell table:formula="of:=[.H37]*[.$D37]*2.355" office:value-type="float" office:value="15.1831193564826" calcext:value-type="float">
            <text:p>15.1831193564826</text:p>
          </table:table-cell>
        </table:table-row>
        <table:table-row table:style-name="ro1">
          <table:table-cell office:value-type="string" calcext:value-type="string">
            <text:p>Si1_36</text:p>
          </table:table-cell>
          <table:table-cell office:value-type="float" office:value="35" calcext:value-type="float">
            <text:p>35</text:p>
          </table:table-cell>
          <table:table-cell office:value-type="float" office:value="-51.6465" calcext:value-type="float">
            <text:p>-51.6465</text:p>
          </table:table-cell>
          <table:table-cell office:value-type="float" office:value="0.800027" calcext:value-type="float">
            <text:p>0.800027</text:p>
          </table:table-cell>
          <table:table-cell/>
          <table:table-cell office:value-type="float" office:value="10.2345" calcext:value-type="float">
            <text:p>10.2345</text:p>
          </table:table-cell>
          <table:table-cell office:value-type="float" office:value="8.2002" calcext:value-type="float">
            <text:p>8.2002</text:p>
          </table:table-cell>
          <table:table-cell office:value-type="float" office:value="8.35464" calcext:value-type="float">
            <text:p>8.35464</text:p>
          </table:table-cell>
          <table:table-cell/>
          <table:table-cell table:formula="of:=[.F38]*[.$D38]*2.355" office:value-type="float" office:value="19.2824487606825" calcext:value-type="float">
            <text:p>19.2824487606825</text:p>
          </table:table-cell>
          <table:table-cell table:formula="of:=[.G38]*[.$D38]*2.355" office:value-type="float" office:value="15.449698209717" calcext:value-type="float">
            <text:p>15.449698209717</text:p>
          </table:table-cell>
          <table:table-cell table:formula="of:=[.H38]*[.$D38]*2.355" office:value-type="float" office:value="15.7406729897844" calcext:value-type="float">
            <text:p>15.7406729897844</text:p>
          </table:table-cell>
        </table:table-row>
        <table:table-row table:style-name="ro1">
          <table:table-cell office:value-type="string" calcext:value-type="string">
            <text:p>Si1_37</text:p>
          </table:table-cell>
          <table:table-cell office:value-type="float" office:value="36" calcext:value-type="float">
            <text:p>36</text:p>
          </table:table-cell>
          <table:table-cell office:value-type="float" office:value="-44.637" calcext:value-type="float">
            <text:p>-44.637</text:p>
          </table:table-cell>
          <table:table-cell office:value-type="float" office:value="0.78471" calcext:value-type="float">
            <text:p>0.78471</text:p>
          </table:table-cell>
          <table:table-cell/>
          <table:table-cell office:value-type="float" office:value="9.63539" calcext:value-type="float">
            <text:p>9.63539</text:p>
          </table:table-cell>
          <table:table-cell office:value-type="float" office:value="7.97231" calcext:value-type="float">
            <text:p>7.97231</text:p>
          </table:table-cell>
          <table:table-cell office:value-type="float" office:value="8.6822" calcext:value-type="float">
            <text:p>8.6822</text:p>
          </table:table-cell>
          <table:table-cell/>
          <table:table-cell table:formula="of:=[.F39]*[.$D39]*2.355" office:value-type="float" office:value="17.8061241186495" calcext:value-type="float">
            <text:p>17.8061241186495</text:p>
          </table:table-cell>
          <table:table-cell table:formula="of:=[.G39]*[.$D39]*2.355" office:value-type="float" office:value="14.7327655001355" calcext:value-type="float">
            <text:p>14.7327655001355</text:p>
          </table:table-cell>
          <table:table-cell table:formula="of:=[.H39]*[.$D39]*2.355" office:value-type="float" office:value="16.04463657651" calcext:value-type="float">
            <text:p>16.04463657651</text:p>
          </table:table-cell>
        </table:table-row>
        <table:table-row table:style-name="ro1">
          <table:table-cell office:value-type="string" calcext:value-type="string">
            <text:p>Si1_38</text:p>
          </table:table-cell>
          <table:table-cell office:value-type="float" office:value="37" calcext:value-type="float">
            <text:p>37</text:p>
          </table:table-cell>
          <table:table-cell office:value-type="float" office:value="-49.9136" calcext:value-type="float">
            <text:p>-49.9136</text:p>
          </table:table-cell>
          <table:table-cell office:value-type="float" office:value="0.804874" calcext:value-type="float">
            <text:p>0.804874</text:p>
          </table:table-cell>
          <table:table-cell/>
          <table:table-cell office:value-type="float" office:value="9.69061" calcext:value-type="float">
            <text:p>9.69061</text:p>
          </table:table-cell>
          <table:table-cell office:value-type="float" office:value="8.06181" calcext:value-type="float">
            <text:p>8.06181</text:p>
          </table:table-cell>
          <table:table-cell office:value-type="float" office:value="8.36231" calcext:value-type="float">
            <text:p>8.36231</text:p>
          </table:table-cell>
          <table:table-cell/>
          <table:table-cell table:formula="of:=[.F40]*[.$D40]*2.355" office:value-type="float" office:value="18.3683406780447" calcext:value-type="float">
            <text:p>18.3683406780447</text:p>
          </table:table-cell>
          <table:table-cell table:formula="of:=[.G40]*[.$D40]*2.355" office:value-type="float" office:value="15.2809856718687" calcext:value-type="float">
            <text:p>15.2809856718687</text:p>
          </table:table-cell>
          <table:table-cell table:formula="of:=[.H40]*[.$D40]*2.355" office:value-type="float" office:value="15.8505768920037" calcext:value-type="float">
            <text:p>15.8505768920037</text:p>
          </table:table-cell>
        </table:table-row>
        <table:table-row table:style-name="ro1">
          <table:table-cell office:value-type="string" calcext:value-type="string">
            <text:p>Si1_39</text:p>
          </table:table-cell>
          <table:table-cell office:value-type="float" office:value="38" calcext:value-type="float">
            <text:p>38</text:p>
          </table:table-cell>
          <table:table-cell office:value-type="float" office:value="-30.1021" calcext:value-type="float">
            <text:p>-30.1021</text:p>
          </table:table-cell>
          <table:table-cell office:value-type="float" office:value="0.783482" calcext:value-type="float">
            <text:p>0.783482</text:p>
          </table:table-cell>
          <table:table-cell/>
          <table:table-cell office:value-type="float" office:value="9.70374" calcext:value-type="float">
            <text:p>9.70374</text:p>
          </table:table-cell>
          <table:table-cell office:value-type="float" office:value="8.14334" calcext:value-type="float">
            <text:p>8.14334</text:p>
          </table:table-cell>
          <table:table-cell office:value-type="float" office:value="8.26218" calcext:value-type="float">
            <text:p>8.26218</text:p>
          </table:table-cell>
          <table:table-cell/>
          <table:table-cell table:formula="of:=[.F41]*[.$D41]*2.355" office:value-type="float" office:value="17.9043717414114" calcext:value-type="float">
            <text:p>17.9043717414114</text:p>
          </table:table-cell>
          <table:table-cell table:formula="of:=[.G41]*[.$D41]*2.355" office:value-type="float" office:value="15.0252775297674" calcext:value-type="float">
            <text:p>15.0252775297674</text:p>
          </table:table-cell>
          <table:table-cell table:formula="of:=[.H41]*[.$D41]*2.355" office:value-type="float" office:value="15.2445492268398" calcext:value-type="float">
            <text:p>15.2445492268398</text:p>
          </table:table-cell>
        </table:table-row>
        <table:table-row table:style-name="ro1">
          <table:table-cell office:value-type="string" calcext:value-type="string">
            <text:p>Si1_40</text:p>
          </table:table-cell>
          <table:table-cell office:value-type="float" office:value="39" calcext:value-type="float">
            <text:p>39</text:p>
          </table:table-cell>
          <table:table-cell office:value-type="float" office:value="-59.7014" calcext:value-type="float">
            <text:p>-59.7014</text:p>
          </table:table-cell>
          <table:table-cell office:value-type="float" office:value="0.78877" calcext:value-type="float">
            <text:p>0.78877</text:p>
          </table:table-cell>
          <table:table-cell/>
          <table:table-cell office:value-type="float" office:value="9.76606" calcext:value-type="float">
            <text:p>9.76606</text:p>
          </table:table-cell>
          <table:table-cell office:value-type="float" office:value="8.21271" calcext:value-type="float">
            <text:p>8.21271</text:p>
          </table:table-cell>
          <table:table-cell office:value-type="float" office:value="8.20577" calcext:value-type="float">
            <text:p>8.20577</text:p>
          </table:table-cell>
          <table:table-cell/>
          <table:table-cell table:formula="of:=[.F42]*[.$D42]*2.355" office:value-type="float" office:value="18.140977469301" calcext:value-type="float">
            <text:p>18.140977469301</text:p>
          </table:table-cell>
          <table:table-cell table:formula="of:=[.G42]*[.$D42]*2.355" office:value-type="float" office:value="15.2555469730785" calcext:value-type="float">
            <text:p>15.2555469730785</text:p>
          </table:table-cell>
          <table:table-cell table:formula="of:=[.H42]*[.$D42]*2.355" office:value-type="float" office:value="15.2426555528295" calcext:value-type="float">
            <text:p>15.2426555528295</text:p>
          </table:table-cell>
        </table:table-row>
        <table:table-row table:style-name="ro1">
          <table:table-cell office:value-type="string" calcext:value-type="string">
            <text:p>Si1_41</text:p>
          </table:table-cell>
          <table:table-cell office:value-type="float" office:value="40" calcext:value-type="float">
            <text:p>40</text:p>
          </table:table-cell>
          <table:table-cell office:value-type="float" office:value="-42.6374" calcext:value-type="float">
            <text:p>-42.6374</text:p>
          </table:table-cell>
          <table:table-cell office:value-type="float" office:value="0.779164" calcext:value-type="float">
            <text:p>0.779164</text:p>
          </table:table-cell>
          <table:table-cell/>
          <table:table-cell office:value-type="float" office:value="9.1444" calcext:value-type="float">
            <text:p>9.1444</text:p>
          </table:table-cell>
          <table:table-cell office:value-type="float" office:value="7.67866" calcext:value-type="float">
            <text:p>7.67866</text:p>
          </table:table-cell>
          <table:table-cell office:value-type="float" office:value="8.27202" calcext:value-type="float">
            <text:p>8.27202</text:p>
          </table:table-cell>
          <table:table-cell/>
          <table:table-cell table:formula="of:=[.F43]*[.$D43]*2.355" office:value-type="float" office:value="16.779345048168" calcext:value-type="float">
            <text:p>16.779345048168</text:p>
          </table:table-cell>
          <table:table-cell table:formula="of:=[.G43]*[.$D43]*2.355" office:value-type="float" office:value="14.0898129617652" calcext:value-type="float">
            <text:p>14.0898129617652</text:p>
          </table:table-cell>
          <table:table-cell table:formula="of:=[.H43]*[.$D43]*2.355" office:value-type="float" office:value="15.1785877504644" calcext:value-type="float">
            <text:p>15.1785877504644</text:p>
          </table:table-cell>
        </table:table-row>
        <table:table-row table:style-name="ro1">
          <table:table-cell office:value-type="string" calcext:value-type="string">
            <text:p>Si1_42</text:p>
          </table:table-cell>
          <table:table-cell office:value-type="float" office:value="41" calcext:value-type="float">
            <text:p>41</text:p>
          </table:table-cell>
          <table:table-cell office:value-type="float" office:value="-51.9052" calcext:value-type="float">
            <text:p>-51.9052</text:p>
          </table:table-cell>
          <table:table-cell office:value-type="float" office:value="0.78187" calcext:value-type="float">
            <text:p>0.78187</text:p>
          </table:table-cell>
          <table:table-cell/>
          <table:table-cell office:value-type="float" office:value="9.26259" calcext:value-type="float">
            <text:p>9.26259</text:p>
          </table:table-cell>
          <table:table-cell office:value-type="float" office:value="8.75024" calcext:value-type="float">
            <text:p>8.75024</text:p>
          </table:table-cell>
          <table:table-cell office:value-type="float" office:value="7.86497" calcext:value-type="float">
            <text:p>7.86497</text:p>
          </table:table-cell>
          <table:table-cell/>
          <table:table-cell table:formula="of:=[.F44]*[.$D44]*2.355" office:value-type="float" office:value="17.0552426279715" calcext:value-type="float">
            <text:p>17.0552426279715</text:p>
          </table:table-cell>
          <table:table-cell table:formula="of:=[.G44]*[.$D44]*2.355" office:value-type="float" office:value="16.111850600424" calcext:value-type="float">
            <text:p>16.111850600424</text:p>
          </table:table-cell>
          <table:table-cell table:formula="of:=[.H44]*[.$D44]*2.355" office:value-type="float" office:value="14.4817995411345" calcext:value-type="float">
            <text:p>14.4817995411345</text:p>
          </table:table-cell>
        </table:table-row>
        <table:table-row table:style-name="ro1">
          <table:table-cell office:value-type="string" calcext:value-type="string">
            <text:p>Si1_43</text:p>
          </table:table-cell>
          <table:table-cell office:value-type="float" office:value="42" calcext:value-type="float">
            <text:p>42</text:p>
          </table:table-cell>
          <table:table-cell office:value-type="float" office:value="-52.0412" calcext:value-type="float">
            <text:p>-52.0412</text:p>
          </table:table-cell>
          <table:table-cell office:value-type="float" office:value="0.795542" calcext:value-type="float">
            <text:p>0.795542</text:p>
          </table:table-cell>
          <table:table-cell/>
          <table:table-cell office:value-type="float" office:value="9.93768" calcext:value-type="float">
            <text:p>9.93768</text:p>
          </table:table-cell>
          <table:table-cell office:value-type="float" office:value="8.15855" calcext:value-type="float">
            <text:p>8.15855</text:p>
          </table:table-cell>
          <table:table-cell office:value-type="float" office:value="7.79849" calcext:value-type="float">
            <text:p>7.79849</text:p>
          </table:table-cell>
          <table:table-cell/>
          <table:table-cell table:formula="of:=[.F45]*[.$D45]*2.355" office:value-type="float" office:value="18.6182574921288" calcext:value-type="float">
            <text:p>18.6182574921288</text:p>
          </table:table-cell>
          <table:table-cell table:formula="of:=[.G45]*[.$D45]*2.355" office:value-type="float" office:value="15.2850549285555" calcext:value-type="float">
            <text:p>15.2850549285555</text:p>
          </table:table-cell>
          <table:table-cell table:formula="of:=[.H45]*[.$D45]*2.355" office:value-type="float" office:value="14.6104820108709" calcext:value-type="float">
            <text:p>14.6104820108709</text:p>
          </table:table-cell>
        </table:table-row>
        <table:table-row table:style-name="ro1">
          <table:table-cell office:value-type="string" calcext:value-type="string">
            <text:p>Si1_44</text:p>
          </table:table-cell>
          <table:table-cell office:value-type="float" office:value="43" calcext:value-type="float">
            <text:p>43</text:p>
          </table:table-cell>
          <table:table-cell office:value-type="float" office:value="-40.7492" calcext:value-type="float">
            <text:p>-40.7492</text:p>
          </table:table-cell>
          <table:table-cell office:value-type="float" office:value="0.776078" calcext:value-type="float">
            <text:p>0.776078</text:p>
          </table:table-cell>
          <table:table-cell/>
          <table:table-cell office:value-type="float" office:value="10.153" calcext:value-type="float">
            <text:p>10.153</text:p>
          </table:table-cell>
          <table:table-cell office:value-type="float" office:value="8.46242" calcext:value-type="float">
            <text:p>8.46242</text:p>
          </table:table-cell>
          <table:table-cell office:value-type="float" office:value="8.12871" calcext:value-type="float">
            <text:p>8.12871</text:p>
          </table:table-cell>
          <table:table-cell/>
          <table:table-cell table:formula="of:=[.F46]*[.$D46]*2.355" office:value-type="float" office:value="18.55626944457" calcext:value-type="float">
            <text:p>18.55626944457</text:p>
          </table:table-cell>
          <table:table-cell table:formula="of:=[.G46]*[.$D46]*2.355" office:value-type="float" office:value="15.4664577635298" calcext:value-type="float">
            <text:p>15.4664577635298</text:p>
          </table:table-cell>
          <table:table-cell table:formula="of:=[.H46]*[.$D46]*2.355" office:value-type="float" office:value="14.8565481135399" calcext:value-type="float">
            <text:p>14.8565481135399</text:p>
          </table:table-cell>
        </table:table-row>
        <table:table-row table:style-name="ro1">
          <table:table-cell office:value-type="string" calcext:value-type="string">
            <text:p>Si1_45</text:p>
          </table:table-cell>
          <table:table-cell office:value-type="float" office:value="44" calcext:value-type="float">
            <text:p>44</text:p>
          </table:table-cell>
          <table:table-cell office:value-type="float" office:value="-48.3482" calcext:value-type="float">
            <text:p>-48.3482</text:p>
          </table:table-cell>
          <table:table-cell office:value-type="float" office:value="0.7951" calcext:value-type="float">
            <text:p>0.7951</text:p>
          </table:table-cell>
          <table:table-cell/>
          <table:table-cell office:value-type="float" office:value="10.0127" calcext:value-type="float">
            <text:p>10.0127</text:p>
          </table:table-cell>
          <table:table-cell office:value-type="float" office:value="8.49168" calcext:value-type="float">
            <text:p>8.49168</text:p>
          </table:table-cell>
          <table:table-cell office:value-type="float" office:value="7.92729" calcext:value-type="float">
            <text:p>7.92729</text:p>
          </table:table-cell>
          <table:table-cell/>
          <table:table-cell table:formula="of:=[.F47]*[.$D47]*2.355" office:value-type="float" office:value="18.74838524835" calcext:value-type="float">
            <text:p>18.74838524835</text:p>
          </table:table-cell>
          <table:table-cell table:formula="of:=[.G47]*[.$D47]*2.355" office:value-type="float" office:value="15.90033537864" calcext:value-type="float">
            <text:p>15.90033537864</text:p>
          </table:table-cell>
          <table:table-cell table:formula="of:=[.H47]*[.$D47]*2.355" office:value-type="float" office:value="14.843537397045" calcext:value-type="float">
            <text:p>14.843537397045</text:p>
          </table:table-cell>
        </table:table-row>
        <table:table-row table:style-name="ro1">
          <table:table-cell office:value-type="string" calcext:value-type="string">
            <text:p>Si1_46</text:p>
          </table:table-cell>
          <table:table-cell office:value-type="float" office:value="45" calcext:value-type="float">
            <text:p>45</text:p>
          </table:table-cell>
          <table:table-cell office:value-type="float" office:value="-49.0618" calcext:value-type="float">
            <text:p>-49.0618</text:p>
          </table:table-cell>
          <table:table-cell office:value-type="float" office:value="0.797368" calcext:value-type="float">
            <text:p>0.797368</text:p>
          </table:table-cell>
          <table:table-cell/>
          <table:table-cell office:value-type="float" office:value="9.84438" calcext:value-type="float">
            <text:p>9.84438</text:p>
          </table:table-cell>
          <table:table-cell office:value-type="float" office:value="8.18042" calcext:value-type="float">
            <text:p>8.18042</text:p>
          </table:table-cell>
          <table:table-cell office:value-type="float" office:value="8.1528" calcext:value-type="float">
            <text:p>8.1528</text:p>
          </table:table-cell>
          <table:table-cell/>
          <table:table-cell table:formula="of:=[.F48]*[.$D48]*2.355" office:value-type="float" office:value="18.4857929087832" calcext:value-type="float">
            <text:p>18.4857929087832</text:p>
          </table:table-cell>
          <table:table-cell table:formula="of:=[.G48]*[.$D48]*2.355" office:value-type="float" office:value="15.3612060918888" calcext:value-type="float">
            <text:p>15.3612060918888</text:p>
          </table:table-cell>
          <table:table-cell table:formula="of:=[.H48]*[.$D48]*2.355" office:value-type="float" office:value="15.309341210592" calcext:value-type="float">
            <text:p>15.309341210592</text:p>
          </table:table-cell>
        </table:table-row>
        <table:table-row table:style-name="ro1">
          <table:table-cell office:value-type="string" calcext:value-type="string">
            <text:p>Si1_47</text:p>
          </table:table-cell>
          <table:table-cell office:value-type="float" office:value="46" calcext:value-type="float">
            <text:p>46</text:p>
          </table:table-cell>
          <table:table-cell office:value-type="float" office:value="-39.7174" calcext:value-type="float">
            <text:p>-39.7174</text:p>
          </table:table-cell>
          <table:table-cell office:value-type="float" office:value="0.78814" calcext:value-type="float">
            <text:p>0.78814</text:p>
          </table:table-cell>
          <table:table-cell/>
          <table:table-cell office:value-type="float" office:value="9.90574" calcext:value-type="float">
            <text:p>9.90574</text:p>
          </table:table-cell>
          <table:table-cell office:value-type="float" office:value="8.51971" calcext:value-type="float">
            <text:p>8.51971</text:p>
          </table:table-cell>
          <table:table-cell office:value-type="float" office:value="8.26679" calcext:value-type="float">
            <text:p>8.26679</text:p>
          </table:table-cell>
          <table:table-cell/>
          <table:table-cell table:formula="of:=[.F49]*[.$D49]*2.355" office:value-type="float" office:value="18.385743870078" calcext:value-type="float">
            <text:p>18.385743870078</text:p>
          </table:table-cell>
          <table:table-cell table:formula="of:=[.G49]*[.$D49]*2.355" office:value-type="float" office:value="15.813175583787" calcext:value-type="float">
            <text:p>15.813175583787</text:p>
          </table:table-cell>
          <table:table-cell table:formula="of:=[.H49]*[.$D49]*2.355" office:value-type="float" office:value="15.343738435263" calcext:value-type="float">
            <text:p>15.343738435263</text:p>
          </table:table-cell>
        </table:table-row>
        <table:table-row table:style-name="ro1">
          <table:table-cell office:value-type="string" calcext:value-type="string">
            <text:p>Si1_48</text:p>
          </table:table-cell>
          <table:table-cell office:value-type="float" office:value="47" calcext:value-type="float">
            <text:p>47</text:p>
          </table:table-cell>
          <table:table-cell office:value-type="float" office:value="-40.5421" calcext:value-type="float">
            <text:p>-40.5421</text:p>
          </table:table-cell>
          <table:table-cell office:value-type="float" office:value="0.801505" calcext:value-type="float">
            <text:p>0.801505</text:p>
          </table:table-cell>
          <table:table-cell/>
          <table:table-cell office:value-type="float" office:value="10.6848" calcext:value-type="float">
            <text:p>10.6848</text:p>
          </table:table-cell>
          <table:table-cell office:value-type="float" office:value="8.64225" calcext:value-type="float">
            <text:p>8.64225</text:p>
          </table:table-cell>
          <table:table-cell office:value-type="float" office:value="8.65047" calcext:value-type="float">
            <text:p>8.65047</text:p>
          </table:table-cell>
          <table:table-cell/>
          <table:table-cell table:formula="of:=[.F50]*[.$D50]*2.355" office:value-type="float" office:value="20.16803306952" calcext:value-type="float">
            <text:p>20.16803306952</text:p>
          </table:table-cell>
          <table:table-cell table:formula="of:=[.G50]*[.$D50]*2.355" office:value-type="float" office:value="16.3126295106187" calcext:value-type="float">
            <text:p>16.3126295106187</text:p>
          </table:table-cell>
          <table:table-cell table:formula="of:=[.H50]*[.$D50]*2.355" office:value-type="float" office:value="16.3281451245593" calcext:value-type="float">
            <text:p>16.3281451245593</text:p>
          </table:table-cell>
        </table:table-row>
        <table:table-row table:style-name="ro1">
          <table:table-cell office:value-type="string" calcext:value-type="string">
            <text:p>Si2_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-40.5211" calcext:value-type="float">
            <text:p>-40.5211</text:p>
          </table:table-cell>
          <table:table-cell office:value-type="float" office:value="0.820199" calcext:value-type="float">
            <text:p>0.820199</text:p>
          </table:table-cell>
          <table:table-cell/>
          <table:table-cell office:value-type="float" office:value="22.6162" calcext:value-type="float">
            <text:p>22.6162</text:p>
          </table:table-cell>
          <table:table-cell office:value-type="float" office:value="21.0611" calcext:value-type="float">
            <text:p>21.0611</text:p>
          </table:table-cell>
          <table:table-cell office:value-type="float" office:value="21.9763" calcext:value-type="float">
            <text:p>21.9763</text:p>
          </table:table-cell>
          <table:table-cell/>
          <table:table-cell table:formula="of:=[.F51]*[.$D51]*2.355" office:value-type="float" office:value="43.684742789049" calcext:value-type="float">
            <text:p>43.684742789049</text:p>
          </table:table-cell>
          <table:table-cell table:formula="of:=[.G51]*[.$D51]*2.355" office:value-type="float" office:value="40.6809603892095" calcext:value-type="float">
            <text:p>40.6809603892095</text:p>
          </table:table-cell>
          <table:table-cell table:formula="of:=[.H51]*[.$D51]*2.355" office:value-type="float" office:value="42.4487320131135" calcext:value-type="float">
            <text:p>42.4487320131135</text:p>
          </table:table-cell>
        </table:table-row>
        <table:table-row table:style-name="ro1">
          <table:table-cell office:value-type="string" calcext:value-type="string">
            <text:p>Si2_2</text:p>
          </table:table-cell>
          <table:table-cell office:value-type="float" office:value="16777217" calcext:value-type="float">
            <text:p>16777217</text:p>
          </table:table-cell>
          <table:table-cell office:value-type="float" office:value="-32.5591" calcext:value-type="float">
            <text:p>-32.5591</text:p>
          </table:table-cell>
          <table:table-cell office:value-type="float" office:value="0.78954" calcext:value-type="float">
            <text:p>0.78954</text:p>
          </table:table-cell>
          <table:table-cell/>
          <table:table-cell office:value-type="float" office:value="20.1301" calcext:value-type="float">
            <text:p>20.1301</text:p>
          </table:table-cell>
          <table:table-cell office:value-type="float" office:value="18.9433" calcext:value-type="float">
            <text:p>18.9433</text:p>
          </table:table-cell>
          <table:table-cell office:value-type="float" office:value="19.2394" calcext:value-type="float">
            <text:p>19.2394</text:p>
          </table:table-cell>
          <table:table-cell/>
          <table:table-cell table:formula="of:=[.F52]*[.$D52]*2.355" office:value-type="float" office:value="37.42923760767" calcext:value-type="float">
            <text:p>37.42923760767</text:p>
          </table:table-cell>
          <table:table-cell table:formula="of:=[.G52]*[.$D52]*2.355" office:value-type="float" office:value="35.22254120811" calcext:value-type="float">
            <text:p>35.22254120811</text:p>
          </table:table-cell>
          <table:table-cell table:formula="of:=[.H52]*[.$D52]*2.355" office:value-type="float" office:value="35.77309968798" calcext:value-type="float">
            <text:p>35.77309968798</text:p>
          </table:table-cell>
        </table:table-row>
        <table:table-row table:style-name="ro1">
          <table:table-cell office:value-type="string" calcext:value-type="string">
            <text:p>Si2_3</text:p>
          </table:table-cell>
          <table:table-cell office:value-type="float" office:value="16777218" calcext:value-type="float">
            <text:p>16777218</text:p>
          </table:table-cell>
          <table:table-cell office:value-type="float" office:value="-47.5173" calcext:value-type="float">
            <text:p>-47.5173</text:p>
          </table:table-cell>
          <table:table-cell office:value-type="float" office:value="0.80285" calcext:value-type="float">
            <text:p>0.80285</text:p>
          </table:table-cell>
          <table:table-cell/>
          <table:table-cell office:value-type="float" office:value="13.3554" calcext:value-type="float">
            <text:p>13.3554</text:p>
          </table:table-cell>
          <table:table-cell office:value-type="float" office:value="12.0455" calcext:value-type="float">
            <text:p>12.0455</text:p>
          </table:table-cell>
          <table:table-cell office:value-type="float" office:value="12.8803" calcext:value-type="float">
            <text:p>12.8803</text:p>
          </table:table-cell>
          <table:table-cell/>
          <table:table-cell table:formula="of:=[.F53]*[.$D53]*2.355" office:value-type="float" office:value="25.25121170595" calcext:value-type="float">
            <text:p>25.25121170595</text:p>
          </table:table-cell>
          <table:table-cell table:formula="of:=[.G53]*[.$D53]*2.355" office:value-type="float" office:value="22.774568384625" calcext:value-type="float">
            <text:p>22.774568384625</text:p>
          </table:table-cell>
          <table:table-cell table:formula="of:=[.H53]*[.$D53]*2.355" office:value-type="float" office:value="24.352934553525" calcext:value-type="float">
            <text:p>24.352934553525</text:p>
          </table:table-cell>
        </table:table-row>
        <table:table-row table:style-name="ro1">
          <table:table-cell office:value-type="string" calcext:value-type="string">
            <text:p>Si2_4</text:p>
          </table:table-cell>
          <table:table-cell office:value-type="float" office:value="16777219" calcext:value-type="float">
            <text:p>16777219</text:p>
          </table:table-cell>
          <table:table-cell office:value-type="float" office:value="-42.0145" calcext:value-type="float">
            <text:p>-42.0145</text:p>
          </table:table-cell>
          <table:table-cell office:value-type="float" office:value="0.803246" calcext:value-type="float">
            <text:p>0.803246</text:p>
          </table:table-cell>
          <table:table-cell/>
          <table:table-cell office:value-type="float" office:value="16.2302" calcext:value-type="float">
            <text:p>16.2302</text:p>
          </table:table-cell>
          <table:table-cell office:value-type="float" office:value="16.4286" calcext:value-type="float">
            <text:p>16.4286</text:p>
          </table:table-cell>
          <table:table-cell office:value-type="float" office:value="16.2746" calcext:value-type="float">
            <text:p>16.2746</text:p>
          </table:table-cell>
          <table:table-cell/>
          <table:table-cell table:formula="of:=[.F54]*[.$D54]*2.355" office:value-type="float" office:value="30.701765804766" calcext:value-type="float">
            <text:p>30.701765804766</text:p>
          </table:table-cell>
          <table:table-cell table:formula="of:=[.G54]*[.$D54]*2.355" office:value-type="float" office:value="31.077068039838" calcext:value-type="float">
            <text:p>31.077068039838</text:p>
          </table:table-cell>
          <table:table-cell table:formula="of:=[.H54]*[.$D54]*2.355" office:value-type="float" office:value="30.785754813018" calcext:value-type="float">
            <text:p>30.785754813018</text:p>
          </table:table-cell>
        </table:table-row>
        <table:table-row table:style-name="ro1">
          <table:table-cell office:value-type="string" calcext:value-type="string">
            <text:p>Si2_5</text:p>
          </table:table-cell>
          <table:table-cell office:value-type="float" office:value="16777220" calcext:value-type="float">
            <text:p>16777220</text:p>
          </table:table-cell>
          <table:table-cell office:value-type="float" office:value="-44.2419" calcext:value-type="float">
            <text:p>-44.2419</text:p>
          </table:table-cell>
          <table:table-cell office:value-type="float" office:value="0.784162" calcext:value-type="float">
            <text:p>0.784162</text:p>
          </table:table-cell>
          <table:table-cell/>
          <table:table-cell office:value-type="float" office:value="15.0662" calcext:value-type="float">
            <text:p>15.0662</text:p>
          </table:table-cell>
          <table:table-cell office:value-type="float" office:value="14.3579" calcext:value-type="float">
            <text:p>14.3579</text:p>
          </table:table-cell>
          <table:table-cell office:value-type="float" office:value="13.5783" calcext:value-type="float">
            <text:p>13.5783</text:p>
          </table:table-cell>
          <table:table-cell/>
          <table:table-cell table:formula="of:=[.F55]*[.$D55]*2.355" office:value-type="float" office:value="27.822774289962" calcext:value-type="float">
            <text:p>27.822774289962</text:p>
          </table:table-cell>
          <table:table-cell table:formula="of:=[.G55]*[.$D55]*2.355" office:value-type="float" office:value="26.514755610429" calcext:value-type="float">
            <text:p>26.514755610429</text:p>
          </table:table-cell>
          <table:table-cell table:formula="of:=[.H55]*[.$D55]*2.355" office:value-type="float" office:value="25.075067113233" calcext:value-type="float">
            <text:p>25.075067113233</text:p>
          </table:table-cell>
        </table:table-row>
        <table:table-row table:style-name="ro1">
          <table:table-cell office:value-type="string" calcext:value-type="string">
            <text:p>Si2_6</text:p>
          </table:table-cell>
          <table:table-cell office:value-type="float" office:value="16777221" calcext:value-type="float">
            <text:p>16777221</text:p>
          </table:table-cell>
          <table:table-cell office:value-type="float" office:value="-42.3389" calcext:value-type="float">
            <text:p>-42.3389</text:p>
          </table:table-cell>
          <table:table-cell office:value-type="float" office:value="0.798767" calcext:value-type="float">
            <text:p>0.798767</text:p>
          </table:table-cell>
          <table:table-cell/>
          <table:table-cell office:value-type="float" office:value="14.6645" calcext:value-type="float">
            <text:p>14.6645</text:p>
          </table:table-cell>
          <table:table-cell office:value-type="float" office:value="13.9772" calcext:value-type="float">
            <text:p>13.9772</text:p>
          </table:table-cell>
          <table:table-cell office:value-type="float" office:value="13.7851" calcext:value-type="float">
            <text:p>13.7851</text:p>
          </table:table-cell>
          <table:table-cell/>
          <table:table-cell table:formula="of:=[.F56]*[.$D56]*2.355" office:value-type="float" office:value="27.5853364713825" calcext:value-type="float">
            <text:p>27.5853364713825</text:p>
          </table:table-cell>
          <table:table-cell table:formula="of:=[.G56]*[.$D56]*2.355" office:value-type="float" office:value="26.292458994702" calcext:value-type="float">
            <text:p>26.292458994702</text:p>
          </table:table-cell>
          <table:table-cell table:formula="of:=[.H56]*[.$D56]*2.355" office:value-type="float" office:value="25.9311003983535" calcext:value-type="float">
            <text:p>25.9311003983535</text:p>
          </table:table-cell>
        </table:table-row>
        <table:table-row table:style-name="ro1">
          <table:table-cell office:value-type="string" calcext:value-type="string">
            <text:p>Si2_7</text:p>
          </table:table-cell>
          <table:table-cell office:value-type="float" office:value="16777222" calcext:value-type="float">
            <text:p>16777222</text:p>
          </table:table-cell>
          <table:table-cell office:value-type="float" office:value="-49.6124" calcext:value-type="float">
            <text:p>-49.6124</text:p>
          </table:table-cell>
          <table:table-cell office:value-type="float" office:value="0.792788" calcext:value-type="float">
            <text:p>0.792788</text:p>
          </table:table-cell>
          <table:table-cell/>
          <table:table-cell office:value-type="float" office:value="17.2313" calcext:value-type="float">
            <text:p>17.2313</text:p>
          </table:table-cell>
          <table:table-cell office:value-type="float" office:value="17.0599" calcext:value-type="float">
            <text:p>17.0599</text:p>
          </table:table-cell>
          <table:table-cell office:value-type="float" office:value="18.1199" calcext:value-type="float">
            <text:p>18.1199</text:p>
          </table:table-cell>
          <table:table-cell/>
          <table:table-cell table:formula="of:=[.F57]*[.$D57]*2.355" office:value-type="float" office:value="32.171108320662" calcext:value-type="float">
            <text:p>32.171108320662</text:p>
          </table:table-cell>
          <table:table-cell table:formula="of:=[.G57]*[.$D57]*2.355" office:value-type="float" office:value="31.851101822826" calcext:value-type="float">
            <text:p>31.851101822826</text:p>
          </table:table-cell>
          <table:table-cell table:formula="of:=[.H57]*[.$D57]*2.355" office:value-type="float" office:value="33.830138507226" calcext:value-type="float">
            <text:p>33.830138507226</text:p>
          </table:table-cell>
        </table:table-row>
        <table:table-row table:style-name="ro1">
          <table:table-cell office:value-type="string" calcext:value-type="string">
            <text:p>Si2_8</text:p>
          </table:table-cell>
          <table:table-cell office:value-type="float" office:value="16777223" calcext:value-type="float">
            <text:p>16777223</text:p>
          </table:table-cell>
          <table:table-cell office:value-type="float" office:value="-46.2061" calcext:value-type="float">
            <text:p>-46.2061</text:p>
          </table:table-cell>
          <table:table-cell office:value-type="float" office:value="0.797374" calcext:value-type="float">
            <text:p>0.797374</text:p>
          </table:table-cell>
          <table:table-cell/>
          <table:table-cell office:value-type="float" office:value="14.4457" calcext:value-type="float">
            <text:p>14.4457</text:p>
          </table:table-cell>
          <table:table-cell office:value-type="float" office:value="13.4459" calcext:value-type="float">
            <text:p>13.4459</text:p>
          </table:table-cell>
          <table:table-cell office:value-type="float" office:value="12.5848" calcext:value-type="float">
            <text:p>12.5848</text:p>
          </table:table-cell>
          <table:table-cell/>
          <table:table-cell table:formula="of:=[.F58]*[.$D58]*2.355" office:value-type="float" office:value="27.126363268689" calcext:value-type="float">
            <text:p>27.126363268689</text:p>
          </table:table-cell>
          <table:table-cell table:formula="of:=[.G58]*[.$D58]*2.355" office:value-type="float" office:value="25.248923061843" calcext:value-type="float">
            <text:p>25.248923061843</text:p>
          </table:table-cell>
          <table:table-cell table:formula="of:=[.H58]*[.$D58]*2.355" office:value-type="float" office:value="23.631935902296" calcext:value-type="float">
            <text:p>23.631935902296</text:p>
          </table:table-cell>
        </table:table-row>
        <table:table-row table:style-name="ro1">
          <table:table-cell office:value-type="string" calcext:value-type="string">
            <text:p>Si2_9</text:p>
          </table:table-cell>
          <table:table-cell office:value-type="float" office:value="16777224" calcext:value-type="float">
            <text:p>16777224</text:p>
          </table:table-cell>
          <table:table-cell office:value-type="float" office:value="-40.5387" calcext:value-type="float">
            <text:p>-40.5387</text:p>
          </table:table-cell>
          <table:table-cell office:value-type="float" office:value="0.803007" calcext:value-type="float">
            <text:p>0.803007</text:p>
          </table:table-cell>
          <table:table-cell/>
          <table:table-cell office:value-type="float" office:value="18.122" calcext:value-type="float">
            <text:p>18.122</text:p>
          </table:table-cell>
          <table:table-cell office:value-type="float" office:value="17.2944" calcext:value-type="float">
            <text:p>17.2944</text:p>
          </table:table-cell>
          <table:table-cell office:value-type="float" office:value="17.869" calcext:value-type="float">
            <text:p>17.869</text:p>
          </table:table-cell>
          <table:table-cell/>
          <table:table-cell table:formula="of:=[.F59]*[.$D59]*2.355" office:value-type="float" office:value="34.27017867117" calcext:value-type="float">
            <text:p>34.27017867117</text:p>
          </table:table-cell>
          <table:table-cell table:formula="of:=[.G59]*[.$D59]*2.355" office:value-type="float" office:value="32.705119634184" calcext:value-type="float">
            <text:p>32.705119634184</text:p>
          </table:table-cell>
          <table:table-cell table:formula="of:=[.H59]*[.$D59]*2.355" office:value-type="float" office:value="33.791735055465" calcext:value-type="float">
            <text:p>33.791735055465</text:p>
          </table:table-cell>
        </table:table-row>
        <table:table-row table:style-name="ro1">
          <table:table-cell office:value-type="string" calcext:value-type="string">
            <text:p>Si2_10</text:p>
          </table:table-cell>
          <table:table-cell office:value-type="float" office:value="16777225" calcext:value-type="float">
            <text:p>16777225</text:p>
          </table:table-cell>
          <table:table-cell office:value-type="float" office:value="-46.7771" calcext:value-type="float">
            <text:p>-46.7771</text:p>
          </table:table-cell>
          <table:table-cell office:value-type="float" office:value="0.79559" calcext:value-type="float">
            <text:p>0.79559</text:p>
          </table:table-cell>
          <table:table-cell/>
          <table:table-cell office:value-type="float" office:value="18.4395" calcext:value-type="float">
            <text:p>18.4395</text:p>
          </table:table-cell>
          <table:table-cell office:value-type="float" office:value="16.9406" calcext:value-type="float">
            <text:p>16.9406</text:p>
          </table:table-cell>
          <table:table-cell office:value-type="float" office:value="17.5034" calcext:value-type="float">
            <text:p>17.5034</text:p>
          </table:table-cell>
          <table:table-cell/>
          <table:table-cell table:formula="of:=[.F60]*[.$D60]*2.355" office:value-type="float" office:value="34.548513650775" calcext:value-type="float">
            <text:p>34.548513650775</text:p>
          </table:table-cell>
          <table:table-cell table:formula="of:=[.G60]*[.$D60]*2.355" office:value-type="float" office:value="31.74015295167" calcext:value-type="float">
            <text:p>31.74015295167</text:p>
          </table:table-cell>
          <table:table-cell table:formula="of:=[.H60]*[.$D60]*2.355" office:value-type="float" office:value="32.79462316413" calcext:value-type="float">
            <text:p>32.79462316413</text:p>
          </table:table-cell>
        </table:table-row>
        <table:table-row table:style-name="ro1">
          <table:table-cell office:value-type="string" calcext:value-type="string">
            <text:p>Si2_11</text:p>
          </table:table-cell>
          <table:table-cell office:value-type="float" office:value="16777226" calcext:value-type="float">
            <text:p>16777226</text:p>
          </table:table-cell>
          <table:table-cell office:value-type="float" office:value="-58.1244" calcext:value-type="float">
            <text:p>-58.1244</text:p>
          </table:table-cell>
          <table:table-cell office:value-type="float" office:value="0.791187" calcext:value-type="float">
            <text:p>0.791187</text:p>
          </table:table-cell>
          <table:table-cell/>
          <table:table-cell office:value-type="float" office:value="17.1096" calcext:value-type="float">
            <text:p>17.1096</text:p>
          </table:table-cell>
          <table:table-cell office:value-type="float" office:value="14.8126" calcext:value-type="float">
            <text:p>14.8126</text:p>
          </table:table-cell>
          <table:table-cell office:value-type="float" office:value="14.718" calcext:value-type="float">
            <text:p>14.718</text:p>
          </table:table-cell>
          <table:table-cell/>
          <table:table-cell table:formula="of:=[.F61]*[.$D61]*2.355" office:value-type="float" office:value="31.879383239196" calcext:value-type="float">
            <text:p>31.879383239196</text:p>
          </table:table-cell>
          <table:table-cell table:formula="of:=[.G61]*[.$D61]*2.355" office:value-type="float" office:value="27.599508589851" calcext:value-type="float">
            <text:p>27.599508589851</text:p>
          </table:table-cell>
          <table:table-cell table:formula="of:=[.H61]*[.$D61]*2.355" office:value-type="float" office:value="27.42324557643" calcext:value-type="float">
            <text:p>27.42324557643</text:p>
          </table:table-cell>
        </table:table-row>
        <table:table-row table:style-name="ro1">
          <table:table-cell office:value-type="string" calcext:value-type="string">
            <text:p>Si2_12</text:p>
          </table:table-cell>
          <table:table-cell office:value-type="float" office:value="16777227" calcext:value-type="float">
            <text:p>16777227</text:p>
          </table:table-cell>
          <table:table-cell office:value-type="float" office:value="-39.9668" calcext:value-type="float">
            <text:p>-39.9668</text:p>
          </table:table-cell>
          <table:table-cell office:value-type="float" office:value="0.791389" calcext:value-type="float">
            <text:p>0.791389</text:p>
          </table:table-cell>
          <table:table-cell/>
          <table:table-cell office:value-type="float" office:value="20.5272" calcext:value-type="float">
            <text:p>20.5272</text:p>
          </table:table-cell>
          <table:table-cell office:value-type="float" office:value="19.8861" calcext:value-type="float">
            <text:p>19.8861</text:p>
          </table:table-cell>
          <table:table-cell office:value-type="float" office:value="21.0486" calcext:value-type="float">
            <text:p>21.0486</text:p>
          </table:table-cell>
          <table:table-cell/>
          <table:table-cell table:formula="of:=[.F62]*[.$D62]*2.355" office:value-type="float" office:value="38.256975661284" calcext:value-type="float">
            <text:p>38.256975661284</text:p>
          </table:table-cell>
          <table:table-cell table:formula="of:=[.G62]*[.$D62]*2.355" office:value-type="float" office:value="37.0621440672795" calcext:value-type="float">
            <text:p>37.0621440672795</text:p>
          </table:table-cell>
          <table:table-cell table:formula="of:=[.H62]*[.$D62]*2.355" office:value-type="float" office:value="39.228719840217" calcext:value-type="float">
            <text:p>39.228719840217</text:p>
          </table:table-cell>
        </table:table-row>
        <table:table-row table:style-name="ro1">
          <table:table-cell office:value-type="string" calcext:value-type="string">
            <text:p>Si2_13</text:p>
          </table:table-cell>
          <table:table-cell office:value-type="float" office:value="16777228" calcext:value-type="float">
            <text:p>16777228</text:p>
          </table:table-cell>
          <table:table-cell office:value-type="float" office:value="-57.7614" calcext:value-type="float">
            <text:p>-57.7614</text:p>
          </table:table-cell>
          <table:table-cell office:value-type="float" office:value="0.80733" calcext:value-type="float">
            <text:p>0.80733</text:p>
          </table:table-cell>
          <table:table-cell/>
          <table:table-cell office:value-type="float" office:value="21.6582" calcext:value-type="float">
            <text:p>21.6582</text:p>
          </table:table-cell>
          <table:table-cell office:value-type="float" office:value="21.3338" calcext:value-type="float">
            <text:p>21.3338</text:p>
          </table:table-cell>
          <table:table-cell office:value-type="float" office:value="22.1578" calcext:value-type="float">
            <text:p>22.1578</text:p>
          </table:table-cell>
          <table:table-cell/>
          <table:table-cell table:formula="of:=[.F63]*[.$D63]*2.355" office:value-type="float" office:value="41.17791589713" calcext:value-type="float">
            <text:p>41.17791589713</text:p>
          </table:table-cell>
          <table:table-cell table:formula="of:=[.G63]*[.$D63]*2.355" office:value-type="float" office:value="40.56114645567" calcext:value-type="float">
            <text:p>40.56114645567</text:p>
          </table:table-cell>
          <table:table-cell table:formula="of:=[.H63]*[.$D63]*2.355" office:value-type="float" office:value="42.12778646727" calcext:value-type="float">
            <text:p>42.12778646727</text:p>
          </table:table-cell>
        </table:table-row>
        <table:table-row table:style-name="ro1">
          <table:table-cell office:value-type="string" calcext:value-type="string">
            <text:p>Si2_14</text:p>
          </table:table-cell>
          <table:table-cell office:value-type="float" office:value="16777229" calcext:value-type="float">
            <text:p>16777229</text:p>
          </table:table-cell>
          <table:table-cell office:value-type="float" office:value="-40.1461" calcext:value-type="float">
            <text:p>-40.1461</text:p>
          </table:table-cell>
          <table:table-cell office:value-type="float" office:value="0.812771" calcext:value-type="float">
            <text:p>0.812771</text:p>
          </table:table-cell>
          <table:table-cell/>
          <table:table-cell office:value-type="float" office:value="17.3551" calcext:value-type="float">
            <text:p>17.3551</text:p>
          </table:table-cell>
          <table:table-cell office:value-type="float" office:value="16.5366" calcext:value-type="float">
            <text:p>16.5366</text:p>
          </table:table-cell>
          <table:table-cell office:value-type="float" office:value="18.0455" calcext:value-type="float">
            <text:p>18.0455</text:p>
          </table:table-cell>
          <table:table-cell/>
          <table:table-cell table:formula="of:=[.F64]*[.$D64]*2.355" office:value-type="float" office:value="33.2189752678455" calcext:value-type="float">
            <text:p>33.2189752678455</text:p>
          </table:table-cell>
          <table:table-cell table:formula="of:=[.G64]*[.$D64]*2.355" office:value-type="float" office:value="31.652304303303" calcext:value-type="float">
            <text:p>31.652304303303</text:p>
          </table:table-cell>
          <table:table-cell table:formula="of:=[.H64]*[.$D64]*2.355" office:value-type="float" office:value="34.5404531345775" calcext:value-type="float">
            <text:p>34.5404531345775</text:p>
          </table:table-cell>
        </table:table-row>
        <table:table-row table:style-name="ro1">
          <table:table-cell office:value-type="string" calcext:value-type="string">
            <text:p>Si2_15</text:p>
          </table:table-cell>
          <table:table-cell office:value-type="float" office:value="16777230" calcext:value-type="float">
            <text:p>16777230</text:p>
          </table:table-cell>
          <table:table-cell office:value-type="float" office:value="-51.2798" calcext:value-type="float">
            <text:p>-51.2798</text:p>
          </table:table-cell>
          <table:table-cell office:value-type="float" office:value="0.783558" calcext:value-type="float">
            <text:p>0.783558</text:p>
          </table:table-cell>
          <table:table-cell/>
          <table:table-cell office:value-type="float" office:value="18.0883" calcext:value-type="float">
            <text:p>18.0883</text:p>
          </table:table-cell>
          <table:table-cell office:value-type="float" office:value="16.8406" calcext:value-type="float">
            <text:p>16.8406</text:p>
          </table:table-cell>
          <table:table-cell office:value-type="float" office:value="18.0055" calcext:value-type="float">
            <text:p>18.0055</text:p>
          </table:table-cell>
          <table:table-cell/>
          <table:table-cell table:formula="of:=[.F65]*[.$D65]*2.355" office:value-type="float" office:value="33.377961763647" calcext:value-type="float">
            <text:p>33.377961763647</text:p>
          </table:table-cell>
          <table:table-cell table:formula="of:=[.G65]*[.$D65]*2.355" office:value-type="float" office:value="31.075607043054" calcext:value-type="float">
            <text:p>31.075607043054</text:p>
          </table:table-cell>
          <table:table-cell table:formula="of:=[.H65]*[.$D65]*2.355" office:value-type="float" office:value="33.225172654995" calcext:value-type="float">
            <text:p>33.225172654995</text:p>
          </table:table-cell>
        </table:table-row>
        <table:table-row table:style-name="ro1">
          <table:table-cell office:value-type="string" calcext:value-type="string">
            <text:p>Si2_16</text:p>
          </table:table-cell>
          <table:table-cell office:value-type="float" office:value="16777231" calcext:value-type="float">
            <text:p>16777231</text:p>
          </table:table-cell>
          <table:table-cell office:value-type="float" office:value="-38.8532" calcext:value-type="float">
            <text:p>-38.8532</text:p>
          </table:table-cell>
          <table:table-cell office:value-type="float" office:value="0.777537" calcext:value-type="float">
            <text:p>0.777537</text:p>
          </table:table-cell>
          <table:table-cell/>
          <table:table-cell office:value-type="float" office:value="25.4834" calcext:value-type="float">
            <text:p>25.4834</text:p>
          </table:table-cell>
          <table:table-cell office:value-type="float" office:value="24.0367" calcext:value-type="float">
            <text:p>24.0367</text:p>
          </table:table-cell>
          <table:table-cell table:number-columns-repeated="2"/>
          <table:table-cell table:formula="of:=[.F66]*[.$D66]*2.355" office:value-type="float" office:value="46.662644438559" calcext:value-type="float">
            <text:p>46.662644438559</text:p>
          </table:table-cell>
          <table:table-cell table:formula="of:=[.G66]*[.$D66]*2.355" office:value-type="float" office:value="44.0135925966045" calcext:value-type="float">
            <text:p>44.0135925966045</text:p>
          </table:table-cell>
          <table:table-cell table:formula="of:=[.H66]*[.$D66]*2.3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2_17</text:p>
          </table:table-cell>
          <table:table-cell office:value-type="float" office:value="16777232" calcext:value-type="float">
            <text:p>16777232</text:p>
          </table:table-cell>
          <table:table-cell office:value-type="float" office:value="-61.3608" calcext:value-type="float">
            <text:p>-61.3608</text:p>
          </table:table-cell>
          <table:table-cell office:value-type="float" office:value="0.81335" calcext:value-type="float">
            <text:p>0.81335</text:p>
          </table:table-cell>
          <table:table-cell/>
          <table:table-cell office:value-type="float" office:value="10.1484" calcext:value-type="float">
            <text:p>10.1484</text:p>
          </table:table-cell>
          <table:table-cell office:value-type="float" office:value="9.77123" calcext:value-type="float">
            <text:p>9.77123</text:p>
          </table:table-cell>
          <table:table-cell office:value-type="float" office:value="9.71837" calcext:value-type="float">
            <text:p>9.71837</text:p>
          </table:table-cell>
          <table:table-cell/>
          <table:table-cell table:formula="of:=[.F67]*[.$D67]*2.355" office:value-type="float" office:value="19.4386436847" calcext:value-type="float">
            <text:p>19.4386436847</text:p>
          </table:table-cell>
          <table:table-cell table:formula="of:=[.G67]*[.$D67]*2.355" office:value-type="float" office:value="18.7161974627775" calcext:value-type="float">
            <text:p>18.7161974627775</text:p>
          </table:table-cell>
          <table:table-cell table:formula="of:=[.H67]*[.$D67]*2.355" office:value-type="float" office:value="18.6149473440225" calcext:value-type="float">
            <text:p>18.6149473440225</text:p>
          </table:table-cell>
        </table:table-row>
        <table:table-row table:style-name="ro1">
          <table:table-cell office:value-type="string" calcext:value-type="string">
            <text:p>Si2_18</text:p>
          </table:table-cell>
          <table:table-cell office:value-type="float" office:value="16777233" calcext:value-type="float">
            <text:p>16777233</text:p>
          </table:table-cell>
          <table:table-cell office:value-type="float" office:value="-47.7193" calcext:value-type="float">
            <text:p>-47.7193</text:p>
          </table:table-cell>
          <table:table-cell office:value-type="float" office:value="0.792121" calcext:value-type="float">
            <text:p>0.792121</text:p>
          </table:table-cell>
          <table:table-cell/>
          <table:table-cell office:value-type="float" office:value="10.0788" calcext:value-type="float">
            <text:p>10.0788</text:p>
          </table:table-cell>
          <table:table-cell office:value-type="float" office:value="7.56035" calcext:value-type="float">
            <text:p>7.56035</text:p>
          </table:table-cell>
          <table:table-cell office:value-type="float" office:value="8.03922" calcext:value-type="float">
            <text:p>8.03922</text:p>
          </table:table-cell>
          <table:table-cell/>
          <table:table-cell table:formula="of:=[.F68]*[.$D68]*2.355" office:value-type="float" office:value="18.801446612454" calcext:value-type="float">
            <text:p>18.801446612454</text:p>
          </table:table-cell>
          <table:table-cell table:formula="of:=[.G68]*[.$D68]*2.355" office:value-type="float" office:value="14.1034167655343" calcext:value-type="float">
            <text:p>14.1034167655343</text:p>
          </table:table-cell>
          <table:table-cell table:formula="of:=[.H68]*[.$D68]*2.355" office:value-type="float" office:value="14.9967223911351" calcext:value-type="float">
            <text:p>14.9967223911351</text:p>
          </table:table-cell>
        </table:table-row>
        <table:table-row table:style-name="ro1">
          <table:table-cell office:value-type="string" calcext:value-type="string">
            <text:p>Si2_19</text:p>
          </table:table-cell>
          <table:table-cell office:value-type="float" office:value="16777234" calcext:value-type="float">
            <text:p>16777234</text:p>
          </table:table-cell>
          <table:table-cell office:value-type="float" office:value="-53.0166" calcext:value-type="float">
            <text:p>-53.0166</text:p>
          </table:table-cell>
          <table:table-cell office:value-type="float" office:value="0.801365" calcext:value-type="float">
            <text:p>0.801365</text:p>
          </table:table-cell>
          <table:table-cell/>
          <table:table-cell office:value-type="float" office:value="9.58261" calcext:value-type="float">
            <text:p>9.58261</text:p>
          </table:table-cell>
          <table:table-cell office:value-type="float" office:value="8.43714" calcext:value-type="float">
            <text:p>8.43714</text:p>
          </table:table-cell>
          <table:table-cell office:value-type="float" office:value="8.12905" calcext:value-type="float">
            <text:p>8.12905</text:p>
          </table:table-cell>
          <table:table-cell/>
          <table:table-cell table:formula="of:=[.F69]*[.$D69]*2.355" office:value-type="float" office:value="18.0844412585407" calcext:value-type="float">
            <text:p>18.0844412585407</text:p>
          </table:table-cell>
          <table:table-cell table:formula="of:=[.G69]*[.$D69]*2.355" office:value-type="float" office:value="15.9226935793155" calcext:value-type="float">
            <text:p>15.9226935793155</text:p>
          </table:table-cell>
          <table:table-cell table:formula="of:=[.H69]*[.$D69]*2.355" office:value-type="float" office:value="15.3412616409038" calcext:value-type="float">
            <text:p>15.3412616409038</text:p>
          </table:table-cell>
        </table:table-row>
        <table:table-row table:style-name="ro1">
          <table:table-cell office:value-type="string" calcext:value-type="string">
            <text:p>Si2_20</text:p>
          </table:table-cell>
          <table:table-cell office:value-type="float" office:value="16777235" calcext:value-type="float">
            <text:p>16777235</text:p>
          </table:table-cell>
          <table:table-cell office:value-type="float" office:value="-46.1084" calcext:value-type="float">
            <text:p>-46.1084</text:p>
          </table:table-cell>
          <table:table-cell office:value-type="float" office:value="0.783237" calcext:value-type="float">
            <text:p>0.783237</text:p>
          </table:table-cell>
          <table:table-cell/>
          <table:table-cell office:value-type="float" office:value="10.3282" calcext:value-type="float">
            <text:p>10.3282</text:p>
          </table:table-cell>
          <table:table-cell office:value-type="float" office:value="8.36799" calcext:value-type="float">
            <text:p>8.36799</text:p>
          </table:table-cell>
          <table:table-cell office:value-type="float" office:value="8.36444" calcext:value-type="float">
            <text:p>8.36444</text:p>
          </table:table-cell>
          <table:table-cell/>
          <table:table-cell table:formula="of:=[.F70]*[.$D70]*2.355" office:value-type="float" office:value="19.050603842907" calcext:value-type="float">
            <text:p>19.050603842907</text:p>
          </table:table-cell>
          <table:table-cell table:formula="of:=[.G70]*[.$D70]*2.355" office:value-type="float" office:value="15.4349511484486" calcext:value-type="float">
            <text:p>15.4349511484486</text:p>
          </table:table-cell>
          <table:table-cell table:formula="of:=[.H70]*[.$D70]*2.355" office:value-type="float" office:value="15.4284030913194" calcext:value-type="float">
            <text:p>15.4284030913194</text:p>
          </table:table-cell>
        </table:table-row>
        <table:table-row table:style-name="ro1">
          <table:table-cell office:value-type="string" calcext:value-type="string">
            <text:p>Si2_21</text:p>
          </table:table-cell>
          <table:table-cell office:value-type="float" office:value="16777236" calcext:value-type="float">
            <text:p>16777236</text:p>
          </table:table-cell>
          <table:table-cell office:value-type="float" office:value="-59.6869" calcext:value-type="float">
            <text:p>-59.6869</text:p>
          </table:table-cell>
          <table:table-cell office:value-type="float" office:value="0.781639" calcext:value-type="float">
            <text:p>0.781639</text:p>
          </table:table-cell>
          <table:table-cell/>
          <table:table-cell office:value-type="float" office:value="9.34391" calcext:value-type="float">
            <text:p>9.34391</text:p>
          </table:table-cell>
          <table:table-cell office:value-type="float" office:value="8.59496" calcext:value-type="float">
            <text:p>8.59496</text:p>
          </table:table-cell>
          <table:table-cell office:value-type="float" office:value="8.46556" calcext:value-type="float">
            <text:p>8.46556</text:p>
          </table:table-cell>
          <table:table-cell/>
          <table:table-cell table:formula="of:=[.F71]*[.$D71]*2.355" office:value-type="float" office:value="17.1998943232939" calcext:value-type="float">
            <text:p>17.1998943232939</text:p>
          </table:table-cell>
          <table:table-cell table:formula="of:=[.G71]*[.$D71]*2.355" office:value-type="float" office:value="15.8212572373812" calcext:value-type="float">
            <text:p>15.8212572373812</text:p>
          </table:table-cell>
          <table:table-cell table:formula="of:=[.H71]*[.$D71]*2.355" office:value-type="float" office:value="15.5830629134382" calcext:value-type="float">
            <text:p>15.5830629134382</text:p>
          </table:table-cell>
        </table:table-row>
        <table:table-row table:style-name="ro1">
          <table:table-cell office:value-type="string" calcext:value-type="string">
            <text:p>Si2_22</text:p>
          </table:table-cell>
          <table:table-cell office:value-type="float" office:value="16777237" calcext:value-type="float">
            <text:p>16777237</text:p>
          </table:table-cell>
          <table:table-cell office:value-type="float" office:value="-50.537" calcext:value-type="float">
            <text:p>-50.537</text:p>
          </table:table-cell>
          <table:table-cell office:value-type="float" office:value="0.819049" calcext:value-type="float">
            <text:p>0.819049</text:p>
          </table:table-cell>
          <table:table-cell/>
          <table:table-cell office:value-type="float" office:value="10.3719" calcext:value-type="float">
            <text:p>10.3719</text:p>
          </table:table-cell>
          <table:table-cell office:value-type="float" office:value="8.20894" calcext:value-type="float">
            <text:p>8.20894</text:p>
          </table:table-cell>
          <table:table-cell office:value-type="float" office:value="8.39222" calcext:value-type="float">
            <text:p>8.39222</text:p>
          </table:table-cell>
          <table:table-cell/>
          <table:table-cell table:formula="of:=[.F72]*[.$D72]*2.355" office:value-type="float" office:value="20.0059471309005" calcext:value-type="float">
            <text:p>20.0059471309005</text:p>
          </table:table-cell>
          <table:table-cell table:formula="of:=[.G72]*[.$D72]*2.355" office:value-type="float" office:value="15.8338992509313" calcext:value-type="float">
            <text:p>15.8338992509313</text:p>
          </table:table-cell>
          <table:table-cell table:formula="of:=[.H72]*[.$D72]*2.355" office:value-type="float" office:value="16.1874207841269" calcext:value-type="float">
            <text:p>16.1874207841269</text:p>
          </table:table-cell>
        </table:table-row>
        <table:table-row table:style-name="ro1">
          <table:table-cell office:value-type="string" calcext:value-type="string">
            <text:p>Si2_23</text:p>
          </table:table-cell>
          <table:table-cell office:value-type="float" office:value="16777238" calcext:value-type="float">
            <text:p>16777238</text:p>
          </table:table-cell>
          <table:table-cell office:value-type="float" office:value="-55.8757" calcext:value-type="float">
            <text:p>-55.8757</text:p>
          </table:table-cell>
          <table:table-cell office:value-type="float" office:value="0.770416" calcext:value-type="float">
            <text:p>0.770416</text:p>
          </table:table-cell>
          <table:table-cell/>
          <table:table-cell office:value-type="float" office:value="9.89851" calcext:value-type="float">
            <text:p>9.89851</text:p>
          </table:table-cell>
          <table:table-cell office:value-type="float" office:value="8.88433" calcext:value-type="float">
            <text:p>8.88433</text:p>
          </table:table-cell>
          <table:table-cell office:value-type="float" office:value="8.19662" calcext:value-type="float">
            <text:p>8.19662</text:p>
          </table:table-cell>
          <table:table-cell/>
          <table:table-cell table:formula="of:=[.F73]*[.$D73]*2.355" office:value-type="float" office:value="17.9591604807768" calcext:value-type="float">
            <text:p>17.9591604807768</text:p>
          </table:table-cell>
          <table:table-cell table:formula="of:=[.G73]*[.$D73]*2.355" office:value-type="float" office:value="16.1191036059144" calcext:value-type="float">
            <text:p>16.1191036059144</text:p>
          </table:table-cell>
          <table:table-cell table:formula="of:=[.H73]*[.$D73]*2.355" office:value-type="float" office:value="14.8713709416816" calcext:value-type="float">
            <text:p>14.8713709416816</text:p>
          </table:table-cell>
        </table:table-row>
        <table:table-row table:style-name="ro1">
          <table:table-cell office:value-type="string" calcext:value-type="string">
            <text:p>Si2_24</text:p>
          </table:table-cell>
          <table:table-cell office:value-type="float" office:value="16777239" calcext:value-type="float">
            <text:p>16777239</text:p>
          </table:table-cell>
          <table:table-cell office:value-type="float" office:value="-48.6048" calcext:value-type="float">
            <text:p>-48.6048</text:p>
          </table:table-cell>
          <table:table-cell office:value-type="float" office:value="0.797117" calcext:value-type="float">
            <text:p>0.797117</text:p>
          </table:table-cell>
          <table:table-cell/>
          <table:table-cell office:value-type="float" office:value="10.0416" calcext:value-type="float">
            <text:p>10.0416</text:p>
          </table:table-cell>
          <table:table-cell office:value-type="float" office:value="8.35715" calcext:value-type="float">
            <text:p>8.35715</text:p>
          </table:table-cell>
          <table:table-cell office:value-type="float" office:value="8.16717" calcext:value-type="float">
            <text:p>8.16717</text:p>
          </table:table-cell>
          <table:table-cell/>
          <table:table-cell table:formula="of:=[.F74]*[.$D74]*2.355" office:value-type="float" office:value="18.850197308256" calcext:value-type="float">
            <text:p>18.850197308256</text:p>
          </table:table-cell>
          <table:table-cell table:formula="of:=[.G74]*[.$D74]*2.355" office:value-type="float" office:value="15.6881300225753" calcext:value-type="float">
            <text:p>15.6881300225753</text:p>
          </table:table-cell>
          <table:table-cell table:formula="of:=[.H74]*[.$D74]*2.355" office:value-type="float" office:value="15.331497565136" calcext:value-type="float">
            <text:p>15.331497565136</text:p>
          </table:table-cell>
        </table:table-row>
        <table:table-row table:style-name="ro1">
          <table:table-cell office:value-type="string" calcext:value-type="string">
            <text:p>Si2_25</text:p>
          </table:table-cell>
          <table:table-cell office:value-type="float" office:value="16777240" calcext:value-type="float">
            <text:p>16777240</text:p>
          </table:table-cell>
          <table:table-cell office:value-type="float" office:value="-54.6952" calcext:value-type="float">
            <text:p>-54.6952</text:p>
          </table:table-cell>
          <table:table-cell office:value-type="float" office:value="0.799786" calcext:value-type="float">
            <text:p>0.799786</text:p>
          </table:table-cell>
          <table:table-cell/>
          <table:table-cell office:value-type="float" office:value="10.8585" calcext:value-type="float">
            <text:p>10.8585</text:p>
          </table:table-cell>
          <table:table-cell office:value-type="float" office:value="8.57181" calcext:value-type="float">
            <text:p>8.57181</text:p>
          </table:table-cell>
          <table:table-cell office:value-type="float" office:value="8.2977" calcext:value-type="float">
            <text:p>8.2977</text:p>
          </table:table-cell>
          <table:table-cell/>
          <table:table-cell table:formula="of:=[.F75]*[.$D75]*2.355" office:value-type="float" office:value="20.451941641755" calcext:value-type="float">
            <text:p>20.451941641755</text:p>
          </table:table-cell>
          <table:table-cell table:formula="of:=[.G75]*[.$D75]*2.355" office:value-type="float" office:value="16.1449701049143" calcext:value-type="float">
            <text:p>16.1449701049143</text:p>
          </table:table-cell>
          <table:table-cell table:formula="of:=[.H75]*[.$D75]*2.355" office:value-type="float" office:value="15.628685008131" calcext:value-type="float">
            <text:p>15.628685008131</text:p>
          </table:table-cell>
        </table:table-row>
        <table:table-row table:style-name="ro1">
          <table:table-cell office:value-type="string" calcext:value-type="string">
            <text:p>Si2_26</text:p>
          </table:table-cell>
          <table:table-cell office:value-type="float" office:value="16777241" calcext:value-type="float">
            <text:p>16777241</text:p>
          </table:table-cell>
          <table:table-cell office:value-type="float" office:value="-56.3904" calcext:value-type="float">
            <text:p>-56.3904</text:p>
          </table:table-cell>
          <table:table-cell office:value-type="float" office:value="0.79329" calcext:value-type="float">
            <text:p>0.79329</text:p>
          </table:table-cell>
          <table:table-cell/>
          <table:table-cell office:value-type="float" office:value="10.317" calcext:value-type="float">
            <text:p>10.317</text:p>
          </table:table-cell>
          <table:table-cell office:value-type="float" office:value="8.48561" calcext:value-type="float">
            <text:p>8.48561</text:p>
          </table:table-cell>
          <table:table-cell office:value-type="float" office:value="8.52446" calcext:value-type="float">
            <text:p>8.52446</text:p>
          </table:table-cell>
          <table:table-cell/>
          <table:table-cell table:formula="of:=[.F76]*[.$D76]*2.355" office:value-type="float" office:value="19.27419825015" calcext:value-type="float">
            <text:p>19.27419825015</text:p>
          </table:table-cell>
          <table:table-cell table:formula="of:=[.G76]*[.$D76]*2.355" office:value-type="float" office:value="15.8527992064995" calcext:value-type="float">
            <text:p>15.8527992064995</text:p>
          </table:table-cell>
          <table:table-cell table:formula="of:=[.H76]*[.$D76]*2.355" office:value-type="float" office:value="15.925378696857" calcext:value-type="float">
            <text:p>15.925378696857</text:p>
          </table:table-cell>
        </table:table-row>
        <table:table-row table:style-name="ro1">
          <table:table-cell office:value-type="string" calcext:value-type="string">
            <text:p>Si2_27</text:p>
          </table:table-cell>
          <table:table-cell office:value-type="float" office:value="16777242" calcext:value-type="float">
            <text:p>16777242</text:p>
          </table:table-cell>
          <table:table-cell office:value-type="float" office:value="-68.5793" calcext:value-type="float">
            <text:p>-68.5793</text:p>
          </table:table-cell>
          <table:table-cell office:value-type="float" office:value="0.792051" calcext:value-type="float">
            <text:p>0.792051</text:p>
          </table:table-cell>
          <table:table-cell/>
          <table:table-cell office:value-type="float" office:value="9.46942" calcext:value-type="float">
            <text:p>9.46942</text:p>
          </table:table-cell>
          <table:table-cell office:value-type="float" office:value="8.38287" calcext:value-type="float">
            <text:p>8.38287</text:p>
          </table:table-cell>
          <table:table-cell office:value-type="float" office:value="8.35686" calcext:value-type="float">
            <text:p>8.35686</text:p>
          </table:table-cell>
          <table:table-cell/>
          <table:table-cell table:formula="of:=[.F77]*[.$D77]*2.355" office:value-type="float" office:value="17.6631207318891" calcext:value-type="float">
            <text:p>17.6631207318891</text:p>
          </table:table-cell>
          <table:table-cell table:formula="of:=[.G77]*[.$D77]*2.355" office:value-type="float" office:value="15.6364006338013" calcext:value-type="float">
            <text:p>15.6364006338013</text:p>
          </table:table-cell>
          <table:table-cell table:formula="of:=[.H77]*[.$D77]*2.355" office:value-type="float" office:value="15.5878846982703" calcext:value-type="float">
            <text:p>15.5878846982703</text:p>
          </table:table-cell>
        </table:table-row>
        <table:table-row table:style-name="ro1">
          <table:table-cell office:value-type="string" calcext:value-type="string">
            <text:p>Si2_28</text:p>
          </table:table-cell>
          <table:table-cell office:value-type="float" office:value="16777243" calcext:value-type="float">
            <text:p>16777243</text:p>
          </table:table-cell>
          <table:table-cell office:value-type="float" office:value="-54.6433" calcext:value-type="float">
            <text:p>-54.6433</text:p>
          </table:table-cell>
          <table:table-cell office:value-type="float" office:value="0.800144" calcext:value-type="float">
            <text:p>0.800144</text:p>
          </table:table-cell>
          <table:table-cell/>
          <table:table-cell office:value-type="float" office:value="9.93836" calcext:value-type="float">
            <text:p>9.93836</text:p>
          </table:table-cell>
          <table:table-cell office:value-type="float" office:value="8.26608" calcext:value-type="float">
            <text:p>8.26608</text:p>
          </table:table-cell>
          <table:table-cell office:value-type="float" office:value="8.27385" calcext:value-type="float">
            <text:p>8.27385</text:p>
          </table:table-cell>
          <table:table-cell/>
          <table:table-cell table:formula="of:=[.F78]*[.$D78]*2.355" office:value-type="float" office:value="18.7272405366432" calcext:value-type="float">
            <text:p>18.7272405366432</text:p>
          </table:table-cell>
          <table:table-cell table:formula="of:=[.G78]*[.$D78]*2.355" office:value-type="float" office:value="15.5760979130496" calcext:value-type="float">
            <text:p>15.5760979130496</text:p>
          </table:table-cell>
          <table:table-cell table:formula="of:=[.H78]*[.$D78]*2.355" office:value-type="float" office:value="15.590739228012" calcext:value-type="float">
            <text:p>15.590739228012</text:p>
          </table:table-cell>
        </table:table-row>
        <table:table-row table:style-name="ro1">
          <table:table-cell office:value-type="string" calcext:value-type="string">
            <text:p>Si2_29</text:p>
          </table:table-cell>
          <table:table-cell office:value-type="float" office:value="16777244" calcext:value-type="float">
            <text:p>16777244</text:p>
          </table:table-cell>
          <table:table-cell office:value-type="float" office:value="-58.9708" calcext:value-type="float">
            <text:p>-58.9708</text:p>
          </table:table-cell>
          <table:table-cell office:value-type="float" office:value="0.813786" calcext:value-type="float">
            <text:p>0.813786</text:p>
          </table:table-cell>
          <table:table-cell/>
          <table:table-cell office:value-type="float" office:value="9.39367" calcext:value-type="float">
            <text:p>9.39367</text:p>
          </table:table-cell>
          <table:table-cell office:value-type="float" office:value="8.06612" calcext:value-type="float">
            <text:p>8.06612</text:p>
          </table:table-cell>
          <table:table-cell office:value-type="float" office:value="7.74975" calcext:value-type="float">
            <text:p>7.74975</text:p>
          </table:table-cell>
          <table:table-cell/>
          <table:table-cell table:formula="of:=[.F79]*[.$D79]*2.355" office:value-type="float" office:value="18.0026494520301" calcext:value-type="float">
            <text:p>18.0026494520301</text:p>
          </table:table-cell>
          <table:table-cell table:formula="of:=[.G79]*[.$D79]*2.355" office:value-type="float" office:value="15.4584449739036" calcext:value-type="float">
            <text:p>15.4584449739036</text:p>
          </table:table-cell>
          <table:table-cell table:formula="of:=[.H79]*[.$D79]*2.355" office:value-type="float" office:value="14.8521326159925" calcext:value-type="float">
            <text:p>14.8521326159925</text:p>
          </table:table-cell>
        </table:table-row>
        <table:table-row table:style-name="ro1">
          <table:table-cell office:value-type="string" calcext:value-type="string">
            <text:p>Si2_30</text:p>
          </table:table-cell>
          <table:table-cell office:value-type="float" office:value="16777245" calcext:value-type="float">
            <text:p>16777245</text:p>
          </table:table-cell>
          <table:table-cell office:value-type="float" office:value="-56.4791" calcext:value-type="float">
            <text:p>-56.4791</text:p>
          </table:table-cell>
          <table:table-cell office:value-type="float" office:value="0.793088" calcext:value-type="float">
            <text:p>0.793088</text:p>
          </table:table-cell>
          <table:table-cell/>
          <table:table-cell office:value-type="float" office:value="9.92713" calcext:value-type="float">
            <text:p>9.92713</text:p>
          </table:table-cell>
          <table:table-cell office:value-type="float" office:value="8.5643" calcext:value-type="float">
            <text:p>8.5643</text:p>
          </table:table-cell>
          <table:table-cell office:value-type="float" office:value="8.45827" calcext:value-type="float">
            <text:p>8.45827</text:p>
          </table:table-cell>
          <table:table-cell/>
          <table:table-cell table:formula="of:=[.F80]*[.$D80]*2.355" office:value-type="float" office:value="18.5411214803712" calcext:value-type="float">
            <text:p>18.5411214803712</text:p>
          </table:table-cell>
          <table:table-cell table:formula="of:=[.G80]*[.$D80]*2.355" office:value-type="float" office:value="15.995733580032" calcext:value-type="float">
            <text:p>15.995733580032</text:p>
          </table:table-cell>
          <table:table-cell table:formula="of:=[.H80]*[.$D80]*2.355" office:value-type="float" office:value="15.7976989909248" calcext:value-type="float">
            <text:p>15.7976989909248</text:p>
          </table:table-cell>
        </table:table-row>
        <table:table-row table:style-name="ro1">
          <table:table-cell office:value-type="string" calcext:value-type="string">
            <text:p>Si2_31</text:p>
          </table:table-cell>
          <table:table-cell office:value-type="float" office:value="16777246" calcext:value-type="float">
            <text:p>16777246</text:p>
          </table:table-cell>
          <table:table-cell office:value-type="float" office:value="-55.9587" calcext:value-type="float">
            <text:p>-55.9587</text:p>
          </table:table-cell>
          <table:table-cell office:value-type="float" office:value="0.79914" calcext:value-type="float">
            <text:p>0.79914</text:p>
          </table:table-cell>
          <table:table-cell/>
          <table:table-cell office:value-type="float" office:value="9.88341" calcext:value-type="float">
            <text:p>9.88341</text:p>
          </table:table-cell>
          <table:table-cell office:value-type="float" office:value="8.69057" calcext:value-type="float">
            <text:p>8.69057</text:p>
          </table:table-cell>
          <table:table-cell office:value-type="float" office:value="8.59257" calcext:value-type="float">
            <text:p>8.59257</text:p>
          </table:table-cell>
          <table:table-cell/>
          <table:table-cell table:formula="of:=[.F81]*[.$D81]*2.355" office:value-type="float" office:value="18.600327569727" calcext:value-type="float">
            <text:p>18.600327569727</text:p>
          </table:table-cell>
          <table:table-cell table:formula="of:=[.G81]*[.$D81]*2.355" office:value-type="float" office:value="16.355432868579" calcext:value-type="float">
            <text:p>16.355432868579</text:p>
          </table:table-cell>
          <table:table-cell table:formula="of:=[.H81]*[.$D81]*2.355" office:value-type="float" office:value="16.170999347979" calcext:value-type="float">
            <text:p>16.170999347979</text:p>
          </table:table-cell>
        </table:table-row>
        <table:table-row table:style-name="ro1">
          <table:table-cell office:value-type="string" calcext:value-type="string">
            <text:p>Si2_32</text:p>
          </table:table-cell>
          <table:table-cell office:value-type="float" office:value="16777247" calcext:value-type="float">
            <text:p>16777247</text:p>
          </table:table-cell>
          <table:table-cell office:value-type="float" office:value="-50.894" calcext:value-type="float">
            <text:p>-50.894</text:p>
          </table:table-cell>
          <table:table-cell office:value-type="float" office:value="0.782468" calcext:value-type="float">
            <text:p>0.782468</text:p>
          </table:table-cell>
          <table:table-cell/>
          <table:table-cell office:value-type="float" office:value="10.9746" calcext:value-type="float">
            <text:p>10.9746</text:p>
          </table:table-cell>
          <table:table-cell office:value-type="float" office:value="9.55059" calcext:value-type="float">
            <text:p>9.55059</text:p>
          </table:table-cell>
          <table:table-cell office:value-type="float" office:value="9.09344" calcext:value-type="float">
            <text:p>9.09344</text:p>
          </table:table-cell>
          <table:table-cell/>
          <table:table-cell table:formula="of:=[.F82]*[.$D82]*2.355" office:value-type="float" office:value="20.223028651644" calcext:value-type="float">
            <text:p>20.223028651644</text:p>
          </table:table-cell>
          <table:table-cell table:formula="of:=[.G82]*[.$D82]*2.355" office:value-type="float" office:value="17.5989881371626" calcext:value-type="float">
            <text:p>17.5989881371626</text:p>
          </table:table-cell>
          <table:table-cell table:formula="of:=[.H82]*[.$D82]*2.355" office:value-type="float" office:value="16.7565922823616" calcext:value-type="float">
            <text:p>16.7565922823616</text:p>
          </table:table-cell>
        </table:table-row>
        <table:table-row table:style-name="ro1">
          <table:table-cell office:value-type="string" calcext:value-type="string">
            <text:p>Si2_33</text:p>
          </table:table-cell>
          <table:table-cell office:value-type="float" office:value="16777248" calcext:value-type="float">
            <text:p>16777248</text:p>
          </table:table-cell>
          <table:table-cell office:value-type="float" office:value="-51.426" calcext:value-type="float">
            <text:p>-51.426</text:p>
          </table:table-cell>
          <table:table-cell office:value-type="float" office:value="0.92927" calcext:value-type="float">
            <text:p>0.92927</text:p>
          </table:table-cell>
          <table:table-cell/>
          <table:table-cell office:value-type="float" office:value="8.64792" calcext:value-type="float">
            <text:p>8.64792</text:p>
          </table:table-cell>
          <table:table-cell office:value-type="float" office:value="6.90386" calcext:value-type="float">
            <text:p>6.90386</text:p>
          </table:table-cell>
          <table:table-cell office:value-type="float" office:value="7.22719" calcext:value-type="float">
            <text:p>7.22719</text:p>
          </table:table-cell>
          <table:table-cell/>
          <table:table-cell table:formula="of:=[.F83]*[.$D83]*2.355" office:value-type="float" office:value="18.925374916332" calcext:value-type="float">
            <text:p>18.925374916332</text:p>
          </table:table-cell>
          <table:table-cell table:formula="of:=[.G83]*[.$D83]*2.355" office:value-type="float" office:value="15.108620208081" calcext:value-type="float">
            <text:p>15.108620208081</text:p>
          </table:table-cell>
          <table:table-cell table:formula="of:=[.H83]*[.$D83]*2.355" office:value-type="float" office:value="15.8162055548115" calcext:value-type="float">
            <text:p>15.8162055548115</text:p>
          </table:table-cell>
        </table:table-row>
        <table:table-row table:style-name="ro1">
          <table:table-cell office:value-type="string" calcext:value-type="string">
            <text:p>Si2_34</text:p>
          </table:table-cell>
          <table:table-cell office:value-type="float" office:value="16777249" calcext:value-type="float">
            <text:p>16777249</text:p>
          </table:table-cell>
          <table:table-cell office:value-type="float" office:value="-38.744" calcext:value-type="float">
            <text:p>-38.744</text:p>
          </table:table-cell>
          <table:table-cell office:value-type="float" office:value="0.946618" calcext:value-type="float">
            <text:p>0.946618</text:p>
          </table:table-cell>
          <table:table-cell/>
          <table:table-cell office:value-type="float" office:value="7.7201" calcext:value-type="float">
            <text:p>7.7201</text:p>
          </table:table-cell>
          <table:table-cell office:value-type="float" office:value="6.69198" calcext:value-type="float">
            <text:p>6.69198</text:p>
          </table:table-cell>
          <table:table-cell office:value-type="float" office:value="6.92003" calcext:value-type="float">
            <text:p>6.92003</text:p>
          </table:table-cell>
          <table:table-cell/>
          <table:table-cell table:formula="of:=[.F84]*[.$D84]*2.355" office:value-type="float" office:value="17.210306139339" calcext:value-type="float">
            <text:p>17.210306139339</text:p>
          </table:table-cell>
          <table:table-cell table:formula="of:=[.G84]*[.$D84]*2.355" office:value-type="float" office:value="14.9183332441722" calcext:value-type="float">
            <text:p>14.9183332441722</text:p>
          </table:table-cell>
          <table:table-cell table:formula="of:=[.H84]*[.$D84]*2.355" office:value-type="float" office:value="15.4267217773617" calcext:value-type="float">
            <text:p>15.4267217773617</text:p>
          </table:table-cell>
        </table:table-row>
        <table:table-row table:style-name="ro1">
          <table:table-cell office:value-type="string" calcext:value-type="string">
            <text:p>Si2_35</text:p>
          </table:table-cell>
          <table:table-cell office:value-type="float" office:value="16777250" calcext:value-type="float">
            <text:p>16777250</text:p>
          </table:table-cell>
          <table:table-cell office:value-type="float" office:value="-63.0119" calcext:value-type="float">
            <text:p>-63.0119</text:p>
          </table:table-cell>
          <table:table-cell office:value-type="float" office:value="0.945036" calcext:value-type="float">
            <text:p>0.945036</text:p>
          </table:table-cell>
          <table:table-cell/>
          <table:table-cell office:value-type="float" office:value="8.21501" calcext:value-type="float">
            <text:p>8.21501</text:p>
          </table:table-cell>
          <table:table-cell office:value-type="float" office:value="6.8319" calcext:value-type="float">
            <text:p>6.8319</text:p>
          </table:table-cell>
          <table:table-cell office:value-type="float" office:value="6.39351" calcext:value-type="float">
            <text:p>6.39351</text:p>
          </table:table-cell>
          <table:table-cell/>
          <table:table-cell table:formula="of:=[.F85]*[.$D85]*2.355" office:value-type="float" office:value="18.2829958482978" calcext:value-type="float">
            <text:p>18.2829958482978</text:p>
          </table:table-cell>
          <table:table-cell table:formula="of:=[.G85]*[.$D85]*2.355" office:value-type="float" office:value="15.204801860982" calcext:value-type="float">
            <text:p>15.204801860982</text:p>
          </table:table-cell>
          <table:table-cell table:formula="of:=[.H85]*[.$D85]*2.355" office:value-type="float" office:value="14.2291387090278" calcext:value-type="float">
            <text:p>14.2291387090278</text:p>
          </table:table-cell>
        </table:table-row>
        <table:table-row table:style-name="ro1">
          <table:table-cell office:value-type="string" calcext:value-type="string">
            <text:p>Si2_36</text:p>
          </table:table-cell>
          <table:table-cell office:value-type="float" office:value="16777251" calcext:value-type="float">
            <text:p>16777251</text:p>
          </table:table-cell>
          <table:table-cell office:value-type="float" office:value="-54.2561" calcext:value-type="float">
            <text:p>-54.2561</text:p>
          </table:table-cell>
          <table:table-cell office:value-type="float" office:value="0.935534" calcext:value-type="float">
            <text:p>0.935534</text:p>
          </table:table-cell>
          <table:table-cell/>
          <table:table-cell office:value-type="float" office:value="7.42852" calcext:value-type="float">
            <text:p>7.42852</text:p>
          </table:table-cell>
          <table:table-cell office:value-type="float" office:value="6.91039" calcext:value-type="float">
            <text:p>6.91039</text:p>
          </table:table-cell>
          <table:table-cell office:value-type="float" office:value="6.93865" calcext:value-type="float">
            <text:p>6.93865</text:p>
          </table:table-cell>
          <table:table-cell/>
          <table:table-cell table:formula="of:=[.F86]*[.$D86]*2.355" office:value-type="float" office:value="16.3663857848964" calcext:value-type="float">
            <text:p>16.3663857848964</text:p>
          </table:table-cell>
          <table:table-cell table:formula="of:=[.G86]*[.$D86]*2.355" office:value-type="float" office:value="15.2248507999023" calcext:value-type="float">
            <text:p>15.2248507999023</text:p>
          </table:table-cell>
          <table:table-cell table:formula="of:=[.H86]*[.$D86]*2.355" office:value-type="float" office:value="15.2871127393305" calcext:value-type="float">
            <text:p>15.2871127393305</text:p>
          </table:table-cell>
        </table:table-row>
        <table:table-row table:style-name="ro1">
          <table:table-cell office:value-type="string" calcext:value-type="string">
            <text:p>Si2_37</text:p>
          </table:table-cell>
          <table:table-cell office:value-type="float" office:value="16777252" calcext:value-type="float">
            <text:p>16777252</text:p>
          </table:table-cell>
          <table:table-cell office:value-type="float" office:value="-56.0081" calcext:value-type="float">
            <text:p>-56.0081</text:p>
          </table:table-cell>
          <table:table-cell office:value-type="float" office:value="0.916389" calcext:value-type="float">
            <text:p>0.916389</text:p>
          </table:table-cell>
          <table:table-cell/>
          <table:table-cell office:value-type="float" office:value="8.22225" calcext:value-type="float">
            <text:p>8.22225</text:p>
          </table:table-cell>
          <table:table-cell office:value-type="float" office:value="7.30353" calcext:value-type="float">
            <text:p>7.30353</text:p>
          </table:table-cell>
          <table:table-cell office:value-type="float" office:value="7.1389" calcext:value-type="float">
            <text:p>7.1389</text:p>
          </table:table-cell>
          <table:table-cell/>
          <table:table-cell table:formula="of:=[.F87]*[.$D87]*2.355" office:value-type="float" office:value="17.7444056171138" calcext:value-type="float">
            <text:p>17.7444056171138</text:p>
          </table:table-cell>
          <table:table-cell table:formula="of:=[.G87]*[.$D87]*2.355" office:value-type="float" office:value="15.7617195727153" calcext:value-type="float">
            <text:p>15.7617195727153</text:p>
          </table:table-cell>
          <table:table-cell table:formula="of:=[.H87]*[.$D87]*2.355" office:value-type="float" office:value="15.4064322125955" calcext:value-type="float">
            <text:p>15.4064322125955</text:p>
          </table:table-cell>
        </table:table-row>
        <table:table-row table:style-name="ro1">
          <table:table-cell office:value-type="string" calcext:value-type="string">
            <text:p>Si2_38</text:p>
          </table:table-cell>
          <table:table-cell office:value-type="float" office:value="16777253" calcext:value-type="float">
            <text:p>16777253</text:p>
          </table:table-cell>
          <table:table-cell office:value-type="float" office:value="-46.9087" calcext:value-type="float">
            <text:p>-46.9087</text:p>
          </table:table-cell>
          <table:table-cell office:value-type="float" office:value="0.954754" calcext:value-type="float">
            <text:p>0.954754</text:p>
          </table:table-cell>
          <table:table-cell/>
          <table:table-cell office:value-type="float" office:value="7.30346" calcext:value-type="float">
            <text:p>7.30346</text:p>
          </table:table-cell>
          <table:table-cell office:value-type="float" office:value="6.36863" calcext:value-type="float">
            <text:p>6.36863</text:p>
          </table:table-cell>
          <table:table-cell office:value-type="float" office:value="6.60895" calcext:value-type="float">
            <text:p>6.60895</text:p>
          </table:table-cell>
          <table:table-cell/>
          <table:table-cell table:formula="of:=[.F88]*[.$D88]*2.355" office:value-type="float" office:value="16.4214330130182" calcext:value-type="float">
            <text:p>16.4214330130182</text:p>
          </table:table-cell>
          <table:table-cell table:formula="of:=[.G88]*[.$D88]*2.355" office:value-type="float" office:value="14.3195185473321" calcext:value-type="float">
            <text:p>14.3195185473321</text:p>
          </table:table-cell>
          <table:table-cell table:formula="of:=[.H88]*[.$D88]*2.355" office:value-type="float" office:value="14.8598650107465" calcext:value-type="float">
            <text:p>14.8598650107465</text:p>
          </table:table-cell>
        </table:table-row>
        <table:table-row table:style-name="ro1">
          <table:table-cell office:value-type="string" calcext:value-type="string">
            <text:p>Si2_39</text:p>
          </table:table-cell>
          <table:table-cell office:value-type="float" office:value="16777254" calcext:value-type="float">
            <text:p>16777254</text:p>
          </table:table-cell>
          <table:table-cell office:value-type="float" office:value="-61.0669" calcext:value-type="float">
            <text:p>-61.0669</text:p>
          </table:table-cell>
          <table:table-cell office:value-type="float" office:value="0.92606" calcext:value-type="float">
            <text:p>0.92606</text:p>
          </table:table-cell>
          <table:table-cell/>
          <table:table-cell office:value-type="float" office:value="7.63126" calcext:value-type="float">
            <text:p>7.63126</text:p>
          </table:table-cell>
          <table:table-cell office:value-type="float" office:value="7.20061" calcext:value-type="float">
            <text:p>7.20061</text:p>
          </table:table-cell>
          <table:table-cell office:value-type="float" office:value="6.36662" calcext:value-type="float">
            <text:p>6.36662</text:p>
          </table:table-cell>
          <table:table-cell/>
          <table:table-cell table:formula="of:=[.F89]*[.$D89]*2.355" office:value-type="float" office:value="16.642795916838" calcext:value-type="float">
            <text:p>16.642795916838</text:p>
          </table:table-cell>
          <table:table-cell table:formula="of:=[.G89]*[.$D89]*2.355" office:value-type="float" office:value="15.703603691493" calcext:value-type="float">
            <text:p>15.703603691493</text:p>
          </table:table-cell>
          <table:table-cell table:formula="of:=[.H89]*[.$D89]*2.355" office:value-type="float" office:value="13.884778836006" calcext:value-type="float">
            <text:p>13.884778836006</text:p>
          </table:table-cell>
        </table:table-row>
        <table:table-row table:style-name="ro1">
          <table:table-cell office:value-type="string" calcext:value-type="string">
            <text:p>Si2_40</text:p>
          </table:table-cell>
          <table:table-cell office:value-type="float" office:value="16777255" calcext:value-type="float">
            <text:p>16777255</text:p>
          </table:table-cell>
          <table:table-cell office:value-type="float" office:value="-48.2721" calcext:value-type="float">
            <text:p>-48.2721</text:p>
          </table:table-cell>
          <table:table-cell office:value-type="float" office:value="0.931331" calcext:value-type="float">
            <text:p>0.931331</text:p>
          </table:table-cell>
          <table:table-cell/>
          <table:table-cell office:value-type="float" office:value="7.55966" calcext:value-type="float">
            <text:p>7.55966</text:p>
          </table:table-cell>
          <table:table-cell office:value-type="float" office:value="6.80067" calcext:value-type="float">
            <text:p>6.80067</text:p>
          </table:table-cell>
          <table:table-cell office:value-type="float" office:value="6.99648" calcext:value-type="float">
            <text:p>6.99648</text:p>
          </table:table-cell>
          <table:table-cell/>
          <table:table-cell table:formula="of:=[.F90]*[.$D90]*2.355" office:value-type="float" office:value="16.5804851410683" calcext:value-type="float">
            <text:p>16.5804851410683</text:p>
          </table:table-cell>
          <table:table-cell table:formula="of:=[.G90]*[.$D90]*2.355" office:value-type="float" office:value="14.9158041346183" calcext:value-type="float">
            <text:p>14.9158041346183</text:p>
          </table:table-cell>
          <table:table-cell table:formula="of:=[.H90]*[.$D90]*2.355" office:value-type="float" office:value="15.3452711735424" calcext:value-type="float">
            <text:p>15.3452711735424</text:p>
          </table:table-cell>
        </table:table-row>
        <table:table-row table:style-name="ro1">
          <table:table-cell office:value-type="string" calcext:value-type="string">
            <text:p>Si2_41</text:p>
          </table:table-cell>
          <table:table-cell office:value-type="float" office:value="16777256" calcext:value-type="float">
            <text:p>16777256</text:p>
          </table:table-cell>
          <table:table-cell office:value-type="float" office:value="-68.3376" calcext:value-type="float">
            <text:p>-68.3376</text:p>
          </table:table-cell>
          <table:table-cell office:value-type="float" office:value="1.15667" calcext:value-type="float">
            <text:p>1.15667</text:p>
          </table:table-cell>
          <table:table-cell/>
          <table:table-cell office:value-type="float" office:value="6.25847" calcext:value-type="float">
            <text:p>6.25847</text:p>
          </table:table-cell>
          <table:table-cell office:value-type="float" office:value="5.53091" calcext:value-type="float">
            <text:p>5.53091</text:p>
          </table:table-cell>
          <table:table-cell office:value-type="float" office:value="5.56849" calcext:value-type="float">
            <text:p>5.56849</text:p>
          </table:table-cell>
          <table:table-cell/>
          <table:table-cell table:formula="of:=[.F91]*[.$D91]*2.355" office:value-type="float" office:value="17.0478084854895" calcext:value-type="float">
            <text:p>17.0478084854895</text:p>
          </table:table-cell>
          <table:table-cell table:formula="of:=[.G91]*[.$D91]*2.355" office:value-type="float" office:value="15.0659657121435" calcext:value-type="float">
            <text:p>15.0659657121435</text:p>
          </table:table-cell>
          <table:table-cell table:formula="of:=[.H91]*[.$D91]*2.355" office:value-type="float" office:value="15.1683320481465" calcext:value-type="float">
            <text:p>15.1683320481465</text:p>
          </table:table-cell>
        </table:table-row>
        <table:table-row table:style-name="ro1">
          <table:table-cell office:value-type="string" calcext:value-type="string">
            <text:p>Si2_42</text:p>
          </table:table-cell>
          <table:table-cell office:value-type="float" office:value="16777257" calcext:value-type="float">
            <text:p>16777257</text:p>
          </table:table-cell>
          <table:table-cell office:value-type="float" office:value="-56.105" calcext:value-type="float">
            <text:p>-56.105</text:p>
          </table:table-cell>
          <table:table-cell office:value-type="float" office:value="1.15124" calcext:value-type="float">
            <text:p>1.15124</text:p>
          </table:table-cell>
          <table:table-cell/>
          <table:table-cell office:value-type="float" office:value="6.71626" calcext:value-type="float">
            <text:p>6.71626</text:p>
          </table:table-cell>
          <table:table-cell office:value-type="float" office:value="5.81869" calcext:value-type="float">
            <text:p>5.81869</text:p>
          </table:table-cell>
          <table:table-cell office:value-type="float" office:value="5.832" calcext:value-type="float">
            <text:p>5.832</text:p>
          </table:table-cell>
          <table:table-cell/>
          <table:table-cell table:formula="of:=[.F92]*[.$D92]*2.355" office:value-type="float" office:value="18.208923967452" calcext:value-type="float">
            <text:p>18.208923967452</text:p>
          </table:table-cell>
          <table:table-cell table:formula="of:=[.G92]*[.$D92]*2.355" office:value-type="float" office:value="15.775458931038" calcext:value-type="float">
            <text:p>15.775458931038</text:p>
          </table:table-cell>
          <table:table-cell table:formula="of:=[.H92]*[.$D92]*2.355" office:value-type="float" office:value="15.8115446064" calcext:value-type="float">
            <text:p>15.8115446064</text:p>
          </table:table-cell>
        </table:table-row>
        <table:table-row table:style-name="ro1">
          <table:table-cell office:value-type="string" calcext:value-type="string">
            <text:p>Si2_43</text:p>
          </table:table-cell>
          <table:table-cell office:value-type="float" office:value="16777258" calcext:value-type="float">
            <text:p>16777258</text:p>
          </table:table-cell>
          <table:table-cell office:value-type="float" office:value="-64.5817" calcext:value-type="float">
            <text:p>-64.5817</text:p>
          </table:table-cell>
          <table:table-cell office:value-type="float" office:value="1.17163" calcext:value-type="float">
            <text:p>1.17163</text:p>
          </table:table-cell>
          <table:table-cell/>
          <table:table-cell office:value-type="float" office:value="6.23931" calcext:value-type="float">
            <text:p>6.23931</text:p>
          </table:table-cell>
          <table:table-cell office:value-type="float" office:value="5.67769" calcext:value-type="float">
            <text:p>5.67769</text:p>
          </table:table-cell>
          <table:table-cell office:value-type="float" office:value="5.50531" calcext:value-type="float">
            <text:p>5.50531</text:p>
          </table:table-cell>
          <table:table-cell/>
          <table:table-cell table:formula="of:=[.F93]*[.$D93]*2.355" office:value-type="float" office:value="17.2154333358315" calcext:value-type="float">
            <text:p>17.2154333358315</text:p>
          </table:table-cell>
          <table:table-cell table:formula="of:=[.G93]*[.$D93]*2.355" office:value-type="float" office:value="15.6658178062185" calcext:value-type="float">
            <text:p>15.6658178062185</text:p>
          </table:table-cell>
          <table:table-cell table:formula="of:=[.H93]*[.$D93]*2.355" office:value-type="float" office:value="15.1901888667315" calcext:value-type="float">
            <text:p>15.1901888667315</text:p>
          </table:table-cell>
        </table:table-row>
        <table:table-row table:style-name="ro1">
          <table:table-cell office:value-type="string" calcext:value-type="string">
            <text:p>Si2_44</text:p>
          </table:table-cell>
          <table:table-cell office:value-type="float" office:value="16777259" calcext:value-type="float">
            <text:p>16777259</text:p>
          </table:table-cell>
          <table:table-cell office:value-type="float" office:value="-58.0941" calcext:value-type="float">
            <text:p>-58.0941</text:p>
          </table:table-cell>
          <table:table-cell office:value-type="float" office:value="1.16462" calcext:value-type="float">
            <text:p>1.16462</text:p>
          </table:table-cell>
          <table:table-cell/>
          <table:table-cell office:value-type="float" office:value="6.02569" calcext:value-type="float">
            <text:p>6.02569</text:p>
          </table:table-cell>
          <table:table-cell office:value-type="float" office:value="5.6921" calcext:value-type="float">
            <text:p>5.6921</text:p>
          </table:table-cell>
          <table:table-cell office:value-type="float" office:value="5.58912" calcext:value-type="float">
            <text:p>5.58912</text:p>
          </table:table-cell>
          <table:table-cell/>
          <table:table-cell table:formula="of:=[.F94]*[.$D94]*2.355" office:value-type="float" office:value="16.526540051769" calcext:value-type="float">
            <text:p>16.526540051769</text:p>
          </table:table-cell>
          <table:table-cell table:formula="of:=[.G94]*[.$D94]*2.355" office:value-type="float" office:value="15.61160939721" calcext:value-type="float">
            <text:p>15.61160939721</text:p>
          </table:table-cell>
          <table:table-cell table:formula="of:=[.H94]*[.$D94]*2.355" office:value-type="float" office:value="15.329168200512" calcext:value-type="float">
            <text:p>15.329168200512</text:p>
          </table:table-cell>
        </table:table-row>
        <table:table-row table:style-name="ro1">
          <table:table-cell office:value-type="string" calcext:value-type="string">
            <text:p>Si2_45</text:p>
          </table:table-cell>
          <table:table-cell office:value-type="float" office:value="16777260" calcext:value-type="float">
            <text:p>16777260</text:p>
          </table:table-cell>
          <table:table-cell office:value-type="float" office:value="-56.8342" calcext:value-type="float">
            <text:p>-56.8342</text:p>
          </table:table-cell>
          <table:table-cell office:value-type="float" office:value="1.14708" calcext:value-type="float">
            <text:p>1.14708</text:p>
          </table:table-cell>
          <table:table-cell/>
          <table:table-cell office:value-type="float" office:value="6.54044" calcext:value-type="float">
            <text:p>6.54044</text:p>
          </table:table-cell>
          <table:table-cell office:value-type="float" office:value="5.72946" calcext:value-type="float">
            <text:p>5.72946</text:p>
          </table:table-cell>
          <table:table-cell office:value-type="float" office:value="5.43316" calcext:value-type="float">
            <text:p>5.43316</text:p>
          </table:table-cell>
          <table:table-cell/>
          <table:table-cell table:formula="of:=[.F95]*[.$D95]*2.355" office:value-type="float" office:value="17.668170640296" calcext:value-type="float">
            <text:p>17.668170640296</text:p>
          </table:table-cell>
          <table:table-cell table:formula="of:=[.G95]*[.$D95]*2.355" office:value-type="float" office:value="15.477410840364" calcext:value-type="float">
            <text:p>15.477410840364</text:p>
          </table:table-cell>
          <table:table-cell table:formula="of:=[.H95]*[.$D95]*2.355" office:value-type="float" office:value="14.676993901944" calcext:value-type="float">
            <text:p>14.676993901944</text:p>
          </table:table-cell>
        </table:table-row>
        <table:table-row table:style-name="ro1">
          <table:table-cell office:value-type="string" calcext:value-type="string">
            <text:p>Si2_46</text:p>
          </table:table-cell>
          <table:table-cell office:value-type="float" office:value="16777261" calcext:value-type="float">
            <text:p>16777261</text:p>
          </table:table-cell>
          <table:table-cell office:value-type="float" office:value="-50.0716" calcext:value-type="float">
            <text:p>-50.0716</text:p>
          </table:table-cell>
          <table:table-cell office:value-type="float" office:value="1.15946" calcext:value-type="float">
            <text:p>1.15946</text:p>
          </table:table-cell>
          <table:table-cell/>
          <table:table-cell office:value-type="float" office:value="6.51517" calcext:value-type="float">
            <text:p>6.51517</text:p>
          </table:table-cell>
          <table:table-cell office:value-type="float" office:value="5.73884" calcext:value-type="float">
            <text:p>5.73884</text:p>
          </table:table-cell>
          <table:table-cell office:value-type="float" office:value="5.81176" calcext:value-type="float">
            <text:p>5.81176</text:p>
          </table:table-cell>
          <table:table-cell/>
          <table:table-cell table:formula="of:=[.F96]*[.$D96]*2.355" office:value-type="float" office:value="17.789856064311" calcext:value-type="float">
            <text:p>17.789856064311</text:p>
          </table:table-cell>
          <table:table-cell table:formula="of:=[.G96]*[.$D96]*2.355" office:value-type="float" office:value="15.670065029172" calcext:value-type="float">
            <text:p>15.670065029172</text:p>
          </table:table-cell>
          <table:table-cell table:formula="of:=[.H96]*[.$D96]*2.355" office:value-type="float" office:value="15.869175152808" calcext:value-type="float">
            <text:p>15.869175152808</text:p>
          </table:table-cell>
        </table:table-row>
        <table:table-row table:style-name="ro1">
          <table:table-cell office:value-type="string" calcext:value-type="string">
            <text:p>Si2_47</text:p>
          </table:table-cell>
          <table:table-cell office:value-type="float" office:value="16777262" calcext:value-type="float">
            <text:p>16777262</text:p>
          </table:table-cell>
          <table:table-cell office:value-type="float" office:value="-55.5441" calcext:value-type="float">
            <text:p>-55.5441</text:p>
          </table:table-cell>
          <table:table-cell office:value-type="float" office:value="1.1348" calcext:value-type="float">
            <text:p>1.1348</text:p>
          </table:table-cell>
          <table:table-cell/>
          <table:table-cell office:value-type="float" office:value="6.88677" calcext:value-type="float">
            <text:p>6.88677</text:p>
          </table:table-cell>
          <table:table-cell office:value-type="float" office:value="5.70401" calcext:value-type="float">
            <text:p>5.70401</text:p>
          </table:table-cell>
          <table:table-cell office:value-type="float" office:value="5.48999" calcext:value-type="float">
            <text:p>5.48999</text:p>
          </table:table-cell>
          <table:table-cell/>
          <table:table-cell table:formula="of:=[.F97]*[.$D97]*2.355" office:value-type="float" office:value="18.40457603358" calcext:value-type="float">
            <text:p>18.40457603358</text:p>
          </table:table-cell>
          <table:table-cell table:formula="of:=[.G97]*[.$D97]*2.355" office:value-type="float" office:value="15.24370434054" calcext:value-type="float">
            <text:p>15.24370434054</text:p>
          </table:table-cell>
          <table:table-cell table:formula="of:=[.H97]*[.$D97]*2.355" office:value-type="float" office:value="14.67174573546" calcext:value-type="float">
            <text:p>14.67174573546</text:p>
          </table:table-cell>
        </table:table-row>
        <table:table-row table:style-name="ro1">
          <table:table-cell office:value-type="string" calcext:value-type="string">
            <text:p>Si2_48</text:p>
          </table:table-cell>
          <table:table-cell office:value-type="float" office:value="16777263" calcext:value-type="float">
            <text:p>16777263</text:p>
          </table:table-cell>
          <table:table-cell office:value-type="float" office:value="-57.4358" calcext:value-type="float">
            <text:p>-57.4358</text:p>
          </table:table-cell>
          <table:table-cell office:value-type="float" office:value="1.16373" calcext:value-type="float">
            <text:p>1.16373</text:p>
          </table:table-cell>
          <table:table-cell/>
          <table:table-cell office:value-type="float" office:value="6.59615" calcext:value-type="float">
            <text:p>6.59615</text:p>
          </table:table-cell>
          <table:table-cell office:value-type="float" office:value="5.4953" calcext:value-type="float">
            <text:p>5.4953</text:p>
          </table:table-cell>
          <table:table-cell office:value-type="float" office:value="5.4644" calcext:value-type="float">
            <text:p>5.4644</text:p>
          </table:table-cell>
          <table:table-cell/>
          <table:table-cell table:formula="of:=[.F98]*[.$D98]*2.355" office:value-type="float" office:value="18.0773041410225" calcext:value-type="float">
            <text:p>18.0773041410225</text:p>
          </table:table-cell>
          <table:table-cell table:formula="of:=[.G98]*[.$D98]*2.355" office:value-type="float" office:value="15.060332079495" calcext:value-type="float">
            <text:p>15.060332079495</text:p>
          </table:table-cell>
          <table:table-cell table:formula="of:=[.H98]*[.$D98]*2.355" office:value-type="float" office:value="14.97564802926" calcext:value-type="float">
            <text:p>14.97564802926</text:p>
          </table:table-cell>
        </table:table-row>
        <table:table-row table:style-name="ro1">
          <table:table-cell office:value-type="string" calcext:value-type="string">
            <text:p>Si2_49</text:p>
          </table:table-cell>
          <table:table-cell office:value-type="float" office:value="16777264" calcext:value-type="float">
            <text:p>16777264</text:p>
          </table:table-cell>
          <table:table-cell office:value-type="float" office:value="-56.4907" calcext:value-type="float">
            <text:p>-56.4907</text:p>
          </table:table-cell>
          <table:table-cell office:value-type="float" office:value="1.39253" calcext:value-type="float">
            <text:p>1.39253</text:p>
          </table:table-cell>
          <table:table-cell/>
          <table:table-cell office:value-type="float" office:value="5.15799" calcext:value-type="float">
            <text:p>5.15799</text:p>
          </table:table-cell>
          <table:table-cell office:value-type="float" office:value="4.83881" calcext:value-type="float">
            <text:p>4.83881</text:p>
          </table:table-cell>
          <table:table-cell office:value-type="float" office:value="4.58661" calcext:value-type="float">
            <text:p>4.58661</text:p>
          </table:table-cell>
          <table:table-cell/>
          <table:table-cell table:formula="of:=[.F99]*[.$D99]*2.355" office:value-type="float" office:value="16.9151544436185" calcext:value-type="float">
            <text:p>16.9151544436185</text:p>
          </table:table-cell>
          <table:table-cell table:formula="of:=[.G99]*[.$D99]*2.355" office:value-type="float" office:value="15.8684329503015" calcext:value-type="float">
            <text:p>15.8684329503015</text:p>
          </table:table-cell>
          <table:table-cell table:formula="of:=[.H99]*[.$D99]*2.355" office:value-type="float" office:value="15.0413662148715" calcext:value-type="float">
            <text:p>15.0413662148715</text:p>
          </table:table-cell>
        </table:table-row>
        <table:table-row table:style-name="ro1">
          <table:table-cell office:value-type="string" calcext:value-type="string">
            <text:p>Si2_50</text:p>
          </table:table-cell>
          <table:table-cell office:value-type="float" office:value="16777265" calcext:value-type="float">
            <text:p>16777265</text:p>
          </table:table-cell>
          <table:table-cell office:value-type="float" office:value="-35.8438" calcext:value-type="float">
            <text:p>-35.8438</text:p>
          </table:table-cell>
          <table:table-cell office:value-type="float" office:value="1.40169" calcext:value-type="float">
            <text:p>1.40169</text:p>
          </table:table-cell>
          <table:table-cell/>
          <table:table-cell office:value-type="float" office:value="5.68698" calcext:value-type="float">
            <text:p>5.68698</text:p>
          </table:table-cell>
          <table:table-cell office:value-type="float" office:value="5.05428" calcext:value-type="float">
            <text:p>5.05428</text:p>
          </table:table-cell>
          <table:table-cell office:value-type="float" office:value="4.80135" calcext:value-type="float">
            <text:p>4.80135</text:p>
          </table:table-cell>
          <table:table-cell/>
          <table:table-cell table:formula="of:=[.F100]*[.$D100]*2.355" office:value-type="float" office:value="18.772606956051" calcext:value-type="float">
            <text:p>18.772606956051</text:p>
          </table:table-cell>
          <table:table-cell table:formula="of:=[.G100]*[.$D100]*2.355" office:value-type="float" office:value="16.684076941686" calcext:value-type="float">
            <text:p>16.684076941686</text:p>
          </table:table-cell>
          <table:table-cell table:formula="of:=[.H100]*[.$D100]*2.355" office:value-type="float" office:value="15.8491600829325" calcext:value-type="float">
            <text:p>15.8491600829325</text:p>
          </table:table-cell>
        </table:table-row>
        <table:table-row table:style-name="ro1">
          <table:table-cell office:value-type="string" calcext:value-type="string">
            <text:p>Si2_51</text:p>
          </table:table-cell>
          <table:table-cell office:value-type="float" office:value="16777266" calcext:value-type="float">
            <text:p>16777266</text:p>
          </table:table-cell>
          <table:table-cell office:value-type="float" office:value="-74.201" calcext:value-type="float">
            <text:p>-74.201</text:p>
          </table:table-cell>
          <table:table-cell office:value-type="float" office:value="1.37964" calcext:value-type="float">
            <text:p>1.37964</text:p>
          </table:table-cell>
          <table:table-cell/>
          <table:table-cell office:value-type="float" office:value="5.15595" calcext:value-type="float">
            <text:p>5.15595</text:p>
          </table:table-cell>
          <table:table-cell office:value-type="float" office:value="4.75306" calcext:value-type="float">
            <text:p>4.75306</text:p>
          </table:table-cell>
          <table:table-cell office:value-type="float" office:value="4.68244" calcext:value-type="float">
            <text:p>4.68244</text:p>
          </table:table-cell>
          <table:table-cell/>
          <table:table-cell table:formula="of:=[.F101]*[.$D101]*2.355" office:value-type="float" office:value="16.75195069059" calcext:value-type="float">
            <text:p>16.75195069059</text:p>
          </table:table-cell>
          <table:table-cell table:formula="of:=[.G101]*[.$D101]*2.355" office:value-type="float" office:value="15.442940049732" calcext:value-type="float">
            <text:p>15.442940049732</text:p>
          </table:table-cell>
          <table:table-cell table:formula="of:=[.H101]*[.$D101]*2.355" office:value-type="float" office:value="15.213491983368" calcext:value-type="float">
            <text:p>15.213491983368</text:p>
          </table:table-cell>
        </table:table-row>
        <table:table-row table:style-name="ro1">
          <table:table-cell office:value-type="string" calcext:value-type="string">
            <text:p>Si2_52</text:p>
          </table:table-cell>
          <table:table-cell office:value-type="float" office:value="16777267" calcext:value-type="float">
            <text:p>16777267</text:p>
          </table:table-cell>
          <table:table-cell office:value-type="float" office:value="-54.239" calcext:value-type="float">
            <text:p>-54.239</text:p>
          </table:table-cell>
          <table:table-cell office:value-type="float" office:value="1.37395" calcext:value-type="float">
            <text:p>1.37395</text:p>
          </table:table-cell>
          <table:table-cell/>
          <table:table-cell office:value-type="float" office:value="5.67162" calcext:value-type="float">
            <text:p>5.67162</text:p>
          </table:table-cell>
          <table:table-cell office:value-type="float" office:value="4.64612" calcext:value-type="float">
            <text:p>4.64612</text:p>
          </table:table-cell>
          <table:table-cell office:value-type="float" office:value="4.50142" calcext:value-type="float">
            <text:p>4.50142</text:p>
          </table:table-cell>
          <table:table-cell/>
          <table:table-cell table:formula="of:=[.F102]*[.$D102]*2.355" office:value-type="float" office:value="18.351390014145" calcext:value-type="float">
            <text:p>18.351390014145</text:p>
          </table:table-cell>
          <table:table-cell table:formula="of:=[.G102]*[.$D102]*2.355" office:value-type="float" office:value="15.03322863177" calcext:value-type="float">
            <text:p>15.03322863177</text:p>
          </table:table-cell>
          <table:table-cell table:formula="of:=[.H102]*[.$D102]*2.355" office:value-type="float" office:value="14.565029751195" calcext:value-type="float">
            <text:p>14.565029751195</text:p>
          </table:table-cell>
        </table:table-row>
        <table:table-row table:style-name="ro1">
          <table:table-cell office:value-type="string" calcext:value-type="string">
            <text:p>Si2_53</text:p>
          </table:table-cell>
          <table:table-cell office:value-type="float" office:value="16777268" calcext:value-type="float">
            <text:p>16777268</text:p>
          </table:table-cell>
          <table:table-cell office:value-type="float" office:value="-84.3026" calcext:value-type="float">
            <text:p>-84.3026</text:p>
          </table:table-cell>
          <table:table-cell office:value-type="float" office:value="1.76621" calcext:value-type="float">
            <text:p>1.76621</text:p>
          </table:table-cell>
          <table:table-cell/>
          <table:table-cell office:value-type="float" office:value="4.48994" calcext:value-type="float">
            <text:p>4.48994</text:p>
          </table:table-cell>
          <table:table-cell office:value-type="float" office:value="3.86967" calcext:value-type="float">
            <text:p>3.86967</text:p>
          </table:table-cell>
          <table:table-cell office:value-type="float" office:value="3.58492" calcext:value-type="float">
            <text:p>3.58492</text:p>
          </table:table-cell>
          <table:table-cell/>
          <table:table-cell table:formula="of:=[.F103]*[.$D103]*2.355" office:value-type="float" office:value="18.675566664027" calcext:value-type="float">
            <text:p>18.675566664027</text:p>
          </table:table-cell>
          <table:table-cell table:formula="of:=[.G103]*[.$D103]*2.355" office:value-type="float" office:value="16.0956003983985" calcext:value-type="float">
            <text:p>16.0956003983985</text:p>
          </table:table-cell>
          <table:table-cell table:formula="of:=[.H103]*[.$D103]*2.355" office:value-type="float" office:value="14.911204257786" calcext:value-type="float">
            <text:p>14.911204257786</text:p>
          </table:table-cell>
        </table:table-row>
        <table:table-row table:style-name="ro1">
          <table:table-cell office:value-type="string" calcext:value-type="string">
            <text:p>Si2_54</text:p>
          </table:table-cell>
          <table:table-cell office:value-type="float" office:value="16777269" calcext:value-type="float">
            <text:p>16777269</text:p>
          </table:table-cell>
          <table:table-cell office:value-type="float" office:value="-59.9197" calcext:value-type="float">
            <text:p>-59.9197</text:p>
          </table:table-cell>
          <table:table-cell office:value-type="float" office:value="1.69957" calcext:value-type="float">
            <text:p>1.69957</text:p>
          </table:table-cell>
          <table:table-cell/>
          <table:table-cell office:value-type="float" office:value="4.32327" calcext:value-type="float">
            <text:p>4.32327</text:p>
          </table:table-cell>
          <table:table-cell office:value-type="float" office:value="3.91599" calcext:value-type="float">
            <text:p>3.91599</text:p>
          </table:table-cell>
          <table:table-cell office:value-type="float" office:value="3.93568" calcext:value-type="float">
            <text:p>3.93568</text:p>
          </table:table-cell>
          <table:table-cell/>
          <table:table-cell table:formula="of:=[.F104]*[.$D104]*2.355" office:value-type="float" office:value="17.3038334856345" calcext:value-type="float">
            <text:p>17.3038334856345</text:p>
          </table:table-cell>
          <table:table-cell table:formula="of:=[.G104]*[.$D104]*2.355" office:value-type="float" office:value="15.6737004377265" calcext:value-type="float">
            <text:p>15.6737004377265</text:p>
          </table:table-cell>
          <table:table-cell table:formula="of:=[.H104]*[.$D104]*2.355" office:value-type="float" office:value="15.752509413648" calcext:value-type="float">
            <text:p>15.752509413648</text:p>
          </table:table-cell>
        </table:table-row>
        <table:table-row table:style-name="ro1">
          <table:table-cell office:value-type="string" calcext:value-type="string">
            <text:p>Si2_55</text:p>
          </table:table-cell>
          <table:table-cell office:value-type="float" office:value="16777270" calcext:value-type="float">
            <text:p>16777270</text:p>
          </table:table-cell>
          <table:table-cell office:value-type="float" office:value="-66.9123" calcext:value-type="float">
            <text:p>-66.9123</text:p>
          </table:table-cell>
          <table:table-cell office:value-type="float" office:value="1.66846" calcext:value-type="float">
            <text:p>1.66846</text:p>
          </table:table-cell>
          <table:table-cell/>
          <table:table-cell office:value-type="float" office:value="4.74265" calcext:value-type="float">
            <text:p>4.74265</text:p>
          </table:table-cell>
          <table:table-cell office:value-type="float" office:value="4.06367" calcext:value-type="float">
            <text:p>4.06367</text:p>
          </table:table-cell>
          <table:table-cell office:value-type="float" office:value="4.06175" calcext:value-type="float">
            <text:p>4.06175</text:p>
          </table:table-cell>
          <table:table-cell/>
          <table:table-cell table:formula="of:=[.F105]*[.$D105]*2.355" office:value-type="float" office:value="18.634930883745" calcext:value-type="float">
            <text:p>18.634930883745</text:p>
          </table:table-cell>
          <table:table-cell table:formula="of:=[.G105]*[.$D105]*2.355" office:value-type="float" office:value="15.967066847511" calcext:value-type="float">
            <text:p>15.967066847511</text:p>
          </table:table-cell>
          <table:table-cell table:formula="of:=[.H105]*[.$D105]*2.355" office:value-type="float" office:value="15.959522738775" calcext:value-type="float">
            <text:p>15.959522738775</text:p>
          </table:table-cell>
        </table:table-row>
        <table:table-row table:style-name="ro1">
          <table:table-cell office:value-type="string" calcext:value-type="string">
            <text:p>Si2_56</text:p>
          </table:table-cell>
          <table:table-cell office:value-type="float" office:value="16777271" calcext:value-type="float">
            <text:p>16777271</text:p>
          </table:table-cell>
          <table:table-cell office:value-type="float" office:value="-53.8822" calcext:value-type="float">
            <text:p>-53.8822</text:p>
          </table:table-cell>
          <table:table-cell office:value-type="float" office:value="1.74299" calcext:value-type="float">
            <text:p>1.74299</text:p>
          </table:table-cell>
          <table:table-cell/>
          <table:table-cell office:value-type="float" office:value="4.40802" calcext:value-type="float">
            <text:p>4.40802</text:p>
          </table:table-cell>
          <table:table-cell office:value-type="float" office:value="3.84346" calcext:value-type="float">
            <text:p>3.84346</text:p>
          </table:table-cell>
          <table:table-cell office:value-type="float" office:value="3.60928" calcext:value-type="float">
            <text:p>3.60928</text:p>
          </table:table-cell>
          <table:table-cell/>
          <table:table-cell table:formula="of:=[.F106]*[.$D106]*2.355" office:value-type="float" office:value="18.093782406429" calcext:value-type="float">
            <text:p>18.093782406429</text:p>
          </table:table-cell>
          <table:table-cell table:formula="of:=[.G106]*[.$D106]*2.355" office:value-type="float" office:value="15.776409573417" calcext:value-type="float">
            <text:p>15.776409573417</text:p>
          </table:table-cell>
          <table:table-cell table:formula="of:=[.H106]*[.$D106]*2.355" office:value-type="float" office:value="14.815161220656" calcext:value-type="float">
            <text:p>14.815161220656</text:p>
          </table:table-cell>
        </table:table-row>
        <table:table-row table:style-name="ro1">
          <table:table-cell office:value-type="string" calcext:value-type="string">
            <text:p>Si2_57</text:p>
          </table:table-cell>
          <table:table-cell office:value-type="float" office:value="16777272" calcext:value-type="float">
            <text:p>16777272</text:p>
          </table:table-cell>
          <table:table-cell office:value-type="float" office:value="-66.4736" calcext:value-type="float">
            <text:p>-66.4736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4.70588" calcext:value-type="float">
            <text:p>4.70588</text:p>
          </table:table-cell>
          <table:table-cell office:value-type="float" office:value="3.97211" calcext:value-type="float">
            <text:p>3.97211</text:p>
          </table:table-cell>
          <table:table-cell office:value-type="float" office:value="3.97153" calcext:value-type="float">
            <text:p>3.97153</text:p>
          </table:table-cell>
          <table:table-cell/>
          <table:table-cell table:formula="of:=[.F107]*[.$D107]*2.355" office:value-type="float" office:value="18.5186025054" calcext:value-type="float">
            <text:p>18.5186025054</text:p>
          </table:table-cell>
          <table:table-cell table:formula="of:=[.G107]*[.$D107]*2.355" office:value-type="float" office:value="15.63106713255" calcext:value-type="float">
            <text:p>15.63106713255</text:p>
          </table:table-cell>
          <table:table-cell table:formula="of:=[.H107]*[.$D107]*2.355" office:value-type="float" office:value="15.62878471365" calcext:value-type="float">
            <text:p>15.62878471365</text:p>
          </table:table-cell>
        </table:table-row>
        <table:table-row table:style-name="ro1">
          <table:table-cell office:value-type="string" calcext:value-type="string">
            <text:p>Si2_58</text:p>
          </table:table-cell>
          <table:table-cell office:value-type="float" office:value="16777273" calcext:value-type="float">
            <text:p>16777273</text:p>
          </table:table-cell>
          <table:table-cell office:value-type="float" office:value="-61.5427" calcext:value-type="float">
            <text:p>-61.5427</text:p>
          </table:table-cell>
          <table:table-cell office:value-type="float" office:value="1.72751" calcext:value-type="float">
            <text:p>1.72751</text:p>
          </table:table-cell>
          <table:table-cell/>
          <table:table-cell office:value-type="float" office:value="4.55446" calcext:value-type="float">
            <text:p>4.55446</text:p>
          </table:table-cell>
          <table:table-cell office:value-type="float" office:value="3.90443" calcext:value-type="float">
            <text:p>3.90443</text:p>
          </table:table-cell>
          <table:table-cell office:value-type="float" office:value="3.87938" calcext:value-type="float">
            <text:p>3.87938</text:p>
          </table:table-cell>
          <table:table-cell/>
          <table:table-cell table:formula="of:=[.F108]*[.$D108]*2.355" office:value-type="float" office:value="18.528846083283" calcext:value-type="float">
            <text:p>18.528846083283</text:p>
          </table:table-cell>
          <table:table-cell table:formula="of:=[.G108]*[.$D108]*2.355" office:value-type="float" office:value="15.8843381022015" calcext:value-type="float">
            <text:p>15.8843381022015</text:p>
          </table:table-cell>
          <table:table-cell table:formula="of:=[.H108]*[.$D108]*2.355" office:value-type="float" office:value="15.782427536649" calcext:value-type="float">
            <text:p>15.782427536649</text:p>
          </table:table-cell>
        </table:table-row>
        <table:table-row table:style-name="ro1">
          <table:table-cell office:value-type="string" calcext:value-type="string">
            <text:p>Si2_59</text:p>
          </table:table-cell>
          <table:table-cell office:value-type="float" office:value="16777274" calcext:value-type="float">
            <text:p>16777274</text:p>
          </table:table-cell>
          <table:table-cell office:value-type="float" office:value="-68.2947" calcext:value-type="float">
            <text:p>-68.2947</text:p>
          </table:table-cell>
          <table:table-cell office:value-type="float" office:value="1.73488" calcext:value-type="float">
            <text:p>1.73488</text:p>
          </table:table-cell>
          <table:table-cell/>
          <table:table-cell office:value-type="float" office:value="4.5827" calcext:value-type="float">
            <text:p>4.5827</text:p>
          </table:table-cell>
          <table:table-cell office:value-type="float" office:value="3.50493" calcext:value-type="float">
            <text:p>3.50493</text:p>
          </table:table-cell>
          <table:table-cell office:value-type="float" office:value="3.80689" calcext:value-type="float">
            <text:p>3.80689</text:p>
          </table:table-cell>
          <table:table-cell/>
          <table:table-cell table:formula="of:=[.F109]*[.$D109]*2.355" office:value-type="float" office:value="18.72327342648" calcext:value-type="float">
            <text:p>18.72327342648</text:p>
          </table:table-cell>
          <table:table-cell table:formula="of:=[.G109]*[.$D109]*2.355" office:value-type="float" office:value="14.319890617032" calcext:value-type="float">
            <text:p>14.319890617032</text:p>
          </table:table-cell>
          <table:table-cell table:formula="of:=[.H109]*[.$D109]*2.355" office:value-type="float" office:value="15.553591196136" calcext:value-type="float">
            <text:p>15.553591196136</text:p>
          </table:table-cell>
        </table:table-row>
        <table:table-row table:style-name="ro1">
          <table:table-cell office:value-type="string" calcext:value-type="string">
            <text:p>Si2_60</text:p>
          </table:table-cell>
          <table:table-cell office:value-type="float" office:value="16777275" calcext:value-type="float">
            <text:p>16777275</text:p>
          </table:table-cell>
          <table:table-cell office:value-type="float" office:value="-57.0262" calcext:value-type="float">
            <text:p>-57.0262</text:p>
          </table:table-cell>
          <table:table-cell office:value-type="float" office:value="1.70723" calcext:value-type="float">
            <text:p>1.70723</text:p>
          </table:table-cell>
          <table:table-cell/>
          <table:table-cell office:value-type="float" office:value="4.30874" calcext:value-type="float">
            <text:p>4.30874</text:p>
          </table:table-cell>
          <table:table-cell office:value-type="float" office:value="3.89018" calcext:value-type="float">
            <text:p>3.89018</text:p>
          </table:table-cell>
          <table:table-cell office:value-type="float" office:value="3.85502" calcext:value-type="float">
            <text:p>3.85502</text:p>
          </table:table-cell>
          <table:table-cell/>
          <table:table-cell table:formula="of:=[.F110]*[.$D110]*2.355" office:value-type="float" office:value="17.323403997921" calcext:value-type="float">
            <text:p>17.323403997921</text:p>
          </table:table-cell>
          <table:table-cell table:formula="of:=[.G110]*[.$D110]*2.355" office:value-type="float" office:value="15.640572363297" calcext:value-type="float">
            <text:p>15.640572363297</text:p>
          </table:table-cell>
          <table:table-cell table:formula="of:=[.H110]*[.$D110]*2.355" office:value-type="float" office:value="15.499210646283" calcext:value-type="float">
            <text:p>15.499210646283</text:p>
          </table:table-cell>
        </table:table-row>
        <table:table-row table:style-name="ro1">
          <table:table-cell office:value-type="string" calcext:value-type="string">
            <text:p>Si2_61</text:p>
          </table:table-cell>
          <table:table-cell office:value-type="float" office:value="16777276" calcext:value-type="float">
            <text:p>16777276</text:p>
          </table:table-cell>
          <table:table-cell office:value-type="float" office:value="-70.0941" calcext:value-type="float">
            <text:p>-70.0941</text:p>
          </table:table-cell>
          <table:table-cell office:value-type="float" office:value="1.68021" calcext:value-type="float">
            <text:p>1.68021</text:p>
          </table:table-cell>
          <table:table-cell/>
          <table:table-cell office:value-type="float" office:value="4.86036" calcext:value-type="float">
            <text:p>4.86036</text:p>
          </table:table-cell>
          <table:table-cell office:value-type="float" office:value="3.7348" calcext:value-type="float">
            <text:p>3.7348</text:p>
          </table:table-cell>
          <table:table-cell office:value-type="float" office:value="3.98056" calcext:value-type="float">
            <text:p>3.98056</text:p>
          </table:table-cell>
          <table:table-cell/>
          <table:table-cell table:formula="of:=[.F111]*[.$D111]*2.355" office:value-type="float" office:value="19.231931995038" calcext:value-type="float">
            <text:p>19.231931995038</text:p>
          </table:table-cell>
          <table:table-cell table:formula="of:=[.G111]*[.$D111]*2.355" office:value-type="float" office:value="14.77820976534" calcext:value-type="float">
            <text:p>14.77820976534</text:p>
          </table:table-cell>
          <table:table-cell table:formula="of:=[.H111]*[.$D111]*2.355" office:value-type="float" office:value="15.750656169948" calcext:value-type="float">
            <text:p>15.750656169948</text:p>
          </table:table-cell>
        </table:table-row>
        <table:table-row table:style-name="ro1">
          <table:table-cell office:value-type="string" calcext:value-type="string">
            <text:p>Si2_62</text:p>
          </table:table-cell>
          <table:table-cell office:value-type="float" office:value="16777277" calcext:value-type="float">
            <text:p>16777277</text:p>
          </table:table-cell>
          <table:table-cell office:value-type="float" office:value="-68.4871" calcext:value-type="float">
            <text:p>-68.4871</text:p>
          </table:table-cell>
          <table:table-cell office:value-type="float" office:value="1.77523" calcext:value-type="float">
            <text:p>1.77523</text:p>
          </table:table-cell>
          <table:table-cell/>
          <table:table-cell office:value-type="float" office:value="4.52885" calcext:value-type="float">
            <text:p>4.52885</text:p>
          </table:table-cell>
          <table:table-cell office:value-type="float" office:value="3.79894" calcext:value-type="float">
            <text:p>3.79894</text:p>
          </table:table-cell>
          <table:table-cell office:value-type="float" office:value="3.74447" calcext:value-type="float">
            <text:p>3.74447</text:p>
          </table:table-cell>
          <table:table-cell/>
          <table:table-cell table:formula="of:=[.F112]*[.$D112]*2.355" office:value-type="float" office:value="18.9336121578525" calcext:value-type="float">
            <text:p>18.9336121578525</text:p>
          </table:table-cell>
          <table:table-cell table:formula="of:=[.G112]*[.$D112]*2.355" office:value-type="float" office:value="15.882101763351" calcext:value-type="float">
            <text:p>15.882101763351</text:p>
          </table:table-cell>
          <table:table-cell table:formula="of:=[.H112]*[.$D112]*2.355" office:value-type="float" office:value="15.6543808509255" calcext:value-type="float">
            <text:p>15.6543808509255</text:p>
          </table:table-cell>
        </table:table-row>
        <table:table-row table:style-name="ro1">
          <table:table-cell office:value-type="string" calcext:value-type="string">
            <text:p>Si2_63</text:p>
          </table:table-cell>
          <table:table-cell office:value-type="float" office:value="16777278" calcext:value-type="float">
            <text:p>16777278</text:p>
          </table:table-cell>
          <table:table-cell office:value-type="float" office:value="-77.5454" calcext:value-type="float">
            <text:p>-77.5454</text:p>
          </table:table-cell>
          <table:table-cell office:value-type="float" office:value="1.74556" calcext:value-type="float">
            <text:p>1.74556</text:p>
          </table:table-cell>
          <table:table-cell/>
          <table:table-cell office:value-type="float" office:value="4.70298" calcext:value-type="float">
            <text:p>4.70298</text:p>
          </table:table-cell>
          <table:table-cell office:value-type="float" office:value="3.93157" calcext:value-type="float">
            <text:p>3.93157</text:p>
          </table:table-cell>
          <table:table-cell office:value-type="float" office:value="3.77653" calcext:value-type="float">
            <text:p>3.77653</text:p>
          </table:table-cell>
          <table:table-cell/>
          <table:table-cell table:formula="of:=[.F113]*[.$D113]*2.355" office:value-type="float" office:value="19.332981025524" calcext:value-type="float">
            <text:p>19.332981025524</text:p>
          </table:table-cell>
          <table:table-cell table:formula="of:=[.G113]*[.$D113]*2.355" office:value-type="float" office:value="16.161873580266" calcext:value-type="float">
            <text:p>16.161873580266</text:p>
          </table:table-cell>
          <table:table-cell table:formula="of:=[.H113]*[.$D113]*2.355" office:value-type="float" office:value="15.524536109514" calcext:value-type="float">
            <text:p>15.524536109514</text:p>
          </table:table-cell>
        </table:table-row>
        <table:table-row table:style-name="ro1">
          <table:table-cell office:value-type="string" calcext:value-type="string">
            <text:p>Si2_64</text:p>
          </table:table-cell>
          <table:table-cell office:value-type="float" office:value="16777279" calcext:value-type="float">
            <text:p>16777279</text:p>
          </table:table-cell>
          <table:table-cell office:value-type="float" office:value="-55.4961" calcext:value-type="float">
            <text:p>-55.4961</text:p>
          </table:table-cell>
          <table:table-cell office:value-type="float" office:value="1.74444" calcext:value-type="float">
            <text:p>1.74444</text:p>
          </table:table-cell>
          <table:table-cell/>
          <table:table-cell office:value-type="float" office:value="4.87157" calcext:value-type="float">
            <text:p>4.87157</text:p>
          </table:table-cell>
          <table:table-cell office:value-type="float" office:value="4.03638" calcext:value-type="float">
            <text:p>4.03638</text:p>
          </table:table-cell>
          <table:table-cell office:value-type="float" office:value="3.89466" calcext:value-type="float">
            <text:p>3.89466</text:p>
          </table:table-cell>
          <table:table-cell/>
          <table:table-cell table:formula="of:=[.F114]*[.$D114]*2.355" office:value-type="float" office:value="20.013170499234" calcext:value-type="float">
            <text:p>20.013170499234</text:p>
          </table:table-cell>
          <table:table-cell table:formula="of:=[.G114]*[.$D114]*2.355" office:value-type="float" office:value="16.582079522556" calcext:value-type="float">
            <text:p>16.582079522556</text:p>
          </table:table-cell>
          <table:table-cell table:formula="of:=[.H114]*[.$D114]*2.355" office:value-type="float" office:value="15.999871625892" calcext:value-type="float">
            <text:p>15.999871625892</text:p>
          </table:table-cell>
        </table:table-row>
        <table:table-row table:style-name="ro1">
          <table:table-cell office:value-type="string" calcext:value-type="string">
            <text:p>Ge1_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7.7549" calcext:value-type="float">
            <text:p>17.7549</text:p>
          </table:table-cell>
          <table:table-cell office:value-type="float" office:value="1.63138" calcext:value-type="float">
            <text:p>1.63138</text:p>
          </table:table-cell>
          <table:table-cell/>
          <table:table-cell office:value-type="float" office:value="7.50937" calcext:value-type="float">
            <text:p>7.50937</text:p>
          </table:table-cell>
          <table:table-cell office:value-type="float" office:value="6.68729" calcext:value-type="float">
            <text:p>6.68729</text:p>
          </table:table-cell>
          <table:table-cell office:value-type="float" office:value="5.92692" calcext:value-type="float">
            <text:p>5.92692</text:p>
          </table:table-cell>
          <table:table-cell/>
          <table:table-cell table:formula="of:=[.F115]*[.$D115]*2.355" office:value-type="float" office:value="28.850247852063" calcext:value-type="float">
            <text:p>28.850247852063</text:p>
          </table:table-cell>
          <table:table-cell table:formula="of:=[.G115]*[.$D115]*2.355" office:value-type="float" office:value="25.691898782271" calcext:value-type="float">
            <text:p>25.691898782271</text:p>
          </table:table-cell>
          <table:table-cell table:formula="of:=[.H115]*[.$D115]*2.355" office:value-type="float" office:value="22.770633355308" calcext:value-type="float">
            <text:p>22.770633355308</text:p>
          </table:table-cell>
        </table:table-row>
        <table:table-row table:style-name="ro1">
          <table:table-cell office:value-type="string" calcext:value-type="string">
            <text:p>Ge1_2</text:p>
          </table:table-cell>
          <table:table-cell office:value-type="float" office:value="33554433" calcext:value-type="float">
            <text:p>33554433</text:p>
          </table:table-cell>
          <table:table-cell office:value-type="float" office:value="8.70801" calcext:value-type="float">
            <text:p>8.70801</text:p>
          </table:table-cell>
          <table:table-cell office:value-type="float" office:value="1.69796" calcext:value-type="float">
            <text:p>1.69796</text:p>
          </table:table-cell>
          <table:table-cell/>
          <table:table-cell office:value-type="float" office:value="6.64957" calcext:value-type="float">
            <text:p>6.64957</text:p>
          </table:table-cell>
          <table:table-cell office:value-type="float" office:value="6.20707" calcext:value-type="float">
            <text:p>6.20707</text:p>
          </table:table-cell>
          <table:table-cell office:value-type="float" office:value="5.67516" calcext:value-type="float">
            <text:p>5.67516</text:p>
          </table:table-cell>
          <table:table-cell/>
          <table:table-cell table:formula="of:=[.F116]*[.$D116]*2.355" office:value-type="float" office:value="26.589607630806" calcext:value-type="float">
            <text:p>26.589607630806</text:p>
          </table:table-cell>
          <table:table-cell table:formula="of:=[.G116]*[.$D116]*2.355" office:value-type="float" office:value="24.820184739306" calcext:value-type="float">
            <text:p>24.820184739306</text:p>
          </table:table-cell>
          <table:table-cell table:formula="of:=[.H116]*[.$D116]*2.355" office:value-type="float" office:value="22.693238456328" calcext:value-type="float">
            <text:p>22.693238456328</text:p>
          </table:table-cell>
        </table:table-row>
        <table:table-row table:style-name="ro1">
          <table:table-cell office:value-type="string" calcext:value-type="string">
            <text:p>Ge1_3</text:p>
          </table:table-cell>
          <table:table-cell office:value-type="float" office:value="33554434" calcext:value-type="float">
            <text:p>33554434</text:p>
          </table:table-cell>
          <table:table-cell office:value-type="float" office:value="15.6665" calcext:value-type="float">
            <text:p>15.6665</text:p>
          </table:table-cell>
          <table:table-cell office:value-type="float" office:value="1.76017" calcext:value-type="float">
            <text:p>1.76017</text:p>
          </table:table-cell>
          <table:table-cell/>
          <table:table-cell office:value-type="float" office:value="7.0552" calcext:value-type="float">
            <text:p>7.0552</text:p>
          </table:table-cell>
          <table:table-cell office:value-type="float" office:value="6.188" calcext:value-type="float">
            <text:p>6.188</text:p>
          </table:table-cell>
          <table:table-cell office:value-type="float" office:value="5.94854" calcext:value-type="float">
            <text:p>5.94854</text:p>
          </table:table-cell>
          <table:table-cell/>
          <table:table-cell table:formula="of:=[.F117]*[.$D117]*2.355" office:value-type="float" office:value="29.24521750932" calcext:value-type="float">
            <text:p>29.24521750932</text:p>
          </table:table-cell>
          <table:table-cell table:formula="of:=[.G117]*[.$D117]*2.355" office:value-type="float" office:value="25.6504997658" calcext:value-type="float">
            <text:p>25.6504997658</text:p>
          </table:table-cell>
          <table:table-cell table:formula="of:=[.H117]*[.$D117]*2.355" office:value-type="float" office:value="24.657890089989" calcext:value-type="float">
            <text:p>24.657890089989</text:p>
          </table:table-cell>
        </table:table-row>
        <table:table-row table:style-name="ro1">
          <table:table-cell office:value-type="string" calcext:value-type="string">
            <text:p>Ge1_4</text:p>
          </table:table-cell>
          <table:table-cell office:value-type="float" office:value="33554435" calcext:value-type="float">
            <text:p>33554435</text:p>
          </table:table-cell>
          <table:table-cell office:value-type="float" office:value="3.51257" calcext:value-type="float">
            <text:p>3.51257</text:p>
          </table:table-cell>
          <table:table-cell office:value-type="float" office:value="1.66743" calcext:value-type="float">
            <text:p>1.66743</text:p>
          </table:table-cell>
          <table:table-cell/>
          <table:table-cell office:value-type="float" office:value="8.33631" calcext:value-type="float">
            <text:p>8.33631</text:p>
          </table:table-cell>
          <table:table-cell office:value-type="float" office:value="7.40928" calcext:value-type="float">
            <text:p>7.40928</text:p>
          </table:table-cell>
          <table:table-cell office:value-type="float" office:value="6.76696" calcext:value-type="float">
            <text:p>6.76696</text:p>
          </table:table-cell>
          <table:table-cell/>
          <table:table-cell table:formula="of:=[.F118]*[.$D118]*2.355" office:value-type="float" office:value="32.7350025176715" calcext:value-type="float">
            <text:p>32.7350025176715</text:p>
          </table:table-cell>
          <table:table-cell table:formula="of:=[.G118]*[.$D118]*2.355" office:value-type="float" office:value="29.094743292192" calcext:value-type="float">
            <text:p>29.094743292192</text:p>
          </table:table-cell>
          <table:table-cell table:formula="of:=[.H118]*[.$D118]*2.355" office:value-type="float" office:value="26.572482625644" calcext:value-type="float">
            <text:p>26.572482625644</text:p>
          </table:table-cell>
        </table:table-row>
        <table:table-row table:style-name="ro1">
          <table:table-cell office:value-type="string" calcext:value-type="string">
            <text:p>Ge1_5</text:p>
          </table:table-cell>
          <table:table-cell office:value-type="float" office:value="33554436" calcext:value-type="float">
            <text:p>33554436</text:p>
          </table:table-cell>
          <table:table-cell office:value-type="float" office:value="14.0785" calcext:value-type="float">
            <text:p>14.0785</text:p>
          </table:table-cell>
          <table:table-cell office:value-type="float" office:value="2.14976" calcext:value-type="float">
            <text:p>2.14976</text:p>
          </table:table-cell>
          <table:table-cell/>
          <table:table-cell office:value-type="float" office:value="7.59899" calcext:value-type="float">
            <text:p>7.59899</text:p>
          </table:table-cell>
          <table:table-cell office:value-type="float" office:value="6.19813" calcext:value-type="float">
            <text:p>6.19813</text:p>
          </table:table-cell>
          <table:table-cell office:value-type="float" office:value="6.02036" calcext:value-type="float">
            <text:p>6.02036</text:p>
          </table:table-cell>
          <table:table-cell/>
          <table:table-cell table:formula="of:=[.F119]*[.$D119]*2.355" office:value-type="float" office:value="38.471291168352" calcext:value-type="float">
            <text:p>38.471291168352</text:p>
          </table:table-cell>
          <table:table-cell table:formula="of:=[.G119]*[.$D119]*2.355" office:value-type="float" office:value="31.379178539424" calcext:value-type="float">
            <text:p>31.379178539424</text:p>
          </table:table-cell>
          <table:table-cell table:formula="of:=[.H119]*[.$D119]*2.355" office:value-type="float" office:value="30.479185062528" calcext:value-type="float">
            <text:p>30.479185062528</text:p>
          </table:table-cell>
        </table:table-row>
        <table:table-row table:style-name="ro1">
          <table:table-cell office:value-type="string" calcext:value-type="string">
            <text:p>Ge1_6</text:p>
          </table:table-cell>
          <table:table-cell office:value-type="float" office:value="33554437" calcext:value-type="float">
            <text:p>33554437</text:p>
          </table:table-cell>
          <table:table-cell office:value-type="float" office:value="-10.2481" calcext:value-type="float">
            <text:p>-10.2481</text:p>
          </table:table-cell>
          <table:table-cell office:value-type="float" office:value="2.07477" calcext:value-type="float">
            <text:p>2.07477</text:p>
          </table:table-cell>
          <table:table-cell/>
          <table:table-cell office:value-type="float" office:value="8.61376" calcext:value-type="float">
            <text:p>8.61376</text:p>
          </table:table-cell>
          <table:table-cell office:value-type="float" office:value="7.46031" calcext:value-type="float">
            <text:p>7.46031</text:p>
          </table:table-cell>
          <table:table-cell office:value-type="float" office:value="7.03339" calcext:value-type="float">
            <text:p>7.03339</text:p>
          </table:table-cell>
          <table:table-cell/>
          <table:table-cell table:formula="of:=[.F120]*[.$D120]*2.355" office:value-type="float" office:value="42.087549316896" calcext:value-type="float">
            <text:p>42.087549316896</text:p>
          </table:table-cell>
          <table:table-cell table:formula="of:=[.G120]*[.$D120]*2.355" office:value-type="float" office:value="36.4516964768385" calcext:value-type="float">
            <text:p>36.4516964768385</text:p>
          </table:table-cell>
          <table:table-cell table:formula="of:=[.H120]*[.$D120]*2.355" office:value-type="float" office:value="34.3657297730565" calcext:value-type="float">
            <text:p>34.3657297730565</text:p>
          </table:table-cell>
        </table:table-row>
        <table:table-row table:style-name="ro1">
          <table:table-cell office:value-type="string" calcext:value-type="string">
            <text:p>Ge1_7</text:p>
          </table:table-cell>
          <table:table-cell office:value-type="float" office:value="33554438" calcext:value-type="float">
            <text:p>33554438</text:p>
          </table:table-cell>
          <table:table-cell office:value-type="float" office:value="15.2768" calcext:value-type="float">
            <text:p>15.2768</text:p>
          </table:table-cell>
          <table:table-cell office:value-type="float" office:value="2.13468" calcext:value-type="float">
            <text:p>2.13468</text:p>
          </table:table-cell>
          <table:table-cell/>
          <table:table-cell office:value-type="float" office:value="9.16556" calcext:value-type="float">
            <text:p>9.16556</text:p>
          </table:table-cell>
          <table:table-cell office:value-type="float" office:value="8.18253" calcext:value-type="float">
            <text:p>8.18253</text:p>
          </table:table-cell>
          <table:table-cell office:value-type="float" office:value="7.03288" calcext:value-type="float">
            <text:p>7.03288</text:p>
          </table:table-cell>
          <table:table-cell/>
          <table:table-cell table:formula="of:=[.F121]*[.$D121]*2.355" office:value-type="float" office:value="46.076841096984" calcext:value-type="float">
            <text:p>46.076841096984</text:p>
          </table:table-cell>
          <table:table-cell table:formula="of:=[.G121]*[.$D121]*2.355" office:value-type="float" office:value="41.134980795642" calcext:value-type="float">
            <text:p>41.134980795642</text:p>
          </table:table-cell>
          <table:table-cell table:formula="of:=[.H121]*[.$D121]*2.355" office:value-type="float" office:value="35.355493195632" calcext:value-type="float">
            <text:p>35.355493195632</text:p>
          </table:table-cell>
        </table:table-row>
        <table:table-row table:style-name="ro1">
          <table:table-cell office:value-type="string" calcext:value-type="string">
            <text:p>Ge1_8</text:p>
          </table:table-cell>
          <table:table-cell office:value-type="float" office:value="33554439" calcext:value-type="float">
            <text:p>33554439</text:p>
          </table:table-cell>
          <table:table-cell office:value-type="float" office:value="1.51273" calcext:value-type="float">
            <text:p>1.51273</text:p>
          </table:table-cell>
          <table:table-cell office:value-type="float" office:value="2.12007" calcext:value-type="float">
            <text:p>2.12007</text:p>
          </table:table-cell>
          <table:table-cell/>
          <table:table-cell office:value-type="float" office:value="8.24172" calcext:value-type="float">
            <text:p>8.24172</text:p>
          </table:table-cell>
          <table:table-cell office:value-type="float" office:value="7.56999" calcext:value-type="float">
            <text:p>7.56999</text:p>
          </table:table-cell>
          <table:table-cell office:value-type="float" office:value="6.7321" calcext:value-type="float">
            <text:p>6.7321</text:p>
          </table:table-cell>
          <table:table-cell/>
          <table:table-cell table:formula="of:=[.F122]*[.$D122]*2.355" office:value-type="float" office:value="41.148969919542" calcext:value-type="float">
            <text:p>41.148969919542</text:p>
          </table:table-cell>
          <table:table-cell table:formula="of:=[.G122]*[.$D122]*2.355" office:value-type="float" office:value="37.7951799868515" calcext:value-type="float">
            <text:p>37.7951799868515</text:p>
          </table:table-cell>
          <table:table-cell table:formula="of:=[.H122]*[.$D122]*2.355" office:value-type="float" office:value="33.611792246685" calcext:value-type="float">
            <text:p>33.611792246685</text:p>
          </table:table-cell>
        </table:table-row>
        <table:table-row table:style-name="ro1">
          <table:table-cell office:value-type="string" calcext:value-type="string">
            <text:p>Ge1_9</text:p>
          </table:table-cell>
          <table:table-cell office:value-type="float" office:value="33554440" calcext:value-type="float">
            <text:p>33554440</text:p>
          </table:table-cell>
          <table:table-cell office:value-type="float" office:value="-4.46499" calcext:value-type="float">
            <text:p>-4.46499</text:p>
          </table:table-cell>
          <table:table-cell office:value-type="float" office:value="2.12098" calcext:value-type="float">
            <text:p>2.12098</text:p>
          </table:table-cell>
          <table:table-cell/>
          <table:table-cell office:value-type="float" office:value="6.95834" calcext:value-type="float">
            <text:p>6.95834</text:p>
          </table:table-cell>
          <table:table-cell office:value-type="float" office:value="6.07245" calcext:value-type="float">
            <text:p>6.07245</text:p>
          </table:table-cell>
          <table:table-cell office:value-type="float" office:value="5.77268" calcext:value-type="float">
            <text:p>5.77268</text:p>
          </table:table-cell>
          <table:table-cell/>
          <table:table-cell table:formula="of:=[.F123]*[.$D123]*2.355" office:value-type="float" office:value="34.756267436886" calcext:value-type="float">
            <text:p>34.756267436886</text:p>
          </table:table-cell>
          <table:table-cell table:formula="of:=[.G123]*[.$D123]*2.355" office:value-type="float" office:value="30.331328477355" calcext:value-type="float">
            <text:p>30.331328477355</text:p>
          </table:table-cell>
          <table:table-cell table:formula="of:=[.H123]*[.$D123]*2.355" office:value-type="float" office:value="28.834004936172" calcext:value-type="float">
            <text:p>28.834004936172</text:p>
          </table:table-cell>
        </table:table-row>
        <table:table-row table:style-name="ro1">
          <table:table-cell office:value-type="string" calcext:value-type="string">
            <text:p>Ge1_10</text:p>
          </table:table-cell>
          <table:table-cell office:value-type="float" office:value="33554441" calcext:value-type="float">
            <text:p>33554441</text:p>
          </table:table-cell>
          <table:table-cell office:value-type="float" office:value="-9.12738" calcext:value-type="float">
            <text:p>-9.12738</text:p>
          </table:table-cell>
          <table:table-cell office:value-type="float" office:value="2.16544" calcext:value-type="float">
            <text:p>2.16544</text:p>
          </table:table-cell>
          <table:table-cell/>
          <table:table-cell office:value-type="float" office:value="5.76577" calcext:value-type="float">
            <text:p>5.76577</text:p>
          </table:table-cell>
          <table:table-cell office:value-type="float" office:value="4.95005" calcext:value-type="float">
            <text:p>4.95005</text:p>
          </table:table-cell>
          <table:table-cell office:value-type="float" office:value="4.69046" calcext:value-type="float">
            <text:p>4.69046</text:p>
          </table:table-cell>
          <table:table-cell/>
          <table:table-cell table:formula="of:=[.F124]*[.$D124]*2.355" office:value-type="float" office:value="29.403185268624" calcext:value-type="float">
            <text:p>29.403185268624</text:p>
          </table:table-cell>
          <table:table-cell table:formula="of:=[.G124]*[.$D124]*2.355" office:value-type="float" office:value="25.24333042056" calcext:value-type="float">
            <text:p>25.24333042056</text:p>
          </table:table-cell>
          <table:table-cell table:formula="of:=[.H124]*[.$D124]*2.355" office:value-type="float" office:value="23.919522349152" calcext:value-type="float">
            <text:p>23.919522349152</text:p>
          </table:table-cell>
        </table:table-row>
        <table:table-row table:style-name="ro1">
          <table:table-cell office:value-type="string" calcext:value-type="string">
            <text:p>Ge1_11</text:p>
          </table:table-cell>
          <table:table-cell office:value-type="float" office:value="33554442" calcext:value-type="float">
            <text:p>33554442</text:p>
          </table:table-cell>
          <table:table-cell office:value-type="float" office:value="-5.89654" calcext:value-type="float">
            <text:p>-5.89654</text:p>
          </table:table-cell>
          <table:table-cell office:value-type="float" office:value="2.12103" calcext:value-type="float">
            <text:p>2.12103</text:p>
          </table:table-cell>
          <table:table-cell/>
          <table:table-cell office:value-type="float" office:value="5.37532" calcext:value-type="float">
            <text:p>5.37532</text:p>
          </table:table-cell>
          <table:table-cell office:value-type="float" office:value="4.74714" calcext:value-type="float">
            <text:p>4.74714</text:p>
          </table:table-cell>
          <table:table-cell office:value-type="float" office:value="4.55902" calcext:value-type="float">
            <text:p>4.55902</text:p>
          </table:table-cell>
          <table:table-cell/>
          <table:table-cell table:formula="of:=[.F125]*[.$D125]*2.355" office:value-type="float" office:value="26.849861276958" calcext:value-type="float">
            <text:p>26.849861276958</text:p>
          </table:table-cell>
          <table:table-cell table:formula="of:=[.G125]*[.$D125]*2.355" office:value-type="float" office:value="23.712086064141" calcext:value-type="float">
            <text:p>23.712086064141</text:p>
          </table:table-cell>
          <table:table-cell table:formula="of:=[.H125]*[.$D125]*2.355" office:value-type="float" office:value="22.772421838863" calcext:value-type="float">
            <text:p>22.772421838863</text:p>
          </table:table-cell>
        </table:table-row>
        <table:table-row table:style-name="ro1">
          <table:table-cell office:value-type="string" calcext:value-type="string">
            <text:p>Ge1_12</text:p>
          </table:table-cell>
          <table:table-cell office:value-type="float" office:value="33554443" calcext:value-type="float">
            <text:p>33554443</text:p>
          </table:table-cell>
          <table:table-cell office:value-type="float" office:value="-32.1676" calcext:value-type="float">
            <text:p>-32.1676</text:p>
          </table:table-cell>
          <table:table-cell office:value-type="float" office:value="2.13971" calcext:value-type="float">
            <text:p>2.13971</text:p>
          </table:table-cell>
          <table:table-cell/>
          <table:table-cell office:value-type="float" office:value="5.34345" calcext:value-type="float">
            <text:p>5.34345</text:p>
          </table:table-cell>
          <table:table-cell office:value-type="float" office:value="4.80426" calcext:value-type="float">
            <text:p>4.80426</text:p>
          </table:table-cell>
          <table:table-cell office:value-type="float" office:value="4.2536" calcext:value-type="float">
            <text:p>4.2536</text:p>
          </table:table-cell>
          <table:table-cell/>
          <table:table-cell table:formula="of:=[.F126]*[.$D126]*2.355" office:value-type="float" office:value="26.9257356558225" calcext:value-type="float">
            <text:p>26.9257356558225</text:p>
          </table:table-cell>
          <table:table-cell table:formula="of:=[.G126]*[.$D126]*2.355" office:value-type="float" office:value="24.208748052633" calcext:value-type="float">
            <text:p>24.208748052633</text:p>
          </table:table-cell>
          <table:table-cell table:formula="of:=[.H126]*[.$D126]*2.355" office:value-type="float" office:value="21.43396292388" calcext:value-type="float">
            <text:p>21.43396292388</text:p>
          </table:table-cell>
        </table:table-row>
        <table:table-row table:style-name="ro1">
          <table:table-cell office:value-type="string" calcext:value-type="string">
            <text:p>Ge1_13</text:p>
          </table:table-cell>
          <table:table-cell office:value-type="float" office:value="33554444" calcext:value-type="float">
            <text:p>33554444</text:p>
          </table:table-cell>
          <table:table-cell office:value-type="float" office:value="-47.1636" calcext:value-type="float">
            <text:p>-47.1636</text:p>
          </table:table-cell>
          <table:table-cell office:value-type="float" office:value="3.12949" calcext:value-type="float">
            <text:p>3.12949</text:p>
          </table:table-cell>
          <table:table-cell/>
          <table:table-cell office:value-type="float" office:value="3.60108" calcext:value-type="float">
            <text:p>3.60108</text:p>
          </table:table-cell>
          <table:table-cell office:value-type="float" office:value="2.96426" calcext:value-type="float">
            <text:p>2.96426</text:p>
          </table:table-cell>
          <table:table-cell office:value-type="float" office:value="3.02532" calcext:value-type="float">
            <text:p>3.02532</text:p>
          </table:table-cell>
          <table:table-cell/>
          <table:table-cell table:formula="of:=[.F127]*[.$D127]*2.355" office:value-type="float" office:value="26.539775764866" calcext:value-type="float">
            <text:p>26.539775764866</text:p>
          </table:table-cell>
          <table:table-cell table:formula="of:=[.G127]*[.$D127]*2.355" office:value-type="float" office:value="21.846444874527" calcext:value-type="float">
            <text:p>21.846444874527</text:p>
          </table:table-cell>
          <table:table-cell table:formula="of:=[.H127]*[.$D127]*2.355" office:value-type="float" office:value="22.296453957414" calcext:value-type="float">
            <text:p>22.296453957414</text:p>
          </table:table-cell>
        </table:table-row>
        <table:table-row table:style-name="ro1">
          <table:table-cell office:value-type="string" calcext:value-type="string">
            <text:p>Ge1_14</text:p>
          </table:table-cell>
          <table:table-cell office:value-type="float" office:value="33554445" calcext:value-type="float">
            <text:p>33554445</text:p>
          </table:table-cell>
          <table:table-cell office:value-type="float" office:value="-46.2599" calcext:value-type="float">
            <text:p>-46.2599</text:p>
          </table:table-cell>
          <table:table-cell office:value-type="float" office:value="3.09462" calcext:value-type="float">
            <text:p>3.09462</text:p>
          </table:table-cell>
          <table:table-cell/>
          <table:table-cell office:value-type="float" office:value="3.73429" calcext:value-type="float">
            <text:p>3.73429</text:p>
          </table:table-cell>
          <table:table-cell office:value-type="float" office:value="3.16715" calcext:value-type="float">
            <text:p>3.16715</text:p>
          </table:table-cell>
          <table:table-cell office:value-type="float" office:value="3.19547" calcext:value-type="float">
            <text:p>3.19547</text:p>
          </table:table-cell>
          <table:table-cell/>
          <table:table-cell table:formula="of:=[.F128]*[.$D128]*2.355" office:value-type="float" office:value="27.214871064129" calcext:value-type="float">
            <text:p>27.214871064129</text:p>
          </table:table-cell>
          <table:table-cell table:formula="of:=[.G128]*[.$D128]*2.355" office:value-type="float" office:value="23.081651101215" calcext:value-type="float">
            <text:p>23.081651101215</text:p>
          </table:table-cell>
          <table:table-cell table:formula="of:=[.H128]*[.$D128]*2.355" office:value-type="float" office:value="23.288042449647" calcext:value-type="float">
            <text:p>23.288042449647</text:p>
          </table:table-cell>
        </table:table-row>
        <table:table-row table:style-name="ro1">
          <table:table-cell office:value-type="string" calcext:value-type="string">
            <text:p>Ge1_15</text:p>
          </table:table-cell>
          <table:table-cell office:value-type="float" office:value="33554446" calcext:value-type="float">
            <text:p>33554446</text:p>
          </table:table-cell>
          <table:table-cell office:value-type="float" office:value="-59.8749" calcext:value-type="float">
            <text:p>-59.8749</text:p>
          </table:table-cell>
          <table:table-cell office:value-type="float" office:value="3.20542" calcext:value-type="float">
            <text:p>3.20542</text:p>
          </table:table-cell>
          <table:table-cell/>
          <table:table-cell office:value-type="float" office:value="3.52981" calcext:value-type="float">
            <text:p>3.52981</text:p>
          </table:table-cell>
          <table:table-cell office:value-type="float" office:value="3.19745" calcext:value-type="float">
            <text:p>3.19745</text:p>
          </table:table-cell>
          <table:table-cell office:value-type="float" office:value="3.07683" calcext:value-type="float">
            <text:p>3.07683</text:p>
          </table:table-cell>
          <table:table-cell/>
          <table:table-cell table:formula="of:=[.F129]*[.$D129]*2.355" office:value-type="float" office:value="26.645703007821" calcext:value-type="float">
            <text:p>26.645703007821</text:p>
          </table:table-cell>
          <table:table-cell table:formula="of:=[.G129]*[.$D129]*2.355" office:value-type="float" office:value="24.136795771545" calcext:value-type="float">
            <text:p>24.136795771545</text:p>
          </table:table-cell>
          <table:table-cell table:formula="of:=[.H129]*[.$D129]*2.355" office:value-type="float" office:value="23.226263845803" calcext:value-type="float">
            <text:p>23.226263845803</text:p>
          </table:table-cell>
        </table:table-row>
        <table:table-row table:style-name="ro1">
          <table:table-cell office:value-type="string" calcext:value-type="string">
            <text:p>Ge1_16</text:p>
          </table:table-cell>
          <table:table-cell office:value-type="float" office:value="33554447" calcext:value-type="float">
            <text:p>33554447</text:p>
          </table:table-cell>
          <table:table-cell office:value-type="float" office:value="-53.6544" calcext:value-type="float">
            <text:p>-53.6544</text:p>
          </table:table-cell>
          <table:table-cell office:value-type="float" office:value="3.16139" calcext:value-type="float">
            <text:p>3.16139</text:p>
          </table:table-cell>
          <table:table-cell/>
          <table:table-cell office:value-type="float" office:value="3.78985" calcext:value-type="float">
            <text:p>3.78985</text:p>
          </table:table-cell>
          <table:table-cell office:value-type="float" office:value="3.46155" calcext:value-type="float">
            <text:p>3.46155</text:p>
          </table:table-cell>
          <table:table-cell office:value-type="float" office:value="3.30346" calcext:value-type="float">
            <text:p>3.30346</text:p>
          </table:table-cell>
          <table:table-cell/>
          <table:table-cell table:formula="of:=[.F130]*[.$D130]*2.355" office:value-type="float" office:value="28.2157116144825" calcext:value-type="float">
            <text:p>28.2157116144825</text:p>
          </table:table-cell>
          <table:table-cell table:formula="of:=[.G130]*[.$D130]*2.355" office:value-type="float" office:value="25.7714940008475" calcext:value-type="float">
            <text:p>25.7714940008475</text:p>
          </table:table-cell>
          <table:table-cell table:formula="of:=[.H130]*[.$D130]*2.355" office:value-type="float" office:value="24.594502339137" calcext:value-type="float">
            <text:p>24.594502339137</text:p>
          </table:table-cell>
        </table:table-row>
        <table:table-row table:style-name="ro1">
          <table:table-cell office:value-type="string" calcext:value-type="string">
            <text:p>Ge1_17</text:p>
          </table:table-cell>
          <table:table-cell office:value-type="float" office:value="33554448" calcext:value-type="float">
            <text:p>33554448</text:p>
          </table:table-cell>
          <table:table-cell office:value-type="float" office:value="-18.3876" calcext:value-type="float">
            <text:p>-18.3876</text:p>
          </table:table-cell>
          <table:table-cell office:value-type="float" office:value="3.06962" calcext:value-type="float">
            <text:p>3.06962</text:p>
          </table:table-cell>
          <table:table-cell/>
          <table:table-cell office:value-type="float" office:value="3.83131" calcext:value-type="float">
            <text:p>3.83131</text:p>
          </table:table-cell>
          <table:table-cell office:value-type="float" office:value="3.33222" calcext:value-type="float">
            <text:p>3.33222</text:p>
          </table:table-cell>
          <table:table-cell office:value-type="float" office:value="3.17879" calcext:value-type="float">
            <text:p>3.17879</text:p>
          </table:table-cell>
          <table:table-cell/>
          <table:table-cell table:formula="of:=[.F131]*[.$D131]*2.355" office:value-type="float" office:value="27.696367964181" calcext:value-type="float">
            <text:p>27.696367964181</text:p>
          </table:table-cell>
          <table:table-cell table:formula="of:=[.G131]*[.$D131]*2.355" office:value-type="float" office:value="24.088468763322" calcext:value-type="float">
            <text:p>24.088468763322</text:p>
          </table:table-cell>
          <table:table-cell table:formula="of:=[.H131]*[.$D131]*2.355" office:value-type="float" office:value="22.979330182329" calcext:value-type="float">
            <text:p>22.979330182329</text:p>
          </table:table-cell>
        </table:table-row>
        <table:table-row table:style-name="ro1">
          <table:table-cell office:value-type="string" calcext:value-type="string">
            <text:p>Ge1_18</text:p>
          </table:table-cell>
          <table:table-cell office:value-type="float" office:value="33554449" calcext:value-type="float">
            <text:p>33554449</text:p>
          </table:table-cell>
          <table:table-cell office:value-type="float" office:value="-37.472" calcext:value-type="float">
            <text:p>-37.472</text:p>
          </table:table-cell>
          <table:table-cell office:value-type="float" office:value="3.16681" calcext:value-type="float">
            <text:p>3.16681</text:p>
          </table:table-cell>
          <table:table-cell/>
          <table:table-cell office:value-type="float" office:value="3.50388" calcext:value-type="float">
            <text:p>3.50388</text:p>
          </table:table-cell>
          <table:table-cell office:value-type="float" office:value="3.1025" calcext:value-type="float">
            <text:p>3.1025</text:p>
          </table:table-cell>
          <table:table-cell office:value-type="float" office:value="2.97953" calcext:value-type="float">
            <text:p>2.97953</text:p>
          </table:table-cell>
          <table:table-cell/>
          <table:table-cell table:formula="of:=[.F132]*[.$D132]*2.355" office:value-type="float" office:value="26.131367834694" calcext:value-type="float">
            <text:p>26.131367834694</text:p>
          </table:table-cell>
          <table:table-cell table:formula="of:=[.G132]*[.$D132]*2.355" office:value-type="float" office:value="23.137940998875" calcext:value-type="float">
            <text:p>23.137940998875</text:p>
          </table:table-cell>
          <table:table-cell table:formula="of:=[.H132]*[.$D132]*2.355" office:value-type="float" office:value="22.2208507153515" calcext:value-type="float">
            <text:p>22.2208507153515</text:p>
          </table:table-cell>
        </table:table-row>
        <table:table-row table:style-name="ro1">
          <table:table-cell office:value-type="string" calcext:value-type="string">
            <text:p>Ge1_19</text:p>
          </table:table-cell>
          <table:table-cell office:value-type="float" office:value="33554450" calcext:value-type="float">
            <text:p>33554450</text:p>
          </table:table-cell>
          <table:table-cell office:value-type="float" office:value="-14.0809" calcext:value-type="float">
            <text:p>-14.0809</text:p>
          </table:table-cell>
          <table:table-cell office:value-type="float" office:value="3.19681" calcext:value-type="float">
            <text:p>3.19681</text:p>
          </table:table-cell>
          <table:table-cell/>
          <table:table-cell office:value-type="float" office:value="3.62007" calcext:value-type="float">
            <text:p>3.62007</text:p>
          </table:table-cell>
          <table:table-cell office:value-type="float" office:value="3.11516" calcext:value-type="float">
            <text:p>3.11516</text:p>
          </table:table-cell>
          <table:table-cell office:value-type="float" office:value="3.0344" calcext:value-type="float">
            <text:p>3.0344</text:p>
          </table:table-cell>
          <table:table-cell/>
          <table:table-cell table:formula="of:=[.F133]*[.$D133]*2.355" office:value-type="float" office:value="27.2536519251285" calcext:value-type="float">
            <text:p>27.2536519251285</text:p>
          </table:table-cell>
          <table:table-cell table:formula="of:=[.G133]*[.$D133]*2.355" office:value-type="float" office:value="23.452443276258" calcext:value-type="float">
            <text:p>23.452443276258</text:p>
          </table:table-cell>
          <table:table-cell table:formula="of:=[.H133]*[.$D133]*2.355" office:value-type="float" office:value="22.84444262172" calcext:value-type="float">
            <text:p>22.84444262172</text:p>
          </table:table-cell>
        </table:table-row>
        <table:table-row table:style-name="ro1">
          <table:table-cell office:value-type="string" calcext:value-type="string">
            <text:p>Ge1_20</text:p>
          </table:table-cell>
          <table:table-cell office:value-type="float" office:value="33554451" calcext:value-type="float">
            <text:p>33554451</text:p>
          </table:table-cell>
          <table:table-cell office:value-type="float" office:value="-46.1929" calcext:value-type="float">
            <text:p>-46.1929</text:p>
          </table:table-cell>
          <table:table-cell office:value-type="float" office:value="3.22905" calcext:value-type="float">
            <text:p>3.22905</text:p>
          </table:table-cell>
          <table:table-cell/>
          <table:table-cell office:value-type="float" office:value="3.62094" calcext:value-type="float">
            <text:p>3.62094</text:p>
          </table:table-cell>
          <table:table-cell office:value-type="float" office:value="3.12377" calcext:value-type="float">
            <text:p>3.12377</text:p>
          </table:table-cell>
          <table:table-cell office:value-type="float" office:value="2.92872" calcext:value-type="float">
            <text:p>2.92872</text:p>
          </table:table-cell>
          <table:table-cell/>
          <table:table-cell table:formula="of:=[.F134]*[.$D134]*2.355" office:value-type="float" office:value="27.535122302985" calcext:value-type="float">
            <text:p>27.535122302985</text:p>
          </table:table-cell>
          <table:table-cell table:formula="of:=[.G134]*[.$D134]*2.355" office:value-type="float" office:value="23.7544364160675" calcext:value-type="float">
            <text:p>23.7544364160675</text:p>
          </table:table-cell>
          <table:table-cell table:formula="of:=[.H134]*[.$D134]*2.355" office:value-type="float" office:value="22.27119570918" calcext:value-type="float">
            <text:p>22.27119570918</text:p>
          </table:table-cell>
        </table:table-row>
        <table:table-row table:style-name="ro1">
          <table:table-cell office:value-type="string" calcext:value-type="string">
            <text:p>Ge1_21</text:p>
          </table:table-cell>
          <table:table-cell office:value-type="float" office:value="33554452" calcext:value-type="float">
            <text:p>33554452</text:p>
          </table:table-cell>
          <table:table-cell office:value-type="float" office:value="-26.0152" calcext:value-type="float">
            <text:p>-26.0152</text:p>
          </table:table-cell>
          <table:table-cell office:value-type="float" office:value="3.66702" calcext:value-type="float">
            <text:p>3.66702</text:p>
          </table:table-cell>
          <table:table-cell/>
          <table:table-cell office:value-type="float" office:value="3.13271" calcext:value-type="float">
            <text:p>3.13271</text:p>
          </table:table-cell>
          <table:table-cell office:value-type="float" office:value="2.73891" calcext:value-type="float">
            <text:p>2.73891</text:p>
          </table:table-cell>
          <table:table-cell office:value-type="float" office:value="2.67004" calcext:value-type="float">
            <text:p>2.67004</text:p>
          </table:table-cell>
          <table:table-cell/>
          <table:table-cell table:formula="of:=[.F135]*[.$D135]*2.355" office:value-type="float" office:value="27.053557577991" calcext:value-type="float">
            <text:p>27.053557577991</text:p>
          </table:table-cell>
          <table:table-cell table:formula="of:=[.G135]*[.$D135]*2.355" office:value-type="float" office:value="23.652766897011" calcext:value-type="float">
            <text:p>23.652766897011</text:p>
          </table:table-cell>
          <table:table-cell table:formula="of:=[.H135]*[.$D135]*2.355" office:value-type="float" office:value="23.058017140284" calcext:value-type="float">
            <text:p>23.058017140284</text:p>
          </table:table-cell>
        </table:table-row>
        <table:table-row table:style-name="ro1">
          <table:table-cell office:value-type="string" calcext:value-type="string">
            <text:p>Ge1_22</text:p>
          </table:table-cell>
          <table:table-cell office:value-type="float" office:value="33554453" calcext:value-type="float">
            <text:p>33554453</text:p>
          </table:table-cell>
          <table:table-cell office:value-type="float" office:value="-49.2007" calcext:value-type="float">
            <text:p>-49.2007</text:p>
          </table:table-cell>
          <table:table-cell office:value-type="float" office:value="3.67828" calcext:value-type="float">
            <text:p>3.67828</text:p>
          </table:table-cell>
          <table:table-cell/>
          <table:table-cell office:value-type="float" office:value="3.01335" calcext:value-type="float">
            <text:p>3.01335</text:p>
          </table:table-cell>
          <table:table-cell office:value-type="float" office:value="2.68309" calcext:value-type="float">
            <text:p>2.68309</text:p>
          </table:table-cell>
          <table:table-cell office:value-type="float" office:value="2.74172" calcext:value-type="float">
            <text:p>2.74172</text:p>
          </table:table-cell>
          <table:table-cell/>
          <table:table-cell table:formula="of:=[.F136]*[.$D136]*2.355" office:value-type="float" office:value="26.10269056449" calcext:value-type="float">
            <text:p>26.10269056449</text:p>
          </table:table-cell>
          <table:table-cell table:formula="of:=[.G136]*[.$D136]*2.355" office:value-type="float" office:value="23.241863051646" calcext:value-type="float">
            <text:p>23.241863051646</text:p>
          </table:table-cell>
          <table:table-cell table:formula="of:=[.H136]*[.$D136]*2.355" office:value-type="float" office:value="23.749736596968" calcext:value-type="float">
            <text:p>23.749736596968</text:p>
          </table:table-cell>
        </table:table-row>
        <table:table-row table:style-name="ro1">
          <table:table-cell office:value-type="string" calcext:value-type="string">
            <text:p>Ge1_23</text:p>
          </table:table-cell>
          <table:table-cell office:value-type="float" office:value="33554454" calcext:value-type="float">
            <text:p>33554454</text:p>
          </table:table-cell>
          <table:table-cell office:value-type="float" office:value="-44.4174" calcext:value-type="float">
            <text:p>-44.4174</text:p>
          </table:table-cell>
          <table:table-cell office:value-type="float" office:value="3.82643" calcext:value-type="float">
            <text:p>3.82643</text:p>
          </table:table-cell>
          <table:table-cell/>
          <table:table-cell office:value-type="float" office:value="2.91692" calcext:value-type="float">
            <text:p>2.91692</text:p>
          </table:table-cell>
          <table:table-cell office:value-type="float" office:value="2.6238" calcext:value-type="float">
            <text:p>2.6238</text:p>
          </table:table-cell>
          <table:table-cell office:value-type="float" office:value="2.40623" calcext:value-type="float">
            <text:p>2.40623</text:p>
          </table:table-cell>
          <table:table-cell/>
          <table:table-cell table:formula="of:=[.F137]*[.$D137]*2.355" office:value-type="float" office:value="26.285073910638" calcext:value-type="float">
            <text:p>26.285073910638</text:p>
          </table:table-cell>
          <table:table-cell table:formula="of:=[.G137]*[.$D137]*2.355" office:value-type="float" office:value="23.64369846507" calcext:value-type="float">
            <text:p>23.64369846507</text:p>
          </table:table-cell>
          <table:table-cell table:formula="of:=[.H137]*[.$D137]*2.355" office:value-type="float" office:value="21.6831224017095" calcext:value-type="float">
            <text:p>21.6831224017095</text:p>
          </table:table-cell>
        </table:table-row>
        <table:table-row table:style-name="ro1">
          <table:table-cell office:value-type="string" calcext:value-type="string">
            <text:p>Ge1_24</text:p>
          </table:table-cell>
          <table:table-cell office:value-type="float" office:value="33554455" calcext:value-type="float">
            <text:p>33554455</text:p>
          </table:table-cell>
          <table:table-cell office:value-type="float" office:value="-57.8796" calcext:value-type="float">
            <text:p>-57.8796</text:p>
          </table:table-cell>
          <table:table-cell office:value-type="float" office:value="3.64575" calcext:value-type="float">
            <text:p>3.64575</text:p>
          </table:table-cell>
          <table:table-cell/>
          <table:table-cell office:value-type="float" office:value="3.25013" calcext:value-type="float">
            <text:p>3.25013</text:p>
          </table:table-cell>
          <table:table-cell office:value-type="float" office:value="2.80854" calcext:value-type="float">
            <text:p>2.80854</text:p>
          </table:table-cell>
          <table:table-cell office:value-type="float" office:value="2.62058" calcext:value-type="float">
            <text:p>2.62058</text:p>
          </table:table-cell>
          <table:table-cell/>
          <table:table-cell table:formula="of:=[.F138]*[.$D138]*2.355" office:value-type="float" office:value="27.9047752088625" calcext:value-type="float">
            <text:p>27.9047752088625</text:p>
          </table:table-cell>
          <table:table-cell table:formula="of:=[.G138]*[.$D138]*2.355" office:value-type="float" office:value="24.113397730275" calcext:value-type="float">
            <text:p>24.113397730275</text:p>
          </table:table-cell>
          <table:table-cell table:formula="of:=[.H138]*[.$D138]*2.355" office:value-type="float" office:value="22.499621804925" calcext:value-type="float">
            <text:p>22.499621804925</text:p>
          </table:table-cell>
        </table:table-row>
        <table:table-row table:style-name="ro1">
          <table:table-cell office:value-type="string" calcext:value-type="string">
            <text:p>Ge1_25</text:p>
          </table:table-cell>
          <table:table-cell office:value-type="float" office:value="33554456" calcext:value-type="float">
            <text:p>33554456</text:p>
          </table:table-cell>
          <table:table-cell office:value-type="float" office:value="-50.8764" calcext:value-type="float">
            <text:p>-50.8764</text:p>
          </table:table-cell>
          <table:table-cell office:value-type="float" office:value="4.51417" calcext:value-type="float">
            <text:p>4.51417</text:p>
          </table:table-cell>
          <table:table-cell/>
          <table:table-cell office:value-type="float" office:value="2.76152" calcext:value-type="float">
            <text:p>2.76152</text:p>
          </table:table-cell>
          <table:table-cell office:value-type="float" office:value="2.24223" calcext:value-type="float">
            <text:p>2.24223</text:p>
          </table:table-cell>
          <table:table-cell office:value-type="float" office:value="2.10414" calcext:value-type="float">
            <text:p>2.10414</text:p>
          </table:table-cell>
          <table:table-cell/>
          <table:table-cell table:formula="of:=[.F139]*[.$D139]*2.355" office:value-type="float" office:value="29.357361088932" calcext:value-type="float">
            <text:p>29.357361088932</text:p>
          </table:table-cell>
          <table:table-cell table:formula="of:=[.G139]*[.$D139]*2.355" office:value-type="float" office:value="23.8368564248805" calcext:value-type="float">
            <text:p>23.8368564248805</text:p>
          </table:table-cell>
          <table:table-cell table:formula="of:=[.H139]*[.$D139]*2.355" office:value-type="float" office:value="22.368839538249" calcext:value-type="float">
            <text:p>22.368839538249</text:p>
          </table:table-cell>
        </table:table-row>
        <table:table-row table:style-name="ro1">
          <table:table-cell office:value-type="string" calcext:value-type="string">
            <text:p>Ge1_26</text:p>
          </table:table-cell>
          <table:table-cell office:value-type="float" office:value="33554457" calcext:value-type="float">
            <text:p>33554457</text:p>
          </table:table-cell>
          <table:table-cell office:value-type="float" office:value="-38.8949" calcext:value-type="float">
            <text:p>-38.8949</text:p>
          </table:table-cell>
          <table:table-cell office:value-type="float" office:value="4.52887" calcext:value-type="float">
            <text:p>4.52887</text:p>
          </table:table-cell>
          <table:table-cell/>
          <table:table-cell office:value-type="float" office:value="2.48902" calcext:value-type="float">
            <text:p>2.48902</text:p>
          </table:table-cell>
          <table:table-cell office:value-type="float" office:value="2.3513" calcext:value-type="float">
            <text:p>2.3513</text:p>
          </table:table-cell>
          <table:table-cell office:value-type="float" office:value="2.20953" calcext:value-type="float">
            <text:p>2.20953</text:p>
          </table:table-cell>
          <table:table-cell/>
          <table:table-cell table:formula="of:=[.F140]*[.$D140]*2.355" office:value-type="float" office:value="26.546615057427" calcext:value-type="float">
            <text:p>26.546615057427</text:p>
          </table:table-cell>
          <table:table-cell table:formula="of:=[.G140]*[.$D140]*2.355" office:value-type="float" office:value="25.077763933005" calcext:value-type="float">
            <text:p>25.077763933005</text:p>
          </table:table-cell>
          <table:table-cell table:formula="of:=[.H140]*[.$D140]*2.355" office:value-type="float" office:value="23.5657175787405" calcext:value-type="float">
            <text:p>23.5657175787405</text:p>
          </table:table-cell>
        </table:table-row>
        <table:table-row table:style-name="ro1">
          <table:table-cell office:value-type="string" calcext:value-type="string">
            <text:p>Ge1_27</text:p>
          </table:table-cell>
          <table:table-cell office:value-type="float" office:value="33554458" calcext:value-type="float">
            <text:p>33554458</text:p>
          </table:table-cell>
          <table:table-cell office:value-type="float" office:value="-18.93" calcext:value-type="float">
            <text:p>-18.93</text:p>
          </table:table-cell>
          <table:table-cell office:value-type="float" office:value="4.63791" calcext:value-type="float">
            <text:p>4.63791</text:p>
          </table:table-cell>
          <table:table-cell/>
          <table:table-cell office:value-type="float" office:value="2.55857" calcext:value-type="float">
            <text:p>2.55857</text:p>
          </table:table-cell>
          <table:table-cell office:value-type="float" office:value="2.17769" calcext:value-type="float">
            <text:p>2.17769</text:p>
          </table:table-cell>
          <table:table-cell office:value-type="float" office:value="2.03766" calcext:value-type="float">
            <text:p>2.03766</text:p>
          </table:table-cell>
          <table:table-cell/>
          <table:table-cell table:formula="of:=[.F141]*[.$D141]*2.355" office:value-type="float" office:value="27.9454129503885" calcext:value-type="float">
            <text:p>27.9454129503885</text:p>
          </table:table-cell>
          <table:table-cell table:formula="of:=[.G141]*[.$D141]*2.355" office:value-type="float" office:value="23.7853356867045" calcext:value-type="float">
            <text:p>23.7853356867045</text:p>
          </table:table-cell>
          <table:table-cell table:formula="of:=[.H141]*[.$D141]*2.355" office:value-type="float" office:value="22.255889091363" calcext:value-type="float">
            <text:p>22.255889091363</text:p>
          </table:table-cell>
        </table:table-row>
        <table:table-row table:style-name="ro1">
          <table:table-cell office:value-type="string" calcext:value-type="string">
            <text:p>Ge1_28</text:p>
          </table:table-cell>
          <table:table-cell office:value-type="float" office:value="33554459" calcext:value-type="float">
            <text:p>33554459</text:p>
          </table:table-cell>
          <table:table-cell office:value-type="float" office:value="-71.8284" calcext:value-type="float">
            <text:p>-71.8284</text:p>
          </table:table-cell>
          <table:table-cell office:value-type="float" office:value="4.55815" calcext:value-type="float">
            <text:p>4.55815</text:p>
          </table:table-cell>
          <table:table-cell/>
          <table:table-cell office:value-type="float" office:value="2.40987" calcext:value-type="float">
            <text:p>2.40987</text:p>
          </table:table-cell>
          <table:table-cell office:value-type="float" office:value="2.23137" calcext:value-type="float">
            <text:p>2.23137</text:p>
          </table:table-cell>
          <table:table-cell office:value-type="float" office:value="2.07578" calcext:value-type="float">
            <text:p>2.07578</text:p>
          </table:table-cell>
          <table:table-cell/>
          <table:table-cell table:formula="of:=[.F142]*[.$D142]*2.355" office:value-type="float" office:value="25.8686127548775" calcext:value-type="float">
            <text:p>25.8686127548775</text:p>
          </table:table-cell>
          <table:table-cell table:formula="of:=[.G142]*[.$D142]*2.355" office:value-type="float" office:value="23.9525146347525" calcext:value-type="float">
            <text:p>23.9525146347525</text:p>
          </table:table-cell>
          <table:table-cell table:formula="of:=[.H142]*[.$D142]*2.355" office:value-type="float" office:value="22.282342609485" calcext:value-type="float">
            <text:p>22.282342609485</text:p>
          </table:table-cell>
        </table:table-row>
        <table:table-row table:style-name="ro1">
          <table:table-cell office:value-type="string" calcext:value-type="string">
            <text:p>Ge1_29</text:p>
          </table:table-cell>
          <table:table-cell office:value-type="float" office:value="33554460" calcext:value-type="float">
            <text:p>33554460</text:p>
          </table:table-cell>
          <table:table-cell office:value-type="float" office:value="7.2572" calcext:value-type="float">
            <text:p>7.2572</text:p>
          </table:table-cell>
          <table:table-cell office:value-type="float" office:value="5.36884" calcext:value-type="float">
            <text:p>5.36884</text:p>
          </table:table-cell>
          <table:table-cell/>
          <table:table-cell office:value-type="float" office:value="2.19904" calcext:value-type="float">
            <text:p>2.19904</text:p>
          </table:table-cell>
          <table:table-cell office:value-type="float" office:value="1.91794" calcext:value-type="float">
            <text:p>1.91794</text:p>
          </table:table-cell>
          <table:table-cell office:value-type="float" office:value="1.83924" calcext:value-type="float">
            <text:p>1.83924</text:p>
          </table:table-cell>
          <table:table-cell/>
          <table:table-cell table:formula="of:=[.F143]*[.$D143]*2.355" office:value-type="float" office:value="27.803822166528" calcext:value-type="float">
            <text:p>27.803822166528</text:p>
          </table:table-cell>
          <table:table-cell table:formula="of:=[.G143]*[.$D143]*2.355" office:value-type="float" office:value="24.249701090508" calcext:value-type="float">
            <text:p>24.249701090508</text:p>
          </table:table-cell>
          <table:table-cell table:formula="of:=[.H143]*[.$D143]*2.355" office:value-type="float" office:value="23.254648338168" calcext:value-type="float">
            <text:p>23.254648338168</text:p>
          </table:table-cell>
        </table:table-row>
        <table:table-row table:style-name="ro1">
          <table:table-cell office:value-type="string" calcext:value-type="string">
            <text:p>Ge1_30</text:p>
          </table:table-cell>
          <table:table-cell office:value-type="float" office:value="33554461" calcext:value-type="float">
            <text:p>33554461</text:p>
          </table:table-cell>
          <table:table-cell office:value-type="float" office:value="-41.5504" calcext:value-type="float">
            <text:p>-41.5504</text:p>
          </table:table-cell>
          <table:table-cell office:value-type="float" office:value="5.48294" calcext:value-type="float">
            <text:p>5.48294</text:p>
          </table:table-cell>
          <table:table-cell/>
          <table:table-cell office:value-type="float" office:value="2.12868" calcext:value-type="float">
            <text:p>2.12868</text:p>
          </table:table-cell>
          <table:table-cell office:value-type="float" office:value="1.96639" calcext:value-type="float">
            <text:p>1.96639</text:p>
          </table:table-cell>
          <table:table-cell office:value-type="float" office:value="1.77293" calcext:value-type="float">
            <text:p>1.77293</text:p>
          </table:table-cell>
          <table:table-cell/>
          <table:table-cell table:formula="of:=[.F144]*[.$D144]*2.355" office:value-type="float" office:value="27.486205213716" calcext:value-type="float">
            <text:p>27.486205213716</text:p>
          </table:table-cell>
          <table:table-cell table:formula="of:=[.G144]*[.$D144]*2.355" office:value-type="float" office:value="25.390664200443" calcext:value-type="float">
            <text:p>25.390664200443</text:p>
          </table:table-cell>
          <table:table-cell table:formula="of:=[.H144]*[.$D144]*2.355" office:value-type="float" office:value="22.892646057441" calcext:value-type="float">
            <text:p>22.892646057441</text:p>
          </table:table-cell>
        </table:table-row>
        <table:table-row table:style-name="ro1">
          <table:table-cell office:value-type="string" calcext:value-type="string">
            <text:p>Ge1_31</text:p>
          </table:table-cell>
          <table:table-cell office:value-type="float" office:value="33554462" calcext:value-type="float">
            <text:p>33554462</text:p>
          </table:table-cell>
          <table:table-cell office:value-type="float" office:value="12.8325" calcext:value-type="float">
            <text:p>12.8325</text:p>
          </table:table-cell>
          <table:table-cell office:value-type="float" office:value="5.39724" calcext:value-type="float">
            <text:p>5.39724</text:p>
          </table:table-cell>
          <table:table-cell/>
          <table:table-cell office:value-type="float" office:value="2.12289" calcext:value-type="float">
            <text:p>2.12289</text:p>
          </table:table-cell>
          <table:table-cell office:value-type="float" office:value="1.91539" calcext:value-type="float">
            <text:p>1.91539</text:p>
          </table:table-cell>
          <table:table-cell office:value-type="float" office:value="1.74044" calcext:value-type="float">
            <text:p>1.74044</text:p>
          </table:table-cell>
          <table:table-cell/>
          <table:table-cell table:formula="of:=[.F145]*[.$D145]*2.355" office:value-type="float" office:value="26.982993769578" calcext:value-type="float">
            <text:p>26.982993769578</text:p>
          </table:table-cell>
          <table:table-cell table:formula="of:=[.G145]*[.$D145]*2.355" office:value-type="float" office:value="24.345564978078" calcext:value-type="float">
            <text:p>24.345564978078</text:p>
          </table:table-cell>
          <table:table-cell table:formula="of:=[.H145]*[.$D145]*2.355" office:value-type="float" office:value="22.121862968088" calcext:value-type="float">
            <text:p>22.121862968088</text:p>
          </table:table-cell>
        </table:table-row>
        <table:table-row table:style-name="ro1">
          <table:table-cell office:value-type="string" calcext:value-type="string">
            <text:p>Ge1_32</text:p>
          </table:table-cell>
          <table:table-cell office:value-type="float" office:value="33554463" calcext:value-type="float">
            <text:p>33554463</text:p>
          </table:table-cell>
          <table:table-cell office:value-type="float" office:value="-37.0653" calcext:value-type="float">
            <text:p>-37.0653</text:p>
          </table:table-cell>
          <table:table-cell office:value-type="float" office:value="5.33485" calcext:value-type="float">
            <text:p>5.33485</text:p>
          </table:table-cell>
          <table:table-cell/>
          <table:table-cell office:value-type="float" office:value="2.23611" calcext:value-type="float">
            <text:p>2.23611</text:p>
          </table:table-cell>
          <table:table-cell office:value-type="float" office:value="1.95482" calcext:value-type="float">
            <text:p>1.95482</text:p>
          </table:table-cell>
          <table:table-cell office:value-type="float" office:value="1.92553" calcext:value-type="float">
            <text:p>1.92553</text:p>
          </table:table-cell>
          <table:table-cell/>
          <table:table-cell table:formula="of:=[.F146]*[.$D146]*2.355" office:value-type="float" office:value="28.0935284258925" calcext:value-type="float">
            <text:p>28.0935284258925</text:p>
          </table:table-cell>
          <table:table-cell table:formula="of:=[.G146]*[.$D146]*2.355" office:value-type="float" office:value="24.559521328335" calcext:value-type="float">
            <text:p>24.559521328335</text:p>
          </table:table-cell>
          <table:table-cell table:formula="of:=[.H146]*[.$D146]*2.355" office:value-type="float" office:value="24.1915343117775" calcext:value-type="float">
            <text:p>24.1915343117775</text:p>
          </table:table-cell>
        </table:table-row>
        <table:table-row table:style-name="ro1">
          <table:table-cell office:value-type="string" calcext:value-type="string">
            <text:p>Ge2_1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-42.3235" calcext:value-type="float">
            <text:p>-42.3235</text:p>
          </table:table-cell>
          <table:table-cell office:value-type="float" office:value="5.46202" calcext:value-type="float">
            <text:p>5.46202</text:p>
          </table:table-cell>
          <table:table-cell/>
          <table:table-cell office:value-type="float" office:value="2.47337" calcext:value-type="float">
            <text:p>2.47337</text:p>
          </table:table-cell>
          <table:table-cell office:value-type="float" office:value="2.33585" calcext:value-type="float">
            <text:p>2.33585</text:p>
          </table:table-cell>
          <table:table-cell office:value-type="float" office:value="2.17955" calcext:value-type="float">
            <text:p>2.17955</text:p>
          </table:table-cell>
          <table:table-cell/>
          <table:table-cell table:formula="of:=[.F147]*[.$D147]*2.355" office:value-type="float" office:value="31.815099539427" calcext:value-type="float">
            <text:p>31.815099539427</text:p>
          </table:table-cell>
          <table:table-cell table:formula="of:=[.G147]*[.$D147]*2.355" office:value-type="float" office:value="30.046171927035" calcext:value-type="float">
            <text:p>30.046171927035</text:p>
          </table:table-cell>
          <table:table-cell table:formula="of:=[.H147]*[.$D147]*2.355" office:value-type="float" office:value="28.035676102305" calcext:value-type="float">
            <text:p>28.035676102305</text:p>
          </table:table-cell>
        </table:table-row>
        <table:table-row table:style-name="ro1">
          <table:table-cell office:value-type="string" calcext:value-type="string">
            <text:p>Ge2_2</text:p>
          </table:table-cell>
          <table:table-cell office:value-type="float" office:value="50331649" calcext:value-type="float">
            <text:p>50331649</text:p>
          </table:table-cell>
          <table:table-cell office:value-type="float" office:value="1.43744" calcext:value-type="float">
            <text:p>1.43744</text:p>
          </table:table-cell>
          <table:table-cell office:value-type="float" office:value="5.50769" calcext:value-type="float">
            <text:p>5.50769</text:p>
          </table:table-cell>
          <table:table-cell/>
          <table:table-cell office:value-type="float" office:value="2.42282" calcext:value-type="float">
            <text:p>2.42282</text:p>
          </table:table-cell>
          <table:table-cell office:value-type="float" office:value="2.13814" calcext:value-type="float">
            <text:p>2.13814</text:p>
          </table:table-cell>
          <table:table-cell office:value-type="float" office:value="2.02459" calcext:value-type="float">
            <text:p>2.02459</text:p>
          </table:table-cell>
          <table:table-cell/>
          <table:table-cell table:formula="of:=[.F148]*[.$D148]*2.355" office:value-type="float" office:value="31.425453199059" calcext:value-type="float">
            <text:p>31.425453199059</text:p>
          </table:table-cell>
          <table:table-cell table:formula="of:=[.G148]*[.$D148]*2.355" office:value-type="float" office:value="27.732979958493" calcext:value-type="float">
            <text:p>27.732979958493</text:p>
          </table:table-cell>
          <table:table-cell table:formula="of:=[.H148]*[.$D148]*2.355" office:value-type="float" office:value="26.2601671986705" calcext:value-type="float">
            <text:p>26.2601671986705</text:p>
          </table:table-cell>
        </table:table-row>
        <table:table-row table:style-name="ro1">
          <table:table-cell office:value-type="string" calcext:value-type="string">
            <text:p>Ge2_3</text:p>
          </table:table-cell>
          <table:table-cell office:value-type="float" office:value="50331650" calcext:value-type="float">
            <text:p>50331650</text:p>
          </table:table-cell>
          <table:table-cell office:value-type="float" office:value="-50.6687" calcext:value-type="float">
            <text:p>-50.6687</text:p>
          </table:table-cell>
          <table:table-cell office:value-type="float" office:value="5.51921" calcext:value-type="float">
            <text:p>5.51921</text:p>
          </table:table-cell>
          <table:table-cell/>
          <table:table-cell office:value-type="float" office:value="2.28066" calcext:value-type="float">
            <text:p>2.28066</text:p>
          </table:table-cell>
          <table:table-cell office:value-type="float" office:value="2.13547" calcext:value-type="float">
            <text:p>2.13547</text:p>
          </table:table-cell>
          <table:table-cell office:value-type="float" office:value="1.93587" calcext:value-type="float">
            <text:p>1.93587</text:p>
          </table:table-cell>
          <table:table-cell/>
          <table:table-cell table:formula="of:=[.F149]*[.$D149]*2.355" office:value-type="float" office:value="29.643424682103" calcext:value-type="float">
            <text:p>29.643424682103</text:p>
          </table:table-cell>
          <table:table-cell table:formula="of:=[.G149]*[.$D149]*2.355" office:value-type="float" office:value="27.7562828768385" calcext:value-type="float">
            <text:p>27.7562828768385</text:p>
          </table:table-cell>
          <table:table-cell table:formula="of:=[.H149]*[.$D149]*2.355" office:value-type="float" office:value="25.1619340626585" calcext:value-type="float">
            <text:p>25.1619340626585</text:p>
          </table:table-cell>
        </table:table-row>
        <table:table-row table:style-name="ro1">
          <table:table-cell office:value-type="string" calcext:value-type="string">
            <text:p>Ge2_4</text:p>
          </table:table-cell>
          <table:table-cell office:value-type="float" office:value="50331651" calcext:value-type="float">
            <text:p>50331651</text:p>
          </table:table-cell>
          <table:table-cell office:value-type="float" office:value="-27.0075" calcext:value-type="float">
            <text:p>-27.0075</text:p>
          </table:table-cell>
          <table:table-cell office:value-type="float" office:value="5.27631" calcext:value-type="float">
            <text:p>5.27631</text:p>
          </table:table-cell>
          <table:table-cell/>
          <table:table-cell office:value-type="float" office:value="2.48459" calcext:value-type="float">
            <text:p>2.48459</text:p>
          </table:table-cell>
          <table:table-cell office:value-type="float" office:value="2.20115" calcext:value-type="float">
            <text:p>2.20115</text:p>
          </table:table-cell>
          <table:table-cell office:value-type="float" office:value="2.11732" calcext:value-type="float">
            <text:p>2.11732</text:p>
          </table:table-cell>
          <table:table-cell/>
          <table:table-cell table:formula="of:=[.F150]*[.$D150]*2.355" office:value-type="float" office:value="30.8727949331295" calcext:value-type="float">
            <text:p>30.8727949331295</text:p>
          </table:table-cell>
          <table:table-cell table:formula="of:=[.G150]*[.$D150]*2.355" office:value-type="float" office:value="27.3508516765575" calcext:value-type="float">
            <text:p>27.3508516765575</text:p>
          </table:table-cell>
          <table:table-cell table:formula="of:=[.H150]*[.$D150]*2.355" office:value-type="float" office:value="26.309204403066" calcext:value-type="float">
            <text:p>26.309204403066</text:p>
          </table:table-cell>
        </table:table-row>
        <table:table-row table:style-name="ro1">
          <table:table-cell office:value-type="string" calcext:value-type="string">
            <text:p>Ge2_5</text:p>
          </table:table-cell>
          <table:table-cell office:value-type="float" office:value="50331652" calcext:value-type="float">
            <text:p>50331652</text:p>
          </table:table-cell>
          <table:table-cell office:value-type="float" office:value="-14.2713" calcext:value-type="float">
            <text:p>-14.2713</text:p>
          </table:table-cell>
          <table:table-cell office:value-type="float" office:value="5.43774" calcext:value-type="float">
            <text:p>5.43774</text:p>
          </table:table-cell>
          <table:table-cell/>
          <table:table-cell office:value-type="float" office:value="2.38997" calcext:value-type="float">
            <text:p>2.38997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1.96337" calcext:value-type="float">
            <text:p>1.96337</text:p>
          </table:table-cell>
          <table:table-cell/>
          <table:table-cell table:formula="of:=[.F151]*[.$D151]*2.355" office:value-type="float" office:value="30.605663526669" calcext:value-type="float">
            <text:p>30.605663526669</text:p>
          </table:table-cell>
          <table:table-cell table:formula="of:=[.G151]*[.$D151]*2.355" office:value-type="float" office:value="28.180870584174" calcext:value-type="float">
            <text:p>28.180870584174</text:p>
          </table:table-cell>
          <table:table-cell table:formula="of:=[.H151]*[.$D151]*2.355" office:value-type="float" office:value="25.142676099849" calcext:value-type="float">
            <text:p>25.142676099849</text:p>
          </table:table-cell>
        </table:table-row>
        <table:table-row table:style-name="ro1">
          <table:table-cell office:value-type="string" calcext:value-type="string">
            <text:p>Ge2_6</text:p>
          </table:table-cell>
          <table:table-cell office:value-type="float" office:value="50331653" calcext:value-type="float">
            <text:p>50331653</text:p>
          </table:table-cell>
          <table:table-cell office:value-type="float" office:value="-49.6516" calcext:value-type="float">
            <text:p>-49.6516</text:p>
          </table:table-cell>
          <table:table-cell office:value-type="float" office:value="5.39295" calcext:value-type="float">
            <text:p>5.39295</text:p>
          </table:table-cell>
          <table:table-cell/>
          <table:table-cell office:value-type="float" office:value="2.4519" calcext:value-type="float">
            <text:p>2.4519</text:p>
          </table:table-cell>
          <table:table-cell office:value-type="float" office:value="2.19862" calcext:value-type="float">
            <text:p>2.19862</text:p>
          </table:table-cell>
          <table:table-cell office:value-type="float" office:value="2.0662" calcext:value-type="float">
            <text:p>2.0662</text:p>
          </table:table-cell>
          <table:table-cell/>
          <table:table-cell table:formula="of:=[.F152]*[.$D152]*2.355" office:value-type="float" office:value="31.140104017275" calcext:value-type="float">
            <text:p>31.140104017275</text:p>
          </table:table-cell>
          <table:table-cell table:formula="of:=[.G152]*[.$D152]*2.355" office:value-type="float" office:value="27.923347401795" calcext:value-type="float">
            <text:p>27.923347401795</text:p>
          </table:table-cell>
          <table:table-cell table:formula="of:=[.H152]*[.$D152]*2.355" office:value-type="float" office:value="26.24156079795" calcext:value-type="float">
            <text:p>26.24156079795</text:p>
          </table:table-cell>
        </table:table-row>
        <table:table-row table:style-name="ro1">
          <table:table-cell office:value-type="string" calcext:value-type="string">
            <text:p>Ge2_7</text:p>
          </table:table-cell>
          <table:table-cell office:value-type="float" office:value="50331654" calcext:value-type="float">
            <text:p>50331654</text:p>
          </table:table-cell>
          <table:table-cell office:value-type="float" office:value="-47.836" calcext:value-type="float">
            <text:p>-47.836</text:p>
          </table:table-cell>
          <table:table-cell office:value-type="float" office:value="5.35531" calcext:value-type="float">
            <text:p>5.35531</text:p>
          </table:table-cell>
          <table:table-cell/>
          <table:table-cell office:value-type="float" office:value="2.54241" calcext:value-type="float">
            <text:p>2.54241</text:p>
          </table:table-cell>
          <table:table-cell office:value-type="float" office:value="2.17863" calcext:value-type="float">
            <text:p>2.17863</text:p>
          </table:table-cell>
          <table:table-cell office:value-type="float" office:value="1.97361" calcext:value-type="float">
            <text:p>1.97361</text:p>
          </table:table-cell>
          <table:table-cell/>
          <table:table-cell table:formula="of:=[.F153]*[.$D153]*2.355" office:value-type="float" office:value="32.0642521566705" calcext:value-type="float">
            <text:p>32.0642521566705</text:p>
          </table:table-cell>
          <table:table-cell table:formula="of:=[.G153]*[.$D153]*2.355" office:value-type="float" office:value="27.4763479045815" calcext:value-type="float">
            <text:p>27.4763479045815</text:p>
          </table:table-cell>
          <table:table-cell table:formula="of:=[.H153]*[.$D153]*2.355" office:value-type="float" office:value="24.8906858842305" calcext:value-type="float">
            <text:p>24.8906858842305</text:p>
          </table:table-cell>
        </table:table-row>
        <table:table-row table:style-name="ro1">
          <table:table-cell office:value-type="string" calcext:value-type="string">
            <text:p>Ge2_8</text:p>
          </table:table-cell>
          <table:table-cell office:value-type="float" office:value="50331655" calcext:value-type="float">
            <text:p>50331655</text:p>
          </table:table-cell>
          <table:table-cell office:value-type="float" office:value="-25.1614" calcext:value-type="float">
            <text:p>-25.1614</text:p>
          </table:table-cell>
          <table:table-cell office:value-type="float" office:value="5.46354" calcext:value-type="float">
            <text:p>5.46354</text:p>
          </table:table-cell>
          <table:table-cell/>
          <table:table-cell office:value-type="float" office:value="2.38204" calcext:value-type="float">
            <text:p>2.38204</text:p>
          </table:table-cell>
          <table:table-cell office:value-type="float" office:value="2.21135" calcext:value-type="float">
            <text:p>2.21135</text:p>
          </table:table-cell>
          <table:table-cell office:value-type="float" office:value="2.05941" calcext:value-type="float">
            <text:p>2.05941</text:p>
          </table:table-cell>
          <table:table-cell/>
          <table:table-cell table:formula="of:=[.F154]*[.$D154]*2.355" office:value-type="float" office:value="30.648843284868" calcext:value-type="float">
            <text:p>30.648843284868</text:p>
          </table:table-cell>
          <table:table-cell table:formula="of:=[.G154]*[.$D154]*2.355" office:value-type="float" office:value="28.452637066545" calcext:value-type="float">
            <text:p>28.452637066545</text:p>
          </table:table-cell>
          <table:table-cell table:formula="of:=[.H154]*[.$D154]*2.355" office:value-type="float" office:value="26.497680286347" calcext:value-type="float">
            <text:p>26.497680286347</text:p>
          </table:table-cell>
        </table:table-row>
        <table:table-row table:style-name="ro1">
          <table:table-cell office:value-type="string" calcext:value-type="string">
            <text:p>Ge2_9</text:p>
          </table:table-cell>
          <table:table-cell office:value-type="float" office:value="50331656" calcext:value-type="float">
            <text:p>50331656</text:p>
          </table:table-cell>
          <table:table-cell office:value-type="float" office:value="-80.5323" calcext:value-type="float">
            <text:p>-80.5323</text:p>
          </table:table-cell>
          <table:table-cell office:value-type="float" office:value="6.69477" calcext:value-type="float">
            <text:p>6.69477</text:p>
          </table:table-cell>
          <table:table-cell/>
          <table:table-cell office:value-type="float" office:value="2.0235" calcext:value-type="float">
            <text:p>2.0235</text:p>
          </table:table-cell>
          <table:table-cell office:value-type="float" office:value="1.7905" calcext:value-type="float">
            <text:p>1.7905</text:p>
          </table:table-cell>
          <table:table-cell office:value-type="float" office:value="1.7569" calcext:value-type="float">
            <text:p>1.7569</text:p>
          </table:table-cell>
          <table:table-cell/>
          <table:table-cell table:formula="of:=[.F155]*[.$D155]*2.355" office:value-type="float" office:value="31.902872008725" calcext:value-type="float">
            <text:p>31.902872008725</text:p>
          </table:table-cell>
          <table:table-cell table:formula="of:=[.G155]*[.$D155]*2.355" office:value-type="float" office:value="28.229351288175" calcext:value-type="float">
            <text:p>28.229351288175</text:p>
          </table:table-cell>
          <table:table-cell table:formula="of:=[.H155]*[.$D155]*2.355" office:value-type="float" office:value="27.699607527615" calcext:value-type="float">
            <text:p>27.699607527615</text:p>
          </table:table-cell>
        </table:table-row>
        <table:table-row table:style-name="ro1">
          <table:table-cell office:value-type="string" calcext:value-type="string">
            <text:p>Ge2_10</text:p>
          </table:table-cell>
          <table:table-cell office:value-type="float" office:value="50331657" calcext:value-type="float">
            <text:p>50331657</text:p>
          </table:table-cell>
          <table:table-cell office:value-type="float" office:value="-61.7921" calcext:value-type="float">
            <text:p>-61.7921</text:p>
          </table:table-cell>
          <table:table-cell office:value-type="float" office:value="6.72231" calcext:value-type="float">
            <text:p>6.72231</text:p>
          </table:table-cell>
          <table:table-cell/>
          <table:table-cell office:value-type="float" office:value="2.03426" calcext:value-type="float">
            <text:p>2.03426</text:p>
          </table:table-cell>
          <table:table-cell office:value-type="float" office:value="1.71998" calcext:value-type="float">
            <text:p>1.71998</text:p>
          </table:table-cell>
          <table:table-cell office:value-type="float" office:value="1.70372" calcext:value-type="float">
            <text:p>1.70372</text:p>
          </table:table-cell>
          <table:table-cell/>
          <table:table-cell table:formula="of:=[.F156]*[.$D156]*2.355" office:value-type="float" office:value="32.204451532113" calcext:value-type="float">
            <text:p>32.204451532113</text:p>
          </table:table-cell>
          <table:table-cell table:formula="of:=[.G156]*[.$D156]*2.355" office:value-type="float" office:value="27.229072265199" calcext:value-type="float">
            <text:p>27.229072265199</text:p>
          </table:table-cell>
          <table:table-cell table:formula="of:=[.H156]*[.$D156]*2.355" office:value-type="float" office:value="26.971659553986" calcext:value-type="float">
            <text:p>26.971659553986</text:p>
          </table:table-cell>
        </table:table-row>
        <table:table-row table:style-name="ro1">
          <table:table-cell office:value-type="string" calcext:value-type="string">
            <text:p>Ge2_11</text:p>
          </table:table-cell>
          <table:table-cell office:value-type="float" office:value="50331658" calcext:value-type="float">
            <text:p>50331658</text:p>
          </table:table-cell>
          <table:table-cell office:value-type="float" office:value="-111.286" calcext:value-type="float">
            <text:p>-111.286</text:p>
          </table:table-cell>
          <table:table-cell office:value-type="float" office:value="6.51692" calcext:value-type="float">
            <text:p>6.51692</text:p>
          </table:table-cell>
          <table:table-cell/>
          <table:table-cell office:value-type="float" office:value="2.06297" calcext:value-type="float">
            <text:p>2.06297</text:p>
          </table:table-cell>
          <table:table-cell office:value-type="float" office:value="1.75732" calcext:value-type="float">
            <text:p>1.75732</text:p>
          </table:table-cell>
          <table:table-cell office:value-type="float" office:value="1.69572" calcext:value-type="float">
            <text:p>1.69572</text:p>
          </table:table-cell>
          <table:table-cell/>
          <table:table-cell table:formula="of:=[.F157]*[.$D157]*2.355" office:value-type="float" office:value="31.661115615402" calcext:value-type="float">
            <text:p>31.661115615402</text:p>
          </table:table-cell>
          <table:table-cell table:formula="of:=[.G157]*[.$D157]*2.355" office:value-type="float" office:value="26.970199127112" calcext:value-type="float">
            <text:p>26.970199127112</text:p>
          </table:table-cell>
          <table:table-cell table:formula="of:=[.H157]*[.$D157]*2.355" office:value-type="float" office:value="26.024802576552" calcext:value-type="float">
            <text:p>26.024802576552</text:p>
          </table:table-cell>
        </table:table-row>
        <table:table-row table:style-name="ro1">
          <table:table-cell office:value-type="string" calcext:value-type="string">
            <text:p>Ge2_12</text:p>
          </table:table-cell>
          <table:table-cell office:value-type="float" office:value="50331659" calcext:value-type="float">
            <text:p>50331659</text:p>
          </table:table-cell>
          <table:table-cell office:value-type="float" office:value="-82.8788" calcext:value-type="float">
            <text:p>-82.8788</text:p>
          </table:table-cell>
          <table:table-cell office:value-type="float" office:value="6.66434" calcext:value-type="float">
            <text:p>6.66434</text:p>
          </table:table-cell>
          <table:table-cell/>
          <table:table-cell office:value-type="float" office:value="1.93957" calcext:value-type="float">
            <text:p>1.93957</text:p>
          </table:table-cell>
          <table:table-cell office:value-type="float" office:value="1.76897" calcext:value-type="float">
            <text:p>1.76897</text:p>
          </table:table-cell>
          <table:table-cell office:value-type="float" office:value="1.67901" calcext:value-type="float">
            <text:p>1.67901</text:p>
          </table:table-cell>
          <table:table-cell/>
          <table:table-cell table:formula="of:=[.F158]*[.$D158]*2.355" office:value-type="float" office:value="30.440621514099" calcext:value-type="float">
            <text:p>30.440621514099</text:p>
          </table:table-cell>
          <table:table-cell table:formula="of:=[.G158]*[.$D158]*2.355" office:value-type="float" office:value="27.763136282679" calcext:value-type="float">
            <text:p>27.763136282679</text:p>
          </table:table-cell>
          <table:table-cell table:formula="of:=[.H158]*[.$D158]*2.355" office:value-type="float" office:value="26.351257200507" calcext:value-type="float">
            <text:p>26.351257200507</text:p>
          </table:table-cell>
        </table:table-row>
        <table:table-row table:style-name="ro1">
          <table:table-cell office:value-type="string" calcext:value-type="string">
            <text:p>Ge2_13</text:p>
          </table:table-cell>
          <table:table-cell office:value-type="float" office:value="50331660" calcext:value-type="float">
            <text:p>50331660</text:p>
          </table:table-cell>
          <table:table-cell office:value-type="float" office:value="-109.308" calcext:value-type="float">
            <text:p>-109.308</text:p>
          </table:table-cell>
          <table:table-cell office:value-type="float" office:value="6.73402" calcext:value-type="float">
            <text:p>6.73402</text:p>
          </table:table-cell>
          <table:table-cell/>
          <table:table-cell office:value-type="float" office:value="1.86246" calcext:value-type="float">
            <text:p>1.86246</text:p>
          </table:table-cell>
          <table:table-cell office:value-type="float" office:value="1.74041" calcext:value-type="float">
            <text:p>1.74041</text:p>
          </table:table-cell>
          <table:table-cell office:value-type="float" office:value="1.73371" calcext:value-type="float">
            <text:p>1.73371</text:p>
          </table:table-cell>
          <table:table-cell/>
          <table:table-cell table:formula="of:=[.F159]*[.$D159]*2.355" office:value-type="float" office:value="29.536040004066" calcext:value-type="float">
            <text:p>29.536040004066</text:p>
          </table:table-cell>
          <table:table-cell table:formula="of:=[.G159]*[.$D159]*2.355" office:value-type="float" office:value="27.600495787011" calcext:value-type="float">
            <text:p>27.600495787011</text:p>
          </table:table-cell>
          <table:table-cell table:formula="of:=[.H159]*[.$D159]*2.355" office:value-type="float" office:value="27.494243052441" calcext:value-type="float">
            <text:p>27.494243052441</text:p>
          </table:table-cell>
        </table:table-row>
        <table:table-row table:style-name="ro1">
          <table:table-cell office:value-type="string" calcext:value-type="string">
            <text:p>Ge2_14</text:p>
          </table:table-cell>
          <table:table-cell office:value-type="float" office:value="50331661" calcext:value-type="float">
            <text:p>50331661</text:p>
          </table:table-cell>
          <table:table-cell office:value-type="float" office:value="-129.567" calcext:value-type="float">
            <text:p>-129.567</text:p>
          </table:table-cell>
          <table:table-cell office:value-type="float" office:value="6.51517" calcext:value-type="float">
            <text:p>6.51517</text:p>
          </table:table-cell>
          <table:table-cell/>
          <table:table-cell office:value-type="float" office:value="2.07899" calcext:value-type="float">
            <text:p>2.07899</text:p>
          </table:table-cell>
          <table:table-cell office:value-type="float" office:value="1.77057" calcext:value-type="float">
            <text:p>1.77057</text:p>
          </table:table-cell>
          <table:table-cell office:value-type="float" office:value="1.71455" calcext:value-type="float">
            <text:p>1.71455</text:p>
          </table:table-cell>
          <table:table-cell/>
          <table:table-cell table:formula="of:=[.F160]*[.$D160]*2.355" office:value-type="float" office:value="31.8984120703965" calcext:value-type="float">
            <text:p>31.8984120703965</text:p>
          </table:table-cell>
          <table:table-cell table:formula="of:=[.G160]*[.$D160]*2.355" office:value-type="float" office:value="27.1662545079495" calcext:value-type="float">
            <text:p>27.1662545079495</text:p>
          </table:table-cell>
          <table:table-cell table:formula="of:=[.H160]*[.$D160]*2.355" office:value-type="float" office:value="26.3067270238425" calcext:value-type="float">
            <text:p>26.3067270238425</text:p>
          </table:table-cell>
        </table:table-row>
        <table:table-row table:style-name="ro1">
          <table:table-cell office:value-type="string" calcext:value-type="string">
            <text:p>Ge2_15</text:p>
          </table:table-cell>
          <table:table-cell office:value-type="float" office:value="50331662" calcext:value-type="float">
            <text:p>50331662</text:p>
          </table:table-cell>
          <table:table-cell office:value-type="float" office:value="-99.5351" calcext:value-type="float">
            <text:p>-99.5351</text:p>
          </table:table-cell>
          <table:table-cell office:value-type="float" office:value="6.66789" calcext:value-type="float">
            <text:p>6.66789</text:p>
          </table:table-cell>
          <table:table-cell/>
          <table:table-cell office:value-type="float" office:value="1.90598" calcext:value-type="float">
            <text:p>1.90598</text:p>
          </table:table-cell>
          <table:table-cell office:value-type="float" office:value="1.50825" calcext:value-type="float">
            <text:p>1.50825</text:p>
          </table:table-cell>
          <table:table-cell office:value-type="float" office:value="1.64992" calcext:value-type="float">
            <text:p>1.64992</text:p>
          </table:table-cell>
          <table:table-cell/>
          <table:table-cell table:formula="of:=[.F161]*[.$D161]*2.355" office:value-type="float" office:value="29.929377033081" calcext:value-type="float">
            <text:p>29.929377033081</text:p>
          </table:table-cell>
          <table:table-cell table:formula="of:=[.G161]*[.$D161]*2.355" office:value-type="float" office:value="23.6838701928375" calcext:value-type="float">
            <text:p>23.6838701928375</text:p>
          </table:table-cell>
          <table:table-cell table:formula="of:=[.H161]*[.$D161]*2.355" office:value-type="float" office:value="25.908497337024" calcext:value-type="float">
            <text:p>25.908497337024</text:p>
          </table:table-cell>
        </table:table-row>
        <table:table-row table:style-name="ro1">
          <table:table-cell office:value-type="string" calcext:value-type="string">
            <text:p>Ge2_16</text:p>
          </table:table-cell>
          <table:table-cell office:value-type="float" office:value="50331663" calcext:value-type="float">
            <text:p>50331663</text:p>
          </table:table-cell>
          <table:table-cell office:value-type="float" office:value="-67.4269" calcext:value-type="float">
            <text:p>-67.4269</text:p>
          </table:table-cell>
          <table:table-cell office:value-type="float" office:value="6.82118" calcext:value-type="float">
            <text:p>6.82118</text:p>
          </table:table-cell>
          <table:table-cell/>
          <table:table-cell office:value-type="float" office:value="2.01029" calcext:value-type="float">
            <text:p>2.01029</text:p>
          </table:table-cell>
          <table:table-cell office:value-type="float" office:value="1.81666" calcext:value-type="float">
            <text:p>1.81666</text:p>
          </table:table-cell>
          <table:table-cell office:value-type="float" office:value="1.63415" calcext:value-type="float">
            <text:p>1.63415</text:p>
          </table:table-cell>
          <table:table-cell/>
          <table:table-cell table:formula="of:=[.F162]*[.$D162]*2.355" office:value-type="float" office:value="32.293055113881" calcext:value-type="float">
            <text:p>32.293055113881</text:p>
          </table:table-cell>
          <table:table-cell table:formula="of:=[.G162]*[.$D162]*2.355" office:value-type="float" office:value="29.182606242474" calcext:value-type="float">
            <text:p>29.182606242474</text:p>
          </table:table-cell>
          <table:table-cell table:formula="of:=[.H162]*[.$D162]*2.355" office:value-type="float" office:value="26.250787704435" calcext:value-type="float">
            <text:p>26.250787704435</text:p>
          </table:table-cell>
        </table:table-row>
        <table:table-row table:style-name="ro1">
          <table:table-cell office:value-type="string" calcext:value-type="string">
            <text:p>Ge2_17</text:p>
          </table:table-cell>
          <table:table-cell office:value-type="float" office:value="50331664" calcext:value-type="float">
            <text:p>50331664</text:p>
          </table:table-cell>
          <table:table-cell office:value-type="float" office:value="-110.525" calcext:value-type="float">
            <text:p>-110.525</text:p>
          </table:table-cell>
          <table:table-cell office:value-type="float" office:value="8.16354" calcext:value-type="float">
            <text:p>8.16354</text:p>
          </table:table-cell>
          <table:table-cell/>
          <table:table-cell office:value-type="float" office:value="1.6174" calcext:value-type="float">
            <text:p>1.6174</text:p>
          </table:table-cell>
          <table:table-cell office:value-type="float" office:value="1.6054" calcext:value-type="float">
            <text:p>1.6054</text:p>
          </table:table-cell>
          <table:table-cell office:value-type="float" office:value="1.49664" calcext:value-type="float">
            <text:p>1.49664</text:p>
          </table:table-cell>
          <table:table-cell/>
          <table:table-cell table:formula="of:=[.F163]*[.$D163]*2.355" office:value-type="float" office:value="31.09473609858" calcext:value-type="float">
            <text:p>31.09473609858</text:p>
          </table:table-cell>
          <table:table-cell table:formula="of:=[.G163]*[.$D163]*2.355" office:value-type="float" office:value="30.86403445818" calcext:value-type="float">
            <text:p>30.86403445818</text:p>
          </table:table-cell>
          <table:table-cell table:formula="of:=[.H163]*[.$D163]*2.355" office:value-type="float" office:value="28.773108590688" calcext:value-type="float">
            <text:p>28.773108590688</text:p>
          </table:table-cell>
        </table:table-row>
        <table:table-row table:style-name="ro1">
          <table:table-cell office:value-type="string" calcext:value-type="string">
            <text:p>Ge2_18</text:p>
          </table:table-cell>
          <table:table-cell office:value-type="float" office:value="50331665" calcext:value-type="float">
            <text:p>50331665</text:p>
          </table:table-cell>
          <table:table-cell office:value-type="float" office:value="-104.507" calcext:value-type="float">
            <text:p>-104.507</text:p>
          </table:table-cell>
          <table:table-cell office:value-type="float" office:value="8.30437" calcext:value-type="float">
            <text:p>8.30437</text:p>
          </table:table-cell>
          <table:table-cell/>
          <table:table-cell office:value-type="float" office:value="1.73617" calcext:value-type="float">
            <text:p>1.73617</text:p>
          </table:table-cell>
          <table:table-cell office:value-type="float" office:value="1.50083" calcext:value-type="float">
            <text:p>1.50083</text:p>
          </table:table-cell>
          <table:table-cell office:value-type="float" office:value="1.5141" calcext:value-type="float">
            <text:p>1.5141</text:p>
          </table:table-cell>
          <table:table-cell/>
          <table:table-cell table:formula="of:=[.F164]*[.$D164]*2.355" office:value-type="float" office:value="33.9539144381295" calcext:value-type="float">
            <text:p>33.9539144381295</text:p>
          </table:table-cell>
          <table:table-cell table:formula="of:=[.G164]*[.$D164]*2.355" office:value-type="float" office:value="29.3514191618205" calcext:value-type="float">
            <text:p>29.3514191618205</text:p>
          </table:table-cell>
          <table:table-cell table:formula="of:=[.H164]*[.$D164]*2.355" office:value-type="float" office:value="29.610937783035" calcext:value-type="float">
            <text:p>29.610937783035</text:p>
          </table:table-cell>
        </table:table-row>
        <table:table-row table:style-name="ro1">
          <table:table-cell office:value-type="string" calcext:value-type="string">
            <text:p>Ge2_19</text:p>
          </table:table-cell>
          <table:table-cell office:value-type="float" office:value="50331666" calcext:value-type="float">
            <text:p>50331666</text:p>
          </table:table-cell>
          <table:table-cell office:value-type="float" office:value="-94.3932" calcext:value-type="float">
            <text:p>-94.3932</text:p>
          </table:table-cell>
          <table:table-cell office:value-type="float" office:value="8.10096" calcext:value-type="float">
            <text:p>8.10096</text:p>
          </table:table-cell>
          <table:table-cell/>
          <table:table-cell office:value-type="float" office:value="1.793" calcext:value-type="float">
            <text:p>1.793</text:p>
          </table:table-cell>
          <table:table-cell office:value-type="float" office:value="1.51124" calcext:value-type="float">
            <text:p>1.51124</text:p>
          </table:table-cell>
          <table:table-cell office:value-type="float" office:value="1.51419" calcext:value-type="float">
            <text:p>1.51419</text:p>
          </table:table-cell>
          <table:table-cell/>
          <table:table-cell table:formula="of:=[.F165]*[.$D165]*2.355" office:value-type="float" office:value="34.2064251144" calcext:value-type="float">
            <text:p>34.2064251144</text:p>
          </table:table-cell>
          <table:table-cell table:formula="of:=[.G165]*[.$D165]*2.355" office:value-type="float" office:value="28.831075231392" calcext:value-type="float">
            <text:p>28.831075231392</text:p>
          </table:table-cell>
          <table:table-cell table:formula="of:=[.H165]*[.$D165]*2.355" office:value-type="float" office:value="28.887354625752" calcext:value-type="float">
            <text:p>28.887354625752</text:p>
          </table:table-cell>
        </table:table-row>
        <table:table-row table:style-name="ro1">
          <table:table-cell office:value-type="string" calcext:value-type="string">
            <text:p>Ge2_20</text:p>
          </table:table-cell>
          <table:table-cell office:value-type="float" office:value="50331667" calcext:value-type="float">
            <text:p>50331667</text:p>
          </table:table-cell>
          <table:table-cell office:value-type="float" office:value="-99.333" calcext:value-type="float">
            <text:p>-99.333</text:p>
          </table:table-cell>
          <table:table-cell office:value-type="float" office:value="8.32461" calcext:value-type="float">
            <text:p>8.32461</text:p>
          </table:table-cell>
          <table:table-cell/>
          <table:table-cell office:value-type="float" office:value="1.66233" calcext:value-type="float">
            <text:p>1.66233</text:p>
          </table:table-cell>
          <table:table-cell office:value-type="float" office:value="1.49844" calcext:value-type="float">
            <text:p>1.49844</text:p>
          </table:table-cell>
          <table:table-cell office:value-type="float" office:value="1.48476" calcext:value-type="float">
            <text:p>1.48476</text:p>
          </table:table-cell>
          <table:table-cell/>
          <table:table-cell table:formula="of:=[.F166]*[.$D166]*2.355" office:value-type="float" office:value="32.5890762567615" calcext:value-type="float">
            <text:p>32.5890762567615</text:p>
          </table:table-cell>
          <table:table-cell table:formula="of:=[.G166]*[.$D166]*2.355" office:value-type="float" office:value="29.376101872782" calcext:value-type="float">
            <text:p>29.376101872782</text:p>
          </table:table-cell>
          <table:table-cell table:formula="of:=[.H166]*[.$D166]*2.355" office:value-type="float" office:value="29.107912907178" calcext:value-type="float">
            <text:p>29.107912907178</text:p>
          </table:table-cell>
        </table:table-row>
        <table:table-row table:style-name="ro1">
          <table:table-cell office:value-type="string" calcext:value-type="string">
            <text:p>Ge2_21</text:p>
          </table:table-cell>
          <table:table-cell office:value-type="float" office:value="50331668" calcext:value-type="float">
            <text:p>50331668</text:p>
          </table:table-cell>
          <table:table-cell office:value-type="float" office:value="-119.267" calcext:value-type="float">
            <text:p>-119.267</text:p>
          </table:table-cell>
          <table:table-cell office:value-type="float" office:value="8.31897" calcext:value-type="float">
            <text:p>8.31897</text:p>
          </table:table-cell>
          <table:table-cell/>
          <table:table-cell office:value-type="float" office:value="1.74837" calcext:value-type="float">
            <text:p>1.74837</text:p>
          </table:table-cell>
          <table:table-cell office:value-type="float" office:value="1.5571" calcext:value-type="float">
            <text:p>1.5571</text:p>
          </table:table-cell>
          <table:table-cell office:value-type="float" office:value="1.49608" calcext:value-type="float">
            <text:p>1.49608</text:p>
          </table:table-cell>
          <table:table-cell/>
          <table:table-cell table:formula="of:=[.F167]*[.$D167]*2.355" office:value-type="float" office:value="34.2526214983095" calcext:value-type="float">
            <text:p>34.2526214983095</text:p>
          </table:table-cell>
          <table:table-cell table:formula="of:=[.G167]*[.$D167]*2.355" office:value-type="float" office:value="30.505417580385" calcext:value-type="float">
            <text:p>30.505417580385</text:p>
          </table:table-cell>
          <table:table-cell table:formula="of:=[.H167]*[.$D167]*2.355" office:value-type="float" office:value="29.309964121548" calcext:value-type="float">
            <text:p>29.309964121548</text:p>
          </table:table-cell>
        </table:table-row>
        <table:table-row table:style-name="ro1">
          <table:table-cell office:value-type="string" calcext:value-type="string">
            <text:p>Ge2_22</text:p>
          </table:table-cell>
          <table:table-cell office:value-type="float" office:value="50331669" calcext:value-type="float">
            <text:p>50331669</text:p>
          </table:table-cell>
          <table:table-cell office:value-type="float" office:value="-55.8978" calcext:value-type="float">
            <text:p>-55.8978</text:p>
          </table:table-cell>
          <table:table-cell office:value-type="float" office:value="8.34846" calcext:value-type="float">
            <text:p>8.34846</text:p>
          </table:table-cell>
          <table:table-cell/>
          <table:table-cell office:value-type="float" office:value="1.71265" calcext:value-type="float">
            <text:p>1.71265</text:p>
          </table:table-cell>
          <table:table-cell office:value-type="float" office:value="1.58679" calcext:value-type="float">
            <text:p>1.58679</text:p>
          </table:table-cell>
          <table:table-cell office:value-type="float" office:value="1.40136" calcext:value-type="float">
            <text:p>1.40136</text:p>
          </table:table-cell>
          <table:table-cell/>
          <table:table-cell table:formula="of:=[.F168]*[.$D168]*2.355" office:value-type="float" office:value="33.671766494745" calcext:value-type="float">
            <text:p>33.671766494745</text:p>
          </table:table-cell>
          <table:table-cell table:formula="of:=[.G168]*[.$D168]*2.355" office:value-type="float" office:value="31.197280446207" calcext:value-type="float">
            <text:p>31.197280446207</text:p>
          </table:table-cell>
          <table:table-cell table:formula="of:=[.H168]*[.$D168]*2.355" office:value-type="float" office:value="27.551611067688" calcext:value-type="float">
            <text:p>27.551611067688</text:p>
          </table:table-cell>
        </table:table-row>
        <table:table-row table:style-name="ro1">
          <table:table-cell office:value-type="string" calcext:value-type="string">
            <text:p>Ge2_23</text:p>
          </table:table-cell>
          <table:table-cell office:value-type="float" office:value="50331670" calcext:value-type="float">
            <text:p>50331670</text:p>
          </table:table-cell>
          <table:table-cell office:value-type="float" office:value="-283.513" calcext:value-type="float">
            <text:p>-283.513</text:p>
          </table:table-cell>
          <table:table-cell office:value-type="float" office:value="7.83491" calcext:value-type="float">
            <text:p>7.83491</text:p>
          </table:table-cell>
          <table:table-cell/>
          <table:table-cell office:value-type="float" office:value="1.74043" calcext:value-type="float">
            <text:p>1.74043</text:p>
          </table:table-cell>
          <table:table-cell office:value-type="float" office:value="1.68395" calcext:value-type="float">
            <text:p>1.68395</text:p>
          </table:table-cell>
          <table:table-cell office:value-type="float" office:value="1.56247" calcext:value-type="float">
            <text:p>1.56247</text:p>
          </table:table-cell>
          <table:table-cell/>
          <table:table-cell table:formula="of:=[.F169]*[.$D169]*2.355" office:value-type="float" office:value="32.1130447286115" calcext:value-type="float">
            <text:p>32.1130447286115</text:p>
          </table:table-cell>
          <table:table-cell table:formula="of:=[.G169]*[.$D169]*2.355" office:value-type="float" office:value="31.0709202155475" calcext:value-type="float">
            <text:p>31.0709202155475</text:p>
          </table:table-cell>
          <table:table-cell table:formula="of:=[.H169]*[.$D169]*2.355" office:value-type="float" office:value="28.8294668542335" calcext:value-type="float">
            <text:p>28.8294668542335</text:p>
          </table:table-cell>
        </table:table-row>
        <table:table-row table:style-name="ro1">
          <table:table-cell office:value-type="string" calcext:value-type="string">
            <text:p>Ge2_24</text:p>
          </table:table-cell>
          <table:table-cell office:value-type="float" office:value="50331671" calcext:value-type="float">
            <text:p>50331671</text:p>
          </table:table-cell>
          <table:table-cell office:value-type="float" office:value="-110.077" calcext:value-type="float">
            <text:p>-110.077</text:p>
          </table:table-cell>
          <table:table-cell office:value-type="float" office:value="8.08002" calcext:value-type="float">
            <text:p>8.08002</text:p>
          </table:table-cell>
          <table:table-cell/>
          <table:table-cell office:value-type="float" office:value="1.86442" calcext:value-type="float">
            <text:p>1.86442</text:p>
          </table:table-cell>
          <table:table-cell office:value-type="float" office:value="1.80144" calcext:value-type="float">
            <text:p>1.80144</text:p>
          </table:table-cell>
          <table:table-cell office:value-type="float" office:value="1.56488" calcext:value-type="float">
            <text:p>1.56488</text:p>
          </table:table-cell>
          <table:table-cell/>
          <table:table-cell table:formula="of:=[.F170]*[.$D170]*2.355" office:value-type="float" office:value="35.477017342182" calcext:value-type="float">
            <text:p>35.477017342182</text:p>
          </table:table-cell>
          <table:table-cell table:formula="of:=[.G170]*[.$D170]*2.355" office:value-type="float" office:value="34.278605743824" calcext:value-type="float">
            <text:p>34.278605743824</text:p>
          </table:table-cell>
          <table:table-cell table:formula="of:=[.H170]*[.$D170]*2.355" office:value-type="float" office:value="29.777236297848" calcext:value-type="float">
            <text:p>29.777236297848</text:p>
          </table:table-cell>
        </table:table-row>
        <table:table-row table:style-name="ro1">
          <table:table-cell office:value-type="string" calcext:value-type="string">
            <text:p>Ge2_25</text:p>
          </table:table-cell>
          <table:table-cell office:value-type="float" office:value="50331672" calcext:value-type="float">
            <text:p>50331672</text:p>
          </table:table-cell>
          <table:table-cell office:value-type="float" office:value="-165.687" calcext:value-type="float">
            <text:p>-165.687</text:p>
          </table:table-cell>
          <table:table-cell office:value-type="float" office:value="10.1759" calcext:value-type="float">
            <text:p>10.1759</text:p>
          </table:table-cell>
          <table:table-cell/>
          <table:table-cell office:value-type="float" office:value="1.65423" calcext:value-type="float">
            <text:p>1.65423</text:p>
          </table:table-cell>
          <table:table-cell office:value-type="float" office:value="1.54341" calcext:value-type="float">
            <text:p>1.54341</text:p>
          </table:table-cell>
          <table:table-cell office:value-type="float" office:value="1.35699" calcext:value-type="float">
            <text:p>1.35699</text:p>
          </table:table-cell>
          <table:table-cell/>
          <table:table-cell table:formula="of:=[.F171]*[.$D171]*2.355" office:value-type="float" office:value="39.642372179235" calcext:value-type="float">
            <text:p>39.642372179235</text:p>
          </table:table-cell>
          <table:table-cell table:formula="of:=[.G171]*[.$D171]*2.355" office:value-type="float" office:value="36.986654603745" calcext:value-type="float">
            <text:p>36.986654603745</text:p>
          </table:table-cell>
          <table:table-cell table:formula="of:=[.H171]*[.$D171]*2.355" office:value-type="float" office:value="32.519240144055" calcext:value-type="float">
            <text:p>32.519240144055</text:p>
          </table:table-cell>
        </table:table-row>
        <table:table-row table:style-name="ro1">
          <table:table-cell office:value-type="string" calcext:value-type="string">
            <text:p>Ge2_26</text:p>
          </table:table-cell>
          <table:table-cell office:value-type="float" office:value="50331673" calcext:value-type="float">
            <text:p>50331673</text:p>
          </table:table-cell>
          <table:table-cell office:value-type="float" office:value="-154.202" calcext:value-type="float">
            <text:p>-154.202</text:p>
          </table:table-cell>
          <table:table-cell office:value-type="float" office:value="10.3828" calcext:value-type="float">
            <text:p>10.3828</text:p>
          </table:table-cell>
          <table:table-cell/>
          <table:table-cell office:value-type="float" office:value="1.67223" calcext:value-type="float">
            <text:p>1.67223</text:p>
          </table:table-cell>
          <table:table-cell office:value-type="float" office:value="1.50069" calcext:value-type="float">
            <text:p>1.50069</text:p>
          </table:table-cell>
          <table:table-cell office:value-type="float" office:value="1.43058" calcext:value-type="float">
            <text:p>1.43058</text:p>
          </table:table-cell>
          <table:table-cell/>
          <table:table-cell table:formula="of:=[.F172]*[.$D172]*2.355" office:value-type="float" office:value="40.88852181162" calcext:value-type="float">
            <text:p>40.88852181162</text:p>
          </table:table-cell>
          <table:table-cell table:formula="of:=[.G172]*[.$D172]*2.355" office:value-type="float" office:value="36.69411253086" calcext:value-type="float">
            <text:p>36.69411253086</text:p>
          </table:table-cell>
          <table:table-cell table:formula="of:=[.H172]*[.$D172]*2.355" office:value-type="float" office:value="34.97981828652" calcext:value-type="float">
            <text:p>34.97981828652</text:p>
          </table:table-cell>
        </table:table-row>
        <table:table-row table:style-name="ro1">
          <table:table-cell office:value-type="string" calcext:value-type="string">
            <text:p>Ge2_27</text:p>
          </table:table-cell>
          <table:table-cell office:value-type="float" office:value="50331674" calcext:value-type="float">
            <text:p>50331674</text:p>
          </table:table-cell>
          <table:table-cell office:value-type="float" office:value="-159.215" calcext:value-type="float">
            <text:p>-159.215</text:p>
          </table:table-cell>
          <table:table-cell office:value-type="float" office:value="10.1617" calcext:value-type="float">
            <text:p>10.1617</text:p>
          </table:table-cell>
          <table:table-cell/>
          <table:table-cell office:value-type="float" office:value="1.58726" calcext:value-type="float">
            <text:p>1.58726</text:p>
          </table:table-cell>
          <table:table-cell office:value-type="float" office:value="1.55666" calcext:value-type="float">
            <text:p>1.55666</text:p>
          </table:table-cell>
          <table:table-cell office:value-type="float" office:value="1.47275" calcext:value-type="float">
            <text:p>1.47275</text:p>
          </table:table-cell>
          <table:table-cell/>
          <table:table-cell table:formula="of:=[.F173]*[.$D173]*2.355" office:value-type="float" office:value="37.98440716341" calcext:value-type="float">
            <text:p>37.98440716341</text:p>
          </table:table-cell>
          <table:table-cell table:formula="of:=[.G173]*[.$D173]*2.355" office:value-type="float" office:value="37.25212457631" calcext:value-type="float">
            <text:p>37.25212457631</text:p>
          </table:table-cell>
          <table:table-cell table:formula="of:=[.H173]*[.$D173]*2.355" office:value-type="float" office:value="35.244090854625" calcext:value-type="float">
            <text:p>35.244090854625</text:p>
          </table:table-cell>
        </table:table-row>
        <table:table-row table:style-name="ro1">
          <table:table-cell office:value-type="string" calcext:value-type="string">
            <text:p>Ge2_28</text:p>
          </table:table-cell>
          <table:table-cell office:value-type="float" office:value="50331675" calcext:value-type="float">
            <text:p>50331675</text:p>
          </table:table-cell>
          <table:table-cell office:value-type="float" office:value="-150.462" calcext:value-type="float">
            <text:p>-150.462</text:p>
          </table:table-cell>
          <table:table-cell office:value-type="float" office:value="10.1834" calcext:value-type="float">
            <text:p>10.1834</text:p>
          </table:table-cell>
          <table:table-cell/>
          <table:table-cell office:value-type="float" office:value="1.74669" calcext:value-type="float">
            <text:p>1.74669</text:p>
          </table:table-cell>
          <table:table-cell office:value-type="float" office:value="1.78103" calcext:value-type="float">
            <text:p>1.78103</text:p>
          </table:table-cell>
          <table:table-cell office:value-type="float" office:value="1.55512" calcext:value-type="float">
            <text:p>1.55512</text:p>
          </table:table-cell>
          <table:table-cell/>
          <table:table-cell table:formula="of:=[.F174]*[.$D174]*2.355" office:value-type="float" office:value="41.88895713783" calcext:value-type="float">
            <text:p>41.88895713783</text:p>
          </table:table-cell>
          <table:table-cell table:formula="of:=[.G174]*[.$D174]*2.355" office:value-type="float" office:value="42.71249582421" calcext:value-type="float">
            <text:p>42.71249582421</text:p>
          </table:table-cell>
          <table:table-cell table:formula="of:=[.H174]*[.$D174]*2.355" office:value-type="float" office:value="37.29474321384" calcext:value-type="float">
            <text:p>37.29474321384</text:p>
          </table:table-cell>
        </table:table-row>
        <table:table-row table:style-name="ro1">
          <table:table-cell office:value-type="string" calcext:value-type="string">
            <text:p>Ge2_29</text:p>
          </table:table-cell>
          <table:table-cell office:value-type="float" office:value="50331676" calcext:value-type="float">
            <text:p>50331676</text:p>
          </table:table-cell>
          <table:table-cell office:value-type="float" office:value="-121.439" calcext:value-type="float">
            <text:p>-121.439</text:p>
          </table:table-cell>
          <table:table-cell office:value-type="float" office:value="10.3244" calcext:value-type="float">
            <text:p>10.3244</text:p>
          </table:table-cell>
          <table:table-cell/>
          <table:table-cell office:value-type="float" office:value="1.86654" calcext:value-type="float">
            <text:p>1.86654</text:p>
          </table:table-cell>
          <table:table-cell office:value-type="float" office:value="1.5744" calcext:value-type="float">
            <text:p>1.5744</text:p>
          </table:table-cell>
          <table:table-cell office:value-type="float" office:value="1.51877" calcext:value-type="float">
            <text:p>1.51877</text:p>
          </table:table-cell>
          <table:table-cell/>
          <table:table-cell table:formula="of:=[.F175]*[.$D175]*2.355" office:value-type="float" office:value="45.38298263148" calcext:value-type="float">
            <text:p>45.38298263148</text:p>
          </table:table-cell>
          <table:table-cell table:formula="of:=[.G175]*[.$D175]*2.355" office:value-type="float" office:value="38.2799017728" calcext:value-type="float">
            <text:p>38.2799017728</text:p>
          </table:table-cell>
          <table:table-cell table:formula="of:=[.H175]*[.$D175]*2.355" office:value-type="float" office:value="36.92731606674" calcext:value-type="float">
            <text:p>36.92731606674</text:p>
          </table:table-cell>
        </table:table-row>
        <table:table-row table:style-name="ro1">
          <table:table-cell office:value-type="string" calcext:value-type="string">
            <text:p>Ge2_30</text:p>
          </table:table-cell>
          <table:table-cell office:value-type="float" office:value="50331677" calcext:value-type="float">
            <text:p>50331677</text:p>
          </table:table-cell>
          <table:table-cell office:value-type="float" office:value="-116.506" calcext:value-type="float">
            <text:p>-116.506</text:p>
          </table:table-cell>
          <table:table-cell office:value-type="float" office:value="10.3008" calcext:value-type="float">
            <text:p>10.3008</text:p>
          </table:table-cell>
          <table:table-cell/>
          <table:table-cell office:value-type="float" office:value="1.76872" calcext:value-type="float">
            <text:p>1.76872</text:p>
          </table:table-cell>
          <table:table-cell office:value-type="float" office:value="1.65016" calcext:value-type="float">
            <text:p>1.65016</text:p>
          </table:table-cell>
          <table:table-cell office:value-type="float" office:value="1.49335" calcext:value-type="float">
            <text:p>1.49335</text:p>
          </table:table-cell>
          <table:table-cell/>
          <table:table-cell table:formula="of:=[.F176]*[.$D176]*2.355" office:value-type="float" office:value="42.90628894848" calcext:value-type="float">
            <text:p>42.90628894848</text:p>
          </table:table-cell>
          <table:table-cell table:formula="of:=[.G176]*[.$D176]*2.355" office:value-type="float" office:value="40.03021494144" calcext:value-type="float">
            <text:p>40.03021494144</text:p>
          </table:table-cell>
          <table:table-cell table:formula="of:=[.H176]*[.$D176]*2.355" office:value-type="float" office:value="36.2262577464" calcext:value-type="float">
            <text:p>36.2262577464</text:p>
          </table:table-cell>
        </table:table-row>
        <table:table-row table:style-name="ro1">
          <table:table-cell office:value-type="string" calcext:value-type="string">
            <text:p>Ge2_31</text:p>
          </table:table-cell>
          <table:table-cell office:value-type="float" office:value="50331678" calcext:value-type="float">
            <text:p>50331678</text:p>
          </table:table-cell>
          <table:table-cell office:value-type="float" office:value="-99.5851" calcext:value-type="float">
            <text:p>-99.5851</text:p>
          </table:table-cell>
          <table:table-cell office:value-type="float" office:value="10.2321" calcext:value-type="float">
            <text:p>10.2321</text:p>
          </table:table-cell>
          <table:table-cell/>
          <table:table-cell office:value-type="float" office:value="1.72904" calcext:value-type="float">
            <text:p>1.72904</text:p>
          </table:table-cell>
          <table:table-cell office:value-type="float" office:value="1.54543" calcext:value-type="float">
            <text:p>1.54543</text:p>
          </table:table-cell>
          <table:table-cell office:value-type="float" office:value="1.58572" calcext:value-type="float">
            <text:p>1.58572</text:p>
          </table:table-cell>
          <table:table-cell/>
          <table:table-cell table:formula="of:=[.F177]*[.$D177]*2.355" office:value-type="float" office:value="41.66397748332" calcext:value-type="float">
            <text:p>41.66397748332</text:p>
          </table:table-cell>
          <table:table-cell table:formula="of:=[.G177]*[.$D177]*2.355" office:value-type="float" office:value="37.239601583565" calcext:value-type="float">
            <text:p>37.239601583565</text:p>
          </table:table-cell>
          <table:table-cell table:formula="of:=[.H177]*[.$D177]*2.355" office:value-type="float" office:value="38.21045341626" calcext:value-type="float">
            <text:p>38.21045341626</text:p>
          </table:table-cell>
        </table:table-row>
        <table:table-row table:style-name="ro1">
          <table:table-cell office:value-type="string" calcext:value-type="string">
            <text:p>Ge2_32</text:p>
          </table:table-cell>
          <table:table-cell office:value-type="float" office:value="50331679" calcext:value-type="float">
            <text:p>50331679</text:p>
          </table:table-cell>
          <table:table-cell office:value-type="float" office:value="-93.6508" calcext:value-type="float">
            <text:p>-93.6508</text:p>
          </table:table-cell>
          <table:table-cell office:value-type="float" office:value="10.1257" calcext:value-type="float">
            <text:p>10.1257</text:p>
          </table:table-cell>
          <table:table-cell/>
          <table:table-cell office:value-type="float" office:value="1.75962" calcext:value-type="float">
            <text:p>1.75962</text:p>
          </table:table-cell>
          <table:table-cell office:value-type="float" office:value="1.64135" calcext:value-type="float">
            <text:p>1.64135</text:p>
          </table:table-cell>
          <table:table-cell office:value-type="float" office:value="1.43927" calcext:value-type="float">
            <text:p>1.43927</text:p>
          </table:table-cell>
          <table:table-cell/>
          <table:table-cell table:formula="of:=[.F178]*[.$D178]*2.355" office:value-type="float" office:value="41.95993987107" calcext:value-type="float">
            <text:p>41.95993987107</text:p>
          </table:table-cell>
          <table:table-cell table:formula="of:=[.G178]*[.$D178]*2.355" office:value-type="float" office:value="39.139670671725" calcext:value-type="float">
            <text:p>39.139670671725</text:p>
          </table:table-cell>
          <table:table-cell table:formula="of:=[.H178]*[.$D178]*2.355" office:value-type="float" office:value="34.320866242845" calcext:value-type="float">
            <text:p>34.320866242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6T11:43:44.013965192</dc:date>
    <meta:editing-duration>PT12M40S</meta:editing-duration>
    <meta:editing-cycles>4</meta:editing-cycles>
    <meta:generator>LibreOffice/6.0.7.3$Linux_X86_64 LibreOffice_project/00m0$Build-3</meta:generator>
    <meta:document-statistic meta:table-count="1" meta:cell-count="17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plot-area chart:style-name="ch2" table:cell-range-address="adc_calib_param.J51:adc_calib_param.J114" svg:x="0.319cm" svg:y="0.18cm" svg:width="15.361cm" svg:height="8.646cm">
          <chartooo:coordinate-region svg:x="0.94cm" svg:y="0.38cm" svg:width="14.716cm" svg:height="7.6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dc_calib_param.J51:adc_calib_param.J114" chart:class="chart:bar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684742789049">
                <text:p>43.684742789049</text:p>
                <draw:g>
                  <svg:desc>adc_calib_param.J51:adc_calib_param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42923760767">
                <text:p>37.42923760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25121170595">
                <text:p>25.25121170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701765804766">
                <text:p>30.701765804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822774289962">
                <text:p>27.82277428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853364713825">
                <text:p>27.585336471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171108320662">
                <text:p>32.171108320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126363268689">
                <text:p>27.12636326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7017867117">
                <text:p>34.27017867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548513650775">
                <text:p>34.548513650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879383239196">
                <text:p>31.879383239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256975661284">
                <text:p>38.256975661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17791589713">
                <text:p>41.17791589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2189752678455">
                <text:p>33.2189752678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377961763647">
                <text:p>33.377961763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662644438559">
                <text:p>46.662644438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386436847">
                <text:p>19.4386436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801446612454">
                <text:p>18.801446612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844412585407">
                <text:p>18.0844412585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50603842907">
                <text:p>19.050603842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1998943232939">
                <text:p>17.1998943232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0059471309005">
                <text:p>20.0059471309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591604807768">
                <text:p>17.9591604807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850197308256">
                <text:p>18.850197308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451941641755">
                <text:p>20.451941641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27419825015">
                <text:p>19.27419825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6631207318891">
                <text:p>17.6631207318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7272405366432">
                <text:p>18.7272405366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0026494520301">
                <text:p>18.0026494520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5411214803712">
                <text:p>18.5411214803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600327569727">
                <text:p>18.600327569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223028651644">
                <text:p>20.223028651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925374916332">
                <text:p>18.925374916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210306139339">
                <text:p>17.210306139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2829958482978">
                <text:p>18.2829958482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663857848964">
                <text:p>16.36638578489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444056171138">
                <text:p>17.7444056171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4214330130182">
                <text:p>16.4214330130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642795916838">
                <text:p>16.642795916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5804851410683">
                <text:p>16.5804851410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0478084854895">
                <text:p>17.0478084854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208923967452">
                <text:p>18.208923967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2154333358315">
                <text:p>17.2154333358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526540051769">
                <text:p>16.526540051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668170640296">
                <text:p>17.668170640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789856064311">
                <text:p>17.789856064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40457603358">
                <text:p>18.40457603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0773041410225">
                <text:p>18.0773041410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9151544436185">
                <text:p>16.9151544436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772606956051">
                <text:p>18.772606956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75195069059">
                <text:p>16.75195069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351390014145">
                <text:p>18.351390014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675566664027">
                <text:p>18.675566664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3038334856345">
                <text:p>17.3038334856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634930883745">
                <text:p>18.634930883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093782406429">
                <text:p>18.093782406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5186025054">
                <text:p>18.51860250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528846083283">
                <text:p>18.5288460832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72327342648">
                <text:p>18.72327342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323403997921">
                <text:p>17.323403997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231931995038">
                <text:p>19.231931995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9336121578525">
                <text:p>18.9336121578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332981025524">
                <text:p>19.332981025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013170499234">
                <text:p>20.013170499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